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paragraph-properties fo:text-align="justify" style:justify-single-word="false"/>
      <style:text-properties officeooo:paragraph-rsid="028a47f0"/>
    </style:style>
    <style:style style:name="P4" style:family="paragraph" style:parent-style-name="Standard">
      <style:paragraph-properties fo:text-align="justify" style:justify-single-word="false"/>
      <style:text-properties officeooo:paragraph-rsid="00b1a86a"/>
    </style:style>
    <style:style style:name="P5" style:family="paragraph" style:parent-style-name="Standard">
      <style:paragraph-properties fo:text-align="justify" style:justify-single-word="false"/>
      <style:text-properties officeooo:paragraph-rsid="006c5ef7"/>
    </style:style>
    <style:style style:name="P6" style:family="paragraph" style:parent-style-name="Standard">
      <style:paragraph-properties fo:text-align="justify" style:justify-single-word="false"/>
      <style:text-properties officeooo:paragraph-rsid="0258460d"/>
    </style:style>
    <style:style style:name="P7" style:family="paragraph" style:parent-style-name="Standard">
      <style:paragraph-properties fo:text-align="justify" style:justify-single-word="false"/>
      <style:text-properties fo:color="#000000" officeooo:paragraph-rsid="008b5600"/>
    </style:style>
    <style:style style:name="P8" style:family="paragraph" style:parent-style-name="Standard">
      <style:paragraph-properties fo:text-align="justify" style:justify-single-word="false"/>
      <style:text-properties fo:color="#000000" officeooo:paragraph-rsid="001876dc"/>
    </style:style>
    <style:style style:name="P9" style:family="paragraph" style:parent-style-name="Standard">
      <style:paragraph-properties fo:text-align="justify" style:justify-single-word="false"/>
      <style:text-properties fo:color="#000000" officeooo:paragraph-rsid="017bc543"/>
    </style:style>
    <style:style style:name="P10" style:family="paragraph" style:parent-style-name="Standard">
      <style:paragraph-properties fo:text-align="justify" style:justify-single-word="false"/>
      <style:text-properties fo:color="#000000" officeooo:paragraph-rsid="027fe1fc"/>
    </style:style>
    <style:style style:name="P11" style:family="paragraph" style:parent-style-name="Standard">
      <style:paragraph-properties fo:text-align="justify" style:justify-single-word="false"/>
      <style:text-properties fo:color="#000000" officeooo:rsid="00ab8692" officeooo:paragraph-rsid="02a3e337"/>
    </style:style>
    <style:style style:name="P12" style:family="paragraph" style:parent-style-name="Standard">
      <style:paragraph-properties fo:text-align="justify" style:justify-single-word="false"/>
      <style:text-properties fo:color="#000000" officeooo:rsid="017bc543" officeooo:paragraph-rsid="017bc543"/>
    </style:style>
    <style:style style:name="P13" style:family="paragraph" style:parent-style-name="Standard">
      <style:paragraph-properties fo:text-align="justify" style:justify-single-word="false"/>
      <style:text-properties officeooo:rsid="0067e994" officeooo:paragraph-rsid="00b1a86a"/>
    </style:style>
    <style:style style:name="P14" style:family="paragraph" style:parent-style-name="Standard">
      <style:paragraph-properties fo:text-align="justify" style:justify-single-word="false"/>
      <style:text-properties style:use-window-font-color="true" fo:font-weight="normal" officeooo:rsid="011b57c1" officeooo:paragraph-rsid="028a47f0" style:font-weight-asian="normal" style:font-weight-complex="normal"/>
    </style:style>
    <style:style style:name="P15" style:family="paragraph" style:parent-style-name="Standard">
      <style:paragraph-properties fo:text-align="justify" style:justify-single-word="false"/>
      <style:text-properties style:use-window-font-color="true" fo:font-weight="normal" officeooo:rsid="010fe9e2" officeooo:paragraph-rsid="00600036" style:font-weight-asian="normal" style:font-weight-complex="normal"/>
    </style:style>
    <style:style style:name="P16" style:family="paragraph" style:parent-style-name="Standard">
      <style:paragraph-properties fo:text-align="justify" style:justify-single-word="false"/>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fo:font-weight="bold" style:font-weight-asian="bold"/>
    </style:style>
    <style:style style:name="P18" style:family="paragraph" style:parent-style-name="Standard">
      <style:paragraph-properties fo:text-align="justify" style:justify-single-word="false"/>
      <style:text-properties fo:font-weight="bold" officeooo:paragraph-rsid="012c708d" style:font-weight-asian="bold"/>
    </style:style>
    <style:style style:name="P19" style:family="paragraph" style:parent-style-name="Standard">
      <style:paragraph-properties fo:text-align="justify" style:justify-single-word="false"/>
      <style:text-properties fo:font-weight="bold" officeooo:paragraph-rsid="006c5ef7" style:font-weight-asian="bold"/>
    </style:style>
    <style:style style:name="P20" style:family="paragraph" style:parent-style-name="Standard">
      <style:paragraph-properties fo:text-align="justify" style:justify-single-word="false"/>
      <style:text-properties fo:font-weight="bold" officeooo:rsid="022a585d" officeooo:paragraph-rsid="022a585d" style:font-weight-asian="bold"/>
    </style:style>
    <style:style style:name="P21" style:family="paragraph" style:parent-style-name="Standard">
      <style:paragraph-properties fo:text-align="justify" style:justify-single-word="false"/>
      <style:text-properties fo:font-weight="bold" officeooo:rsid="015f1dbe" officeooo:paragraph-rsid="015f1dbe" style:font-weight-asian="bold"/>
    </style:style>
    <style:style style:name="P22" style:family="paragraph" style:parent-style-name="Standard">
      <style:paragraph-properties fo:text-align="justify" style:justify-single-word="false"/>
      <style:text-properties fo:font-weight="bold" officeooo:rsid="022cf98b" officeooo:paragraph-rsid="022cf98b" style:font-weight-asian="bold"/>
    </style:style>
    <style:style style:name="P23" style:family="paragraph" style:parent-style-name="Standard">
      <style:paragraph-properties fo:text-align="justify" style:justify-single-word="false"/>
      <style:text-properties fo:font-style="italic" officeooo:rsid="004a00e7" style:font-style-asian="italic" style:font-style-complex="italic"/>
    </style:style>
    <style:style style:name="P24" style:family="paragraph" style:parent-style-name="Standard">
      <style:paragraph-properties fo:text-align="justify" style:justify-single-word="false"/>
      <style:text-properties fo:font-style="italic" officeooo:rsid="01a84fc0" officeooo:paragraph-rsid="0116e692" style:font-style-asian="italic" style:font-style-complex="italic"/>
    </style:style>
    <style:style style:name="P25" style:family="paragraph" style:parent-style-name="Standard">
      <style:paragraph-properties fo:text-align="justify" style:justify-single-word="false"/>
      <style:text-properties fo:font-style="italic" officeooo:rsid="00689a3d" officeooo:paragraph-rsid="0064eba0" style:font-style-asian="italic" style:font-style-complex="italic"/>
    </style:style>
    <style:style style:name="P26" style:family="paragraph" style:parent-style-name="Standard">
      <style:paragraph-properties fo:text-align="justify" style:justify-single-word="false"/>
      <style:text-properties fo:font-style="italic" officeooo:rsid="01aec5eb" officeooo:paragraph-rsid="01aec5eb" style:font-style-asian="italic" style:font-style-complex="italic"/>
    </style:style>
    <style:style style:name="P27" style:family="paragraph" style:parent-style-name="Standard">
      <style:paragraph-properties fo:text-align="justify" style:justify-single-word="false"/>
      <style:text-properties fo:font-style="italic" officeooo:rsid="0202a579" officeooo:paragraph-rsid="0202a579" style:font-style-asian="italic" style:font-style-complex="italic"/>
    </style:style>
    <style:style style:name="P28" style:family="paragraph" style:parent-style-name="Standard">
      <style:paragraph-properties fo:text-align="justify" style:justify-single-word="false"/>
      <style:text-properties fo:font-style="italic" officeooo:rsid="0064eba0" officeooo:paragraph-rsid="0064eba0" style:font-style-asian="italic" style:font-style-complex="italic"/>
    </style:style>
    <style:style style:name="P29" style:family="paragraph" style:parent-style-name="Standard">
      <style:paragraph-properties fo:text-align="justify" style:justify-single-word="false"/>
      <style:text-properties fo:font-style="italic" officeooo:paragraph-rsid="006c5ef7" style:font-style-asian="italic" style:font-style-complex="italic"/>
    </style:style>
    <style:style style:name="P30" style:family="paragraph" style:parent-style-name="Standard">
      <style:paragraph-properties fo:text-align="justify" style:justify-single-word="false"/>
      <style:text-properties fo:font-style="italic" officeooo:paragraph-rsid="006c5ef7" style:font-style-asian="italic"/>
    </style:style>
    <style:style style:name="P31" style:family="paragraph" style:parent-style-name="Standard">
      <style:paragraph-properties fo:text-align="justify" style:justify-single-word="false"/>
      <style:text-properties fo:font-style="normal" officeooo:rsid="00530266" officeooo:paragraph-rsid="019b1566" style:font-style-asian="normal" style:font-style-complex="normal"/>
    </style:style>
    <style:style style:name="P32" style:family="paragraph" style:parent-style-name="Standard">
      <style:paragraph-properties fo:text-align="justify" style:justify-single-word="false"/>
      <style:text-properties fo:font-style="normal" officeooo:rsid="00530266" officeooo:paragraph-rsid="00530266" style:font-style-asian="normal" style:font-style-complex="normal"/>
    </style:style>
    <style:style style:name="P33" style:family="paragraph" style:parent-style-name="Standard">
      <style:paragraph-properties fo:text-align="justify" style:justify-single-word="false"/>
      <style:text-properties fo:font-style="normal" officeooo:rsid="00fdadb7" officeooo:paragraph-rsid="02906929" style:font-style-asian="normal" style:font-style-complex="normal"/>
    </style:style>
    <style:style style:name="P34" style:family="paragraph" style:parent-style-name="Standard">
      <style:paragraph-properties fo:text-align="justify" style:justify-single-word="false"/>
      <style:text-properties fo:font-style="normal" officeooo:rsid="00fdadb7" officeooo:paragraph-rsid="0294ea8b" style:font-style-asian="normal" style:font-style-complex="normal"/>
    </style:style>
    <style:style style:name="P35" style:family="paragraph" style:parent-style-name="Standard">
      <style:paragraph-properties fo:text-align="justify" style:justify-single-word="false"/>
      <style:text-properties fo:font-style="normal" officeooo:rsid="00fdadb7" officeooo:paragraph-rsid="0291d2d9" style:font-style-asian="normal" style:font-style-complex="normal"/>
    </style:style>
    <style:style style:name="P36" style:family="paragraph" style:parent-style-name="Standard">
      <style:paragraph-properties fo:text-align="justify" style:justify-single-word="false"/>
      <style:text-properties fo:font-style="normal" officeooo:rsid="01d1eaee" officeooo:paragraph-rsid="01d1eaee" style:font-style-asian="normal" style:font-style-complex="normal"/>
    </style:style>
    <style:style style:name="P37" style:family="paragraph" style:parent-style-name="Standard">
      <style:paragraph-properties fo:text-align="justify" style:justify-single-word="false"/>
      <style:text-properties fo:font-style="normal" officeooo:rsid="006eae71" officeooo:paragraph-rsid="00689a3d" style:font-style-asian="normal" style:font-style-complex="normal"/>
    </style:style>
    <style:style style:name="P38" style:family="paragraph" style:parent-style-name="Standard">
      <style:paragraph-properties fo:text-align="justify" style:justify-single-word="false"/>
      <style:text-properties fo:font-style="normal" officeooo:rsid="006eae71" officeooo:paragraph-rsid="006eae71" style:font-style-asian="normal" style:font-style-complex="normal"/>
    </style:style>
    <style:style style:name="P39" style:family="paragraph" style:parent-style-name="Standard">
      <style:paragraph-properties fo:text-align="justify" style:justify-single-word="false"/>
      <style:text-properties fo:font-style="normal" officeooo:rsid="006a3268" officeooo:paragraph-rsid="00693399" style:font-style-asian="normal" style:font-style-complex="normal"/>
    </style:style>
    <style:style style:name="P40" style:family="paragraph" style:parent-style-name="Standard">
      <style:paragraph-properties fo:text-align="justify" style:justify-single-word="false"/>
      <style:text-properties fo:font-style="normal" officeooo:rsid="006b64c7" officeooo:paragraph-rsid="006b64c7" style:font-style-asian="normal" style:font-style-complex="normal"/>
    </style:style>
    <style:style style:name="P41" style:family="paragraph" style:parent-style-name="Standard">
      <style:paragraph-properties fo:text-align="justify" style:justify-single-word="false"/>
      <style:text-properties fo:font-style="normal" officeooo:rsid="01402d13" officeooo:paragraph-rsid="01402d13" style:font-style-asian="normal" style:font-style-complex="normal"/>
    </style:style>
    <style:style style:name="P42" style:family="paragraph" style:parent-style-name="Standard">
      <style:paragraph-properties fo:text-align="justify" style:justify-single-word="false"/>
      <style:text-properties fo:font-style="normal" officeooo:rsid="00782692" officeooo:paragraph-rsid="00782692" style:font-style-asian="normal" style:font-style-complex="normal"/>
    </style:style>
    <style:style style:name="P43" style:family="paragraph" style:parent-style-name="Standard">
      <style:paragraph-properties fo:text-align="justify" style:justify-single-word="false"/>
      <style:text-properties fo:font-style="normal" officeooo:rsid="014ecfda" officeooo:paragraph-rsid="014ecfda" style:font-style-asian="normal" style:font-style-complex="normal"/>
    </style:style>
    <style:style style:name="P44" style:family="paragraph" style:parent-style-name="Standard">
      <style:paragraph-properties fo:text-align="justify" style:justify-single-word="false"/>
      <style:text-properties fo:font-style="normal" fo:font-weight="normal" officeooo:rsid="01eedbcf" officeooo:paragraph-rsid="0067e994"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159a696" officeooo:paragraph-rsid="021779aa"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15c3f70" officeooo:paragraph-rsid="0217a5af"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bold" officeooo:rsid="00d8aa2b" officeooo:paragraph-rsid="00d8aa2b"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font-style="normal" fo:font-weight="bold" officeooo:rsid="00d8aa2b" officeooo:paragraph-rsid="010e4f51"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fo:font-style="normal" fo:font-weight="bold" officeooo:rsid="02293342" officeooo:paragraph-rsid="01543abd"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fo:font-weight="bold" officeooo:rsid="00fea552" officeooo:paragraph-rsid="01543abd"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fo:font-style="normal" fo:font-weight="bold" officeooo:rsid="015ff516" officeooo:paragraph-rsid="015f1dbe"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officeooo:rsid="00600036" officeooo:paragraph-rsid="01c214e6"/>
    </style:style>
    <style:style style:name="P54" style:family="paragraph" style:parent-style-name="Standard">
      <style:paragraph-properties fo:text-align="justify" style:justify-single-word="false"/>
      <style:text-properties officeooo:paragraph-rsid="006c5ef7" style:font-style-complex="italic"/>
    </style:style>
    <style:style style:name="P55" style:family="paragraph" style:parent-style-name="Standard">
      <style:paragraph-properties fo:text-align="justify" style:justify-single-word="false"/>
      <style:text-properties officeooo:rsid="010c224d" officeooo:paragraph-rsid="010c224d" style:font-style-complex="italic"/>
    </style:style>
    <style:style style:name="P56" style:family="paragraph" style:parent-style-name="Standard">
      <style:text-properties fo:color="#ff0000"/>
    </style:style>
    <style:style style:name="P57" style:family="paragraph" style:parent-style-name="Standard">
      <style:text-properties officeooo:rsid="001876dc" officeooo:paragraph-rsid="001876dc"/>
    </style:style>
    <style:style style:name="P58" style:family="paragraph" style:parent-style-name="Standard">
      <style:text-properties style:font-name="Cambria" fo:font-size="12pt"/>
    </style:style>
    <style:style style:name="P59" style:family="paragraph" style:parent-style-name="Standard">
      <style:paragraph-properties fo:text-align="justify" style:justify-single-word="false"/>
      <style:text-properties officeooo:rsid="02c10fb2" officeooo:paragraph-rsid="02c10fb2"/>
    </style:style>
    <style:style style:name="P60" style:family="paragraph" style:parent-style-name="Standard">
      <style:paragraph-properties fo:margin-left="0in" fo:margin-right="0in" fo:text-align="justify" style:justify-single-word="false"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officeooo:rsid="0258460d" officeooo:paragraph-rsid="0258460d"/>
    </style:style>
    <style:style style:name="P62" style:family="paragraph" style:parent-style-name="Standard">
      <style:paragraph-properties fo:margin-left="0in" fo:margin-right="0in" fo:text-align="justify" style:justify-single-word="false" fo:text-indent="0in" style:auto-text-indent="false"/>
      <style:text-properties officeooo:rsid="025b4bd3" officeooo:paragraph-rsid="025b4bd3"/>
    </style:style>
    <style:style style:name="P63" style:family="paragraph" style:parent-style-name="List_20_Paragraph">
      <style:paragraph-properties fo:margin-left="0in" fo:margin-right="0in" fo:text-align="justify" style:justify-single-word="false" fo:text-indent="0in" style:auto-text-indent="false"/>
      <style:text-properties officeooo:rsid="00d4c12c" officeooo:paragraph-rsid="00d4c12c"/>
    </style:style>
    <style:style style:name="P64" style:family="paragraph" style:parent-style-name="List_20_Paragraph">
      <style:paragraph-properties fo:margin-left="0in" fo:margin-right="0in" fo:text-align="justify" style:justify-single-word="false" fo:text-indent="0in" style:auto-text-indent="false"/>
      <style:text-properties officeooo:paragraph-rsid="006c5ef7"/>
    </style:style>
    <style:style style:name="P65" style:family="paragraph" style:parent-style-name="List_20_Paragraph">
      <style:paragraph-properties fo:margin-left="0in" fo:margin-right="0in" fo:text-align="justify" style:justify-single-word="false" fo:text-indent="0in" style:auto-text-indent="false"/>
      <style:text-properties fo:font-style="italic" officeooo:rsid="0258460d" officeooo:paragraph-rsid="0258460d" style:font-style-asian="italic" style:font-style-complex="italic"/>
    </style:style>
    <style:style style:name="P66" style:family="paragraph" style:parent-style-name="List_20_Paragraph">
      <style:paragraph-properties fo:margin-left="0in" fo:margin-right="0in" fo:text-align="justify" style:justify-single-word="false" fo:text-indent="0in" style:auto-text-indent="false"/>
      <style:text-properties fo:font-style="normal" officeooo:paragraph-rsid="006c5ef7" style:font-style-asian="normal" style:font-style-complex="normal"/>
    </style:style>
    <style:style style:name="P67" style:family="paragraph" style:parent-style-name="List_20_Paragraph">
      <style:paragraph-properties fo:margin-left="0in" fo:margin-right="0in" fo:text-align="justify" style:justify-single-word="false" fo:text-indent="0in" style:auto-text-indent="false"/>
      <style:text-properties officeooo:rsid="0244f9ea" officeooo:paragraph-rsid="0244f9ea"/>
    </style:style>
    <style:style style:name="P68" style:family="paragraph" style:parent-style-name="List_20_Paragraph">
      <style:paragraph-properties fo:margin-left="0in" fo:margin-right="0in" fo:text-align="justify" style:justify-single-word="false" fo:text-indent="0in" style:auto-text-indent="false"/>
      <style:text-properties officeooo:rsid="02486296" officeooo:paragraph-rsid="02486296"/>
    </style:style>
    <style:style style:name="P69" style:family="paragraph" style:parent-style-name="List_20_Paragraph">
      <style:paragraph-properties fo:margin-left="0in" fo:margin-right="0in" fo:text-align="justify" style:justify-single-word="false" fo:text-indent="0in" style:auto-text-indent="false"/>
      <style:text-properties officeooo:rsid="024aab75" officeooo:paragraph-rsid="024aab75"/>
    </style:style>
    <style:style style:name="P70" style:family="paragraph" style:parent-style-name="List_20_Paragraph">
      <style:paragraph-properties fo:margin-left="0in" fo:margin-right="0in" fo:text-align="justify" style:justify-single-word="false" fo:text-indent="0in" style:auto-text-indent="false"/>
      <style:text-properties officeooo:rsid="024d0326" officeooo:paragraph-rsid="024d0326"/>
    </style:style>
    <style:style style:name="P71"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72" style:family="paragraph" style:parent-style-name="List_20_Paragraph">
      <style:paragraph-properties fo:text-align="justify" style:justify-single-word="false"/>
      <style:text-properties style:font-name="Wingdings" officeooo:paragraph-rsid="006c5ef7" style:font-name-asian="Wingdings1" style:font-name-complex="Wingdings1"/>
    </style:style>
    <style:style style:name="P73" style:family="paragraph" style:parent-style-name="Figure">
      <style:paragraph-properties fo:text-align="justify" style:justify-single-word="false"/>
      <style:text-properties fo:font-style="normal" fo:font-weight="bold" officeooo:rsid="00d8aa2b" officeooo:paragraph-rsid="0150db63" style:font-style-asian="normal" style:font-weight-asian="bold" style:font-style-complex="normal" style:font-weight-complex="bold"/>
    </style:style>
    <style:style style:name="P74" style:family="paragraph" style:parent-style-name="Figure">
      <style:paragraph-properties fo:text-align="justify" style:justify-single-word="false"/>
      <style:text-properties fo:font-style="normal" fo:font-weight="bold" officeooo:rsid="00d8aa2b" officeooo:paragraph-rsid="0151ee19" style:font-style-asian="normal" style:font-weight-asian="bold" style:font-style-complex="normal" style:font-weight-complex="bold"/>
    </style:style>
    <style:style style:name="P75" style:family="paragraph" style:parent-style-name="Figure">
      <style:paragraph-properties fo:text-align="justify" style:justify-single-word="false"/>
      <style:text-properties fo:font-style="normal" fo:font-weight="bold" officeooo:rsid="00d8aa2b" officeooo:paragraph-rsid="023d1fbd" style:font-style-asian="normal" style:font-weight-asian="bold" style:font-style-complex="normal" style:font-weight-complex="bold"/>
    </style:style>
    <style:style style:name="P76" style:family="paragraph" style:parent-style-name="Figure">
      <style:paragraph-properties fo:text-align="justify" style:justify-single-word="false"/>
      <style:text-properties fo:font-weight="bold" officeooo:paragraph-rsid="0227bc78" style:font-weight-asian="bold"/>
    </style:style>
    <style:style style:name="P77" style:family="paragraph" style:parent-style-name="Standard" style:master-page-name="Standard">
      <style:paragraph-properties fo:text-align="justify" style:justify-single-word="false" style:page-number="auto"/>
      <style:text-properties fo:font-weight="bold" officeooo:rsid="023f9cba" officeooo:paragraph-rsid="023f9cba" style:font-weight-asian="bold"/>
    </style:style>
    <style:style style:name="P78" style:family="paragraph" style:parent-style-name="Standard">
      <style:paragraph-properties fo:text-align="justify" style:justify-single-word="false"/>
      <style:text-properties officeooo:rsid="02b57ef3" officeooo:paragraph-rsid="02b57ef3"/>
    </style:style>
    <style:style style:name="P79" style:family="paragraph" style:parent-style-name="Standard">
      <style:paragraph-properties fo:text-align="justify" style:justify-single-word="false"/>
      <style:text-properties officeooo:rsid="02c337cf" officeooo:paragraph-rsid="02c337cf"/>
    </style:style>
    <style:style style:name="P80" style:family="paragraph" style:parent-style-name="Standard">
      <style:paragraph-properties fo:text-align="justify" style:justify-single-word="false"/>
      <style:text-properties fo:font-weight="bold" officeooo:rsid="02c337cf" officeooo:paragraph-rsid="02c337cf" style:font-weight-asian="bold" style:font-weight-complex="bold"/>
    </style:style>
    <style:style style:name="T1" style:family="text">
      <style:text-properties style:use-window-font-color="true" fo:font-weight="normal" style:font-weight-asian="normal" style:font-weight-complex="normal"/>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1182d23" style:font-weight-asian="normal" style:font-weight-complex="normal"/>
    </style:style>
    <style:style style:name="T4" style:family="text">
      <style:text-properties style:use-window-font-color="true" fo:font-weight="normal" officeooo:rsid="011cc029" style:font-weight-asian="normal" style:font-weight-complex="normal"/>
    </style:style>
    <style:style style:name="T5" style:family="text">
      <style:text-properties style:use-window-font-color="true" fo:font-weight="normal" officeooo:rsid="0125099a" style:font-weight-asian="normal" style:font-weight-complex="normal"/>
    </style:style>
    <style:style style:name="T6" style:family="text">
      <style:text-properties style:use-window-font-color="true" fo:font-weight="normal" officeooo:rsid="012606c2" style:font-weight-asian="normal" style:font-weight-complex="normal"/>
    </style:style>
    <style:style style:name="T7" style:family="text">
      <style:text-properties style:use-window-font-color="true" fo:font-weight="normal" officeooo:rsid="01285dd7" style:font-weight-asian="normal" style:font-weight-complex="normal"/>
    </style:style>
    <style:style style:name="T8" style:family="text">
      <style:text-properties style:use-window-font-color="true" fo:font-weight="normal" officeooo:rsid="01288dfb" style:font-weight-asian="normal" style:font-weight-complex="normal"/>
    </style:style>
    <style:style style:name="T9" style:family="text">
      <style:text-properties style:use-window-font-color="true" fo:font-weight="normal" officeooo:rsid="01a99434" style:font-weight-asian="normal" style:font-weight-complex="normal"/>
    </style:style>
    <style:style style:name="T10" style:family="text">
      <style:text-properties style:use-window-font-color="true" fo:font-weight="normal" officeooo:rsid="01a9e081" style:font-weight-asian="normal" style:font-weight-complex="normal"/>
    </style:style>
    <style:style style:name="T11" style:family="text">
      <style:text-properties style:use-window-font-color="true" fo:font-weight="normal" officeooo:rsid="011b57c1" style:font-weight-asian="normal" style:font-weight-complex="normal"/>
    </style:style>
    <style:style style:name="T12" style:family="text">
      <style:text-properties style:use-window-font-color="true" fo:font-weight="normal" officeooo:rsid="01b687f0" style:font-weight-asian="normal" style:font-weight-complex="normal"/>
    </style:style>
    <style:style style:name="T13" style:family="text">
      <style:text-properties style:use-window-font-color="true" fo:font-weight="normal" officeooo:rsid="01c05ab9" style:font-weight-asian="normal" style:font-weight-complex="normal"/>
    </style:style>
    <style:style style:name="T14" style:family="text">
      <style:text-properties style:use-window-font-color="true" fo:font-weight="normal" officeooo:rsid="01c214e6" style:font-weight-asian="normal" style:font-weight-complex="normal"/>
    </style:style>
    <style:style style:name="T15" style:family="text">
      <style:text-properties style:use-window-font-color="true" fo:font-weight="normal" officeooo:rsid="01c3f788" style:font-weight-asian="normal" style:font-weight-complex="normal"/>
    </style:style>
    <style:style style:name="T16" style:family="text">
      <style:text-properties style:use-window-font-color="true" fo:font-weight="normal" officeooo:rsid="01be104a" style:font-weight-asian="normal" style:font-weight-complex="normal"/>
    </style:style>
    <style:style style:name="T17" style:family="text">
      <style:text-properties style:use-window-font-color="true" fo:font-weight="normal" officeooo:rsid="01c7bd91" style:font-weight-asian="normal" style:font-weight-complex="normal"/>
    </style:style>
    <style:style style:name="T18" style:family="text">
      <style:text-properties style:use-window-font-color="true" fo:font-weight="normal" officeooo:rsid="01c8e4eb" style:font-weight-asian="normal" style:font-weight-complex="normal"/>
    </style:style>
    <style:style style:name="T19" style:family="text">
      <style:text-properties style:use-window-font-color="true" fo:font-weight="normal" officeooo:rsid="0251fb2e" style:font-weight-asian="normal" style:font-weight-complex="normal"/>
    </style:style>
    <style:style style:name="T20" style:family="text">
      <style:text-properties style:use-window-font-color="true" fo:font-weight="normal" officeooo:rsid="0287bc23" style:font-weight-asian="normal" style:font-weight-complex="normal"/>
    </style:style>
    <style:style style:name="T21" style:family="text">
      <style:text-properties style:use-window-font-color="true" fo:font-weight="normal" officeooo:rsid="0287f98b" style:font-weight-asian="normal" style:font-weight-complex="normal"/>
    </style:style>
    <style:style style:name="T22" style:family="text">
      <style:text-properties style:use-window-font-color="true" fo:font-weight="normal" officeooo:rsid="028859dd" style:font-weight-asian="normal" style:font-weight-complex="normal"/>
    </style:style>
    <style:style style:name="T23" style:family="text">
      <style:text-properties style:use-window-font-color="true" fo:font-weight="normal" officeooo:rsid="028a47f0" style:font-weight-asian="normal" style:font-weight-complex="normal"/>
    </style:style>
    <style:style style:name="T24" style:family="text">
      <style:text-properties style:use-window-font-color="true" fo:font-weight="normal" officeooo:rsid="02ab961e" style:font-weight-asian="normal" style:font-weight-complex="normal"/>
    </style:style>
    <style:style style:name="T25" style:family="text">
      <style:text-properties style:use-window-font-color="true" fo:font-weight="normal" officeooo:rsid="02be1c9b" style:font-weight-asian="normal" style:font-weight-complex="normal"/>
    </style:style>
    <style:style style:name="T26" style:family="text">
      <style:text-properties style:use-window-font-color="true" style:text-position="0% 100%" fo:font-weight="normal" officeooo:rsid="012606c2" style:font-weight-asian="normal" style:font-weight-complex="normal"/>
    </style:style>
    <style:style style:name="T27" style:family="text">
      <style:text-properties style:use-window-font-color="true" style:text-position="0% 100%" fo:font-weight="normal" officeooo:rsid="01c7bd91" style:font-weight-asian="normal" style:font-weight-complex="normal"/>
    </style:style>
    <style:style style:name="T28" style:family="text">
      <style:text-properties style:use-window-font-color="true" style:text-position="0% 100%" fo:font-weight="normal" officeooo:rsid="01cb6b65" style:font-weight-asian="normal" style:font-weight-complex="normal"/>
    </style:style>
    <style:style style:name="T29" style:family="text">
      <style:text-properties style:use-window-font-color="true" style:text-position="0% 100%" fo:font-weight="normal" officeooo:rsid="01cc04d5" style:font-weight-asian="normal" style:font-weight-complex="normal"/>
    </style:style>
    <style:style style:name="T30" style:family="text">
      <style:text-properties style:use-window-font-color="true" style:text-position="0% 100%" fo:font-weight="normal" officeooo:rsid="01d9b00d" style:font-weight-asian="normal" style:font-weight-complex="normal"/>
    </style:style>
    <style:style style:name="T31" style:family="text">
      <style:text-properties fo:color="#ff0000"/>
    </style:style>
    <style:style style:name="T32" style:family="text">
      <style:text-properties fo:color="#ff0000" fo:font-weight="bold" style:font-weight-asian="bold" style:font-weight-complex="bold"/>
    </style:style>
    <style:style style:name="T33" style:family="text">
      <style:text-properties fo:color="#ff0000" fo:font-weight="bold" officeooo:rsid="0061d3c0" style:font-weight-asian="bold" style:font-weight-complex="bold"/>
    </style:style>
    <style:style style:name="T34" style:family="text">
      <style:text-properties fo:color="#ff0000" fo:font-weight="bold" officeooo:rsid="00e9e198" style:font-weight-asian="bold" style:font-weight-complex="bold"/>
    </style:style>
    <style:style style:name="T35" style:family="text">
      <style:text-properties fo:color="#ff0000" fo:font-weight="bold" officeooo:rsid="012d4204" style:font-weight-asian="bold" style:font-weight-complex="bold"/>
    </style:style>
    <style:style style:name="T36" style:family="text">
      <style:text-properties fo:color="#ff0000" fo:font-weight="bold" officeooo:rsid="006b9be6" style:font-weight-asian="bold" style:font-weight-complex="bold"/>
    </style:style>
    <style:style style:name="T37" style:family="text">
      <style:text-properties fo:color="#ff0000" fo:font-weight="bold" officeooo:rsid="01439d28" style:font-weight-asian="bold" style:font-weight-complex="bold"/>
    </style:style>
    <style:style style:name="T38" style:family="text">
      <style:text-properties fo:color="#ff0000" fo:font-weight="bold" officeooo:rsid="011b57c1" style:font-weight-asian="bold" style:font-weight-complex="bold"/>
    </style:style>
    <style:style style:name="T39" style:family="text">
      <style:text-properties fo:color="#ff0000" fo:font-weight="bold" officeooo:rsid="015c3f70" style:font-weight-asian="bold" style:font-weight-complex="bold"/>
    </style:style>
    <style:style style:name="T40" style:family="text">
      <style:text-properties fo:color="#ff0000" fo:font-weight="bold" officeooo:rsid="018115e8" style:font-weight-asian="bold" style:font-weight-complex="bold"/>
    </style:style>
    <style:style style:name="T41" style:family="text">
      <style:text-properties fo:color="#ff0000" fo:font-weight="bold" officeooo:rsid="023d1fbd" style:font-weight-asian="bold" style:font-weight-complex="bold"/>
    </style:style>
    <style:style style:name="T42" style:family="text">
      <style:text-properties fo:color="#ff0000" fo:font-weight="bold" officeooo:rsid="023d2684" style:font-weight-asian="bold" style:font-weight-complex="bold"/>
    </style:style>
    <style:style style:name="T43" style:family="text">
      <style:text-properties fo:color="#ff0000" fo:font-weight="bold" officeooo:rsid="02465cdd" style:font-weight-asian="bold" style:font-weight-complex="bold"/>
    </style:style>
    <style:style style:name="T44" style:family="text">
      <style:text-properties fo:color="#ff0000" fo:font-weight="bold" officeooo:rsid="01d1eaee" style:font-weight-asian="bold" style:font-weight-complex="bold"/>
    </style:style>
    <style:style style:name="T45" style:family="text">
      <style:text-properties fo:color="#ff0000" fo:font-weight="bold" officeooo:rsid="00e13248" style:font-weight-asian="bold" style:font-weight-complex="bold"/>
    </style:style>
    <style:style style:name="T46" style:family="text">
      <style:text-properties fo:color="#ff0000" style:text-position="0% 100%" fo:font-style="italic" style:font-style-asian="italic" style:font-style-complex="italic"/>
    </style:style>
    <style:style style:name="T47" style:family="text">
      <style:text-properties fo:color="#ff0000" fo:font-style="italic" style:font-style-asian="italic" style:font-style-complex="italic"/>
    </style:style>
    <style:style style:name="T48" style:family="text">
      <style:text-properties fo:color="#ff0000" fo:font-style="italic" officeooo:rsid="001b09ea" style:font-style-asian="italic" style:font-style-complex="italic"/>
    </style:style>
    <style:style style:name="T49" style:family="text">
      <style:text-properties fo:color="#ff0000" fo:font-style="italic" officeooo:rsid="00aaa1fc" style:font-style-asian="italic" style:font-style-complex="italic"/>
    </style:style>
    <style:style style:name="T50" style:family="text">
      <style:text-properties fo:color="#ff0000" style:text-underline-style="none" fo:font-weight="bold" officeooo:rsid="024f0221" style:font-weight-asian="bold" style:font-weight-complex="bold"/>
    </style:style>
    <style:style style:name="T51" style:family="text">
      <style:text-properties fo:font-style="italic" style:font-style-asian="italic"/>
    </style:style>
    <style:style style:name="T52" style:family="text">
      <style:text-properties fo:font-style="italic" officeooo:rsid="00b50ca2" style:font-style-asian="italic" style:font-style-complex="italic"/>
    </style:style>
    <style:style style:name="T53" style:family="text">
      <style:text-properties style:text-position="0% 100%"/>
    </style:style>
    <style:style style:name="T54" style:family="text">
      <style:text-properties style:text-position="0% 100%" officeooo:rsid="008b5600"/>
    </style:style>
    <style:style style:name="T55" style:family="text">
      <style:text-properties style:text-position="0% 100%" officeooo:rsid="003cda63"/>
    </style:style>
    <style:style style:name="T56" style:family="text">
      <style:text-properties style:text-position="0% 100%" officeooo:rsid="00ac9d9f"/>
    </style:style>
    <style:style style:name="T57" style:family="text">
      <style:text-properties style:text-position="0% 100%" officeooo:rsid="008d859b"/>
    </style:style>
    <style:style style:name="T58" style:family="text">
      <style:text-properties style:text-position="0% 100%" officeooo:rsid="00a7768c"/>
    </style:style>
    <style:style style:name="T59" style:family="text">
      <style:text-properties style:text-position="0% 100%" fo:font-weight="normal" officeooo:rsid="016f8e14" style:font-weight-asian="normal" style:font-weight-complex="normal"/>
    </style:style>
    <style:style style:name="T60" style:family="text">
      <style:text-properties style:text-position="0% 100%" officeooo:rsid="00afaa55"/>
    </style:style>
    <style:style style:name="T61" style:family="text">
      <style:text-properties style:text-position="0% 100%" officeooo:rsid="00b50ca2"/>
    </style:style>
    <style:style style:name="T62" style:family="text">
      <style:text-properties style:text-position="0% 100%" officeooo:rsid="01987ed9"/>
    </style:style>
    <style:style style:name="T63" style:family="text">
      <style:text-properties style:text-position="0% 100%" officeooo:rsid="012d4204"/>
    </style:style>
    <style:style style:name="T64" style:family="text">
      <style:text-properties style:text-position="0% 100%" officeooo:rsid="01439d28"/>
    </style:style>
    <style:style style:name="T65" style:family="text">
      <style:text-properties style:text-position="0% 100%" officeooo:rsid="01f50f65"/>
    </style:style>
    <style:style style:name="T66" style:family="text">
      <style:text-properties style:text-position="0% 100%" officeooo:rsid="020ee438"/>
    </style:style>
    <style:style style:name="T67" style:family="text">
      <style:text-properties style:text-position="0% 100%" officeooo:rsid="020feb40"/>
    </style:style>
    <style:style style:name="T68" style:family="text">
      <style:text-properties style:text-position="0% 100%" officeooo:rsid="0210f570"/>
    </style:style>
    <style:style style:name="T69" style:family="text">
      <style:text-properties style:text-position="0% 100%" officeooo:rsid="0212dbff"/>
    </style:style>
    <style:style style:name="T70" style:family="text">
      <style:text-properties style:text-position="0% 100%" officeooo:rsid="0214a55a"/>
    </style:style>
    <style:style style:name="T71" style:family="text">
      <style:text-properties style:text-position="0% 100%" fo:font-style="normal" officeooo:rsid="022ce597" style:font-style-asian="normal" style:font-style-complex="normal" style:font-weight-complex="bold"/>
    </style:style>
    <style:style style:name="T72" style:family="text">
      <style:text-properties style:text-position="0% 100%" fo:font-style="normal" officeooo:rsid="026970e5" style:font-style-asian="normal" style:font-style-complex="normal"/>
    </style:style>
    <style:style style:name="T73" style:family="text">
      <style:text-properties style:text-position="0% 100%" officeooo:rsid="010c224d"/>
    </style:style>
    <style:style style:name="T74" style:family="text">
      <style:text-properties style:text-position="0% 100%" officeooo:rsid="016f8e14"/>
    </style:style>
    <style:style style:name="T75" style:family="text">
      <style:text-properties style:text-position="0% 100%" officeooo:rsid="00ab8692"/>
    </style:style>
    <style:style style:name="T76" style:family="text">
      <style:text-properties style:text-position="0% 100%" officeooo:rsid="0298b49a"/>
    </style:style>
    <style:style style:name="T77" style:family="text">
      <style:text-properties style:text-position="0% 100%" officeooo:rsid="02a72444"/>
    </style:style>
    <style:style style:name="T78" style:family="text">
      <style:text-properties officeooo:rsid="00205a00"/>
    </style:style>
    <style:style style:name="T79" style:family="text">
      <style:text-properties officeooo:rsid="0026797d"/>
    </style:style>
    <style:style style:name="T80" style:family="text">
      <style:text-properties officeooo:rsid="0031ab9b"/>
    </style:style>
    <style:style style:name="T81" style:family="text">
      <style:text-properties officeooo:rsid="0039c16e"/>
    </style:style>
    <style:style style:name="T82" style:family="text">
      <style:text-properties officeooo:rsid="003cda63"/>
    </style:style>
    <style:style style:name="T83" style:family="text">
      <style:text-properties officeooo:rsid="006b9be6"/>
    </style:style>
    <style:style style:name="T84" style:family="text">
      <style:text-properties officeooo:rsid="006c5ef7"/>
    </style:style>
    <style:style style:name="T85" style:family="text">
      <style:text-properties officeooo:rsid="00733db0"/>
    </style:style>
    <style:style style:name="T86" style:family="text">
      <style:text-properties officeooo:rsid="008b5600"/>
    </style:style>
    <style:style style:name="T87" style:family="text">
      <style:text-properties officeooo:rsid="00afaa55"/>
    </style:style>
    <style:style style:name="T88" style:family="text">
      <style:text-properties officeooo:rsid="00b50ca2"/>
    </style:style>
    <style:style style:name="T89" style:family="text">
      <style:text-properties officeooo:rsid="008d859b"/>
    </style:style>
    <style:style style:name="T90" style:family="text">
      <style:text-properties officeooo:rsid="008b1d57"/>
    </style:style>
    <style:style style:name="T91" style:family="text">
      <style:text-properties officeooo:rsid="0092f70a"/>
    </style:style>
    <style:style style:name="T92" style:family="text">
      <style:text-properties officeooo:rsid="009e71c3"/>
    </style:style>
    <style:style style:name="T93" style:family="text">
      <style:text-properties officeooo:rsid="00a27458"/>
    </style:style>
    <style:style style:name="T94" style:family="text">
      <style:text-properties officeooo:rsid="00d8aa2b"/>
    </style:style>
    <style:style style:name="T95" style:family="text">
      <style:text-properties officeooo:rsid="00e1250a"/>
    </style:style>
    <style:style style:name="T96" style:family="text">
      <style:text-properties officeooo:rsid="00e13248"/>
    </style:style>
    <style:style style:name="T97" style:family="text">
      <style:text-properties officeooo:rsid="00fcf0c3"/>
    </style:style>
    <style:style style:name="T98" style:family="text">
      <style:text-properties officeooo:rsid="00fdf0e9"/>
    </style:style>
    <style:style style:name="T99" style:family="text">
      <style:text-properties officeooo:rsid="00fe94fe"/>
    </style:style>
    <style:style style:name="T100" style:family="text">
      <style:text-properties officeooo:rsid="00fea552"/>
    </style:style>
    <style:style style:name="T101" style:family="text">
      <style:text-properties officeooo:rsid="010c224d"/>
    </style:style>
    <style:style style:name="T102" style:family="text">
      <style:text-properties officeooo:rsid="01137556"/>
    </style:style>
    <style:style style:name="T103" style:family="text">
      <style:text-properties officeooo:rsid="0115411c"/>
    </style:style>
    <style:style style:name="T104" style:family="text">
      <style:text-properties officeooo:rsid="01202a08"/>
    </style:style>
    <style:style style:name="T105" style:family="text">
      <style:text-properties officeooo:rsid="012d4204"/>
    </style:style>
    <style:style style:name="T106" style:family="text">
      <style:text-properties officeooo:rsid="013095fd"/>
    </style:style>
    <style:style style:name="T107" style:family="text">
      <style:text-properties officeooo:rsid="01362c44"/>
    </style:style>
    <style:style style:name="T108" style:family="text">
      <style:text-properties officeooo:rsid="0141da08"/>
    </style:style>
    <style:style style:name="T109" style:family="text">
      <style:text-properties officeooo:rsid="01439d28"/>
    </style:style>
    <style:style style:name="T110" style:family="text">
      <style:text-properties officeooo:rsid="0149ae24"/>
    </style:style>
    <style:style style:name="T111" style:family="text">
      <style:text-properties officeooo:rsid="01543abd"/>
    </style:style>
    <style:style style:name="T112" style:family="text">
      <style:text-properties fo:font-style="normal" style:font-style-asian="normal" style:font-style-complex="normal" style:font-weight-complex="bold"/>
    </style:style>
    <style:style style:name="T113" style:family="text">
      <style:text-properties fo:font-style="normal" officeooo:rsid="00fea552" style:font-style-asian="normal" style:font-style-complex="normal" style:font-weight-complex="bold"/>
    </style:style>
    <style:style style:name="T114" style:family="text">
      <style:text-properties fo:font-style="normal" officeooo:rsid="015d2973" style:font-style-asian="normal" style:font-style-complex="normal" style:font-weight-complex="bold"/>
    </style:style>
    <style:style style:name="T115" style:family="text">
      <style:text-properties fo:font-style="normal" officeooo:rsid="015ff516" style:font-style-asian="normal" style:font-style-complex="normal" style:font-weight-complex="bold"/>
    </style:style>
    <style:style style:name="T116" style:family="text">
      <style:text-properties fo:font-style="normal" officeooo:rsid="02293342" style:font-style-asian="normal" style:font-style-complex="normal" style:font-weight-complex="bold"/>
    </style:style>
    <style:style style:name="T117" style:family="text">
      <style:text-properties fo:font-style="normal" officeooo:rsid="022ad5c4" style:font-style-asian="normal" style:font-style-complex="normal" style:font-weight-complex="bold"/>
    </style:style>
    <style:style style:name="T118" style:family="text">
      <style:text-properties fo:font-style="normal" officeooo:rsid="022b798f" style:font-style-asian="normal" style:font-style-complex="normal" style:font-weight-complex="bold"/>
    </style:style>
    <style:style style:name="T119" style:family="text">
      <style:text-properties fo:font-style="normal" officeooo:rsid="022c67f0" style:font-style-asian="normal" style:font-style-complex="normal" style:font-weight-complex="bold"/>
    </style:style>
    <style:style style:name="T120" style:family="text">
      <style:text-properties fo:font-style="normal" officeooo:rsid="022ce597" style:font-style-asian="normal" style:font-style-complex="normal" style:font-weight-complex="bold"/>
    </style:style>
    <style:style style:name="T121" style:family="text">
      <style:text-properties fo:font-style="normal" officeooo:rsid="023007dd" style:font-style-asian="normal" style:font-style-complex="normal" style:font-weight-complex="bold"/>
    </style:style>
    <style:style style:name="T122" style:family="text">
      <style:text-properties fo:font-style="normal" officeooo:rsid="02301ae3" style:font-style-asian="normal" style:font-style-complex="normal" style:font-weight-complex="bold"/>
    </style:style>
    <style:style style:name="T123" style:family="text">
      <style:text-properties fo:font-style="normal" officeooo:rsid="02321301" style:font-style-asian="normal" style:font-style-complex="normal" style:font-weight-complex="bold"/>
    </style:style>
    <style:style style:name="T124" style:family="text">
      <style:text-properties fo:font-style="normal" officeooo:rsid="02326bd6" style:font-style-asian="normal" style:font-style-complex="normal" style:font-weight-complex="bold"/>
    </style:style>
    <style:style style:name="T125" style:family="text">
      <style:text-properties fo:font-style="normal" officeooo:rsid="023354bd" style:font-style-asian="normal" style:font-style-complex="normal" style:font-weight-complex="bold"/>
    </style:style>
    <style:style style:name="T126" style:family="text">
      <style:text-properties fo:font-style="normal" officeooo:rsid="02351de5" style:font-style-asian="normal" style:font-style-complex="normal" style:font-weight-complex="bold"/>
    </style:style>
    <style:style style:name="T127" style:family="text">
      <style:text-properties fo:font-style="normal" officeooo:rsid="0235d20e" style:font-style-asian="normal" style:font-style-complex="normal" style:font-weight-complex="bold"/>
    </style:style>
    <style:style style:name="T128" style:family="text">
      <style:text-properties fo:font-style="normal" officeooo:rsid="0237bf34" style:font-style-asian="normal" style:font-style-complex="normal" style:font-weight-complex="bold"/>
    </style:style>
    <style:style style:name="T129" style:family="text">
      <style:text-properties fo:font-style="normal" officeooo:rsid="023d1fbd" style:font-style-asian="normal" style:font-style-complex="normal" style:font-weight-complex="bold"/>
    </style:style>
    <style:style style:name="T130" style:family="text">
      <style:text-properties fo:font-style="normal" officeooo:rsid="02262766" style:font-style-asian="normal" style:font-style-complex="normal" style:font-weight-complex="bold"/>
    </style:style>
    <style:style style:name="T131" style:family="text">
      <style:text-properties fo:font-style="normal" officeooo:rsid="023d2684" style:font-style-asian="normal" style:font-style-complex="normal" style:font-weight-complex="bold"/>
    </style:style>
    <style:style style:name="T132" style:family="text">
      <style:text-properties fo:font-style="normal" officeooo:rsid="02659fb7" style:font-style-asian="normal" style:font-style-complex="normal"/>
    </style:style>
    <style:style style:name="T133" style:family="text">
      <style:text-properties fo:font-style="normal" officeooo:rsid="026970e5" style:font-style-asian="normal" style:font-style-complex="normal"/>
    </style:style>
    <style:style style:name="T134" style:family="text">
      <style:text-properties fo:font-style="normal" officeooo:rsid="026d425f" style:font-style-asian="normal" style:font-style-complex="normal"/>
    </style:style>
    <style:style style:name="T135" style:family="text">
      <style:text-properties officeooo:rsid="015c3f70"/>
    </style:style>
    <style:style style:name="T136" style:family="text">
      <style:text-properties style:text-position="super 58%" officeooo:rsid="015c3f70"/>
    </style:style>
    <style:style style:name="T137" style:family="text">
      <style:text-properties officeooo:rsid="016172ee"/>
    </style:style>
    <style:style style:name="T138" style:family="text">
      <style:text-properties officeooo:rsid="0161d969"/>
    </style:style>
    <style:style style:name="T139" style:family="text">
      <style:text-properties officeooo:rsid="0161f8c8"/>
    </style:style>
    <style:style style:name="T140" style:family="text">
      <style:text-properties officeooo:rsid="0166b755"/>
    </style:style>
    <style:style style:name="T141" style:family="text">
      <style:text-properties officeooo:rsid="016742ea"/>
    </style:style>
    <style:style style:name="T142" style:family="text">
      <style:text-properties officeooo:rsid="016a1db1"/>
    </style:style>
    <style:style style:name="T143" style:family="text">
      <style:text-properties officeooo:rsid="016c13ad"/>
    </style:style>
    <style:style style:name="T144" style:family="text">
      <style:text-properties fo:font-weight="normal" style:font-weight-asian="normal" style:font-weight-complex="normal"/>
    </style:style>
    <style:style style:name="T145" style:family="text">
      <style:text-properties fo:font-weight="normal" officeooo:rsid="017190a8" style:font-weight-asian="normal" style:font-weight-complex="normal"/>
    </style:style>
    <style:style style:name="T146" style:family="text">
      <style:text-properties fo:font-weight="normal" officeooo:rsid="0174ab87" style:font-weight-asian="normal" style:font-weight-complex="normal"/>
    </style:style>
    <style:style style:name="T147" style:family="text">
      <style:text-properties fo:font-weight="normal" officeooo:rsid="00b50ca2" style:font-weight-asian="normal" style:font-weight-complex="normal"/>
    </style:style>
    <style:style style:name="T148" style:family="text">
      <style:text-properties fo:font-weight="normal" officeooo:rsid="018477a2" style:font-weight-asian="normal" style:font-weight-complex="normal"/>
    </style:style>
    <style:style style:name="T149" style:family="text">
      <style:text-properties fo:font-weight="normal" officeooo:rsid="016f8e14" style:font-weight-asian="normal" style:font-weight-complex="normal"/>
    </style:style>
    <style:style style:name="T150" style:family="text">
      <style:text-properties fo:font-weight="normal" officeooo:rsid="02924819" style:font-weight-asian="normal" style:font-weight-complex="normal"/>
    </style:style>
    <style:style style:name="T151" style:family="text">
      <style:text-properties officeooo:rsid="018115e8"/>
    </style:style>
    <style:style style:name="T152" style:family="text">
      <style:text-properties officeooo:rsid="0197737b"/>
    </style:style>
    <style:style style:name="T153" style:family="text">
      <style:text-properties officeooo:rsid="01978e2f"/>
    </style:style>
    <style:style style:name="T154" style:family="text">
      <style:text-properties officeooo:rsid="01cc04d5"/>
    </style:style>
    <style:style style:name="T155" style:family="text">
      <style:text-properties officeooo:rsid="01d9b00d"/>
    </style:style>
    <style:style style:name="T156" style:family="text">
      <style:text-properties officeooo:rsid="01f50f65"/>
    </style:style>
    <style:style style:name="T157" style:family="text">
      <style:text-properties officeooo:rsid="020a45e7"/>
    </style:style>
    <style:style style:name="T158" style:family="text">
      <style:text-properties officeooo:rsid="021b112e"/>
    </style:style>
    <style:style style:name="T159" style:family="text">
      <style:text-properties officeooo:rsid="02211899"/>
    </style:style>
    <style:style style:name="T160" style:family="text">
      <style:text-properties officeooo:rsid="0221b691"/>
    </style:style>
    <style:style style:name="T161" style:family="text">
      <style:text-properties officeooo:rsid="022329bb"/>
    </style:style>
    <style:style style:name="T162" style:family="text">
      <style:text-properties officeooo:rsid="0224e4b9"/>
    </style:style>
    <style:style style:name="T163" style:family="text">
      <style:text-properties officeooo:rsid="0225af01"/>
    </style:style>
    <style:style style:name="T164" style:family="text">
      <style:text-properties officeooo:rsid="022813fd"/>
    </style:style>
    <style:style style:name="T165" style:family="text">
      <style:text-properties officeooo:rsid="023d1fbd"/>
    </style:style>
    <style:style style:name="T166" style:family="text">
      <style:text-properties officeooo:rsid="02417464"/>
    </style:style>
    <style:style style:name="T167" style:family="text">
      <style:text-properties officeooo:rsid="0242e125"/>
    </style:style>
    <style:style style:name="T168" style:family="text">
      <style:text-properties officeooo:rsid="024473c5"/>
    </style:style>
    <style:style style:name="T169" style:family="text">
      <style:text-properties officeooo:rsid="02465cdd"/>
    </style:style>
    <style:style style:name="T170" style:family="text">
      <style:text-properties officeooo:rsid="024696bb"/>
    </style:style>
    <style:style style:name="T171" style:family="text">
      <style:text-properties officeooo:rsid="02475f89"/>
    </style:style>
    <style:style style:name="T172" style:family="text">
      <style:text-properties officeooo:rsid="02486296"/>
    </style:style>
    <style:style style:name="T173" style:family="text">
      <style:text-properties officeooo:rsid="0249144a"/>
    </style:style>
    <style:style style:name="T174" style:family="text">
      <style:text-properties officeooo:rsid="024f0221"/>
    </style:style>
    <style:style style:name="T175" style:family="text">
      <style:text-properties officeooo:rsid="0251fb2e"/>
    </style:style>
    <style:style style:name="T176" style:family="text">
      <style:text-properties officeooo:rsid="0259ad42"/>
    </style:style>
    <style:style style:name="T177" style:family="text">
      <style:text-properties officeooo:rsid="0259f436"/>
    </style:style>
    <style:style style:name="T178" style:family="text">
      <style:text-properties officeooo:rsid="025a4e76"/>
    </style:style>
    <style:style style:name="T179" style:family="text">
      <style:text-properties fo:color="#000000" style:text-position="0% 100%" fo:font-weight="normal" style:font-weight-asian="normal" style:font-weight-complex="normal"/>
    </style:style>
    <style:style style:name="T180" style:family="text">
      <style:text-properties fo:color="#000000" fo:font-weight="normal" style:font-weight-asian="normal" style:font-weight-complex="normal"/>
    </style:style>
    <style:style style:name="T181" style:family="text">
      <style:text-properties fo:color="#000000" fo:font-weight="normal" officeooo:rsid="0026797d" style:font-weight-asian="normal" style:font-weight-complex="normal"/>
    </style:style>
    <style:style style:name="T182" style:family="text">
      <style:text-properties fo:color="#000000" officeooo:rsid="0026797d"/>
    </style:style>
    <style:style style:name="T183" style:family="text">
      <style:text-properties officeooo:rsid="026525eb"/>
    </style:style>
    <style:style style:name="T184" style:family="text">
      <style:text-properties officeooo:rsid="02659fb7"/>
    </style:style>
    <style:style style:name="T185" style:family="text">
      <style:text-properties officeooo:rsid="026eb0eb"/>
    </style:style>
    <style:style style:name="T186" style:family="text">
      <style:text-properties officeooo:rsid="0270f3ef"/>
    </style:style>
    <style:style style:name="T187" style:family="text">
      <style:text-properties officeooo:rsid="0271bf06"/>
    </style:style>
    <style:style style:name="T188" style:family="text">
      <style:text-properties officeooo:rsid="027210ab"/>
    </style:style>
    <style:style style:name="T189" style:family="text">
      <style:text-properties officeooo:rsid="0276d930"/>
    </style:style>
    <style:style style:name="T190" style:family="text">
      <style:text-properties officeooo:rsid="02776dac"/>
    </style:style>
    <style:style style:name="T191" style:family="text">
      <style:text-properties officeooo:rsid="02780928"/>
    </style:style>
    <style:style style:name="T192" style:family="text">
      <style:text-properties officeooo:rsid="02794c03"/>
    </style:style>
    <style:style style:name="T193" style:family="text">
      <style:text-properties officeooo:rsid="027dd495"/>
    </style:style>
    <style:style style:name="T194" style:family="text">
      <style:text-properties officeooo:rsid="00ab8692"/>
    </style:style>
    <style:style style:name="T195" style:family="text">
      <style:text-properties officeooo:rsid="02848ba0"/>
    </style:style>
    <style:style style:name="T196" style:family="text">
      <style:text-properties officeooo:rsid="02866d68"/>
    </style:style>
    <style:style style:name="T197" style:family="text">
      <style:text-properties officeooo:rsid="028c3118"/>
    </style:style>
    <style:style style:name="T198" style:family="text">
      <style:text-properties officeooo:rsid="01d1eaee"/>
    </style:style>
    <style:style style:name="T199" style:family="text">
      <style:text-properties officeooo:rsid="0291d2d9"/>
    </style:style>
    <style:style style:name="T200" style:family="text">
      <style:text-properties officeooo:rsid="02924819"/>
    </style:style>
    <style:style style:name="T201" style:family="text">
      <style:text-properties officeooo:rsid="0298b49a"/>
    </style:style>
    <style:style style:name="T202" style:family="text">
      <style:text-properties officeooo:rsid="02a07e3e"/>
    </style:style>
    <style:style style:name="T203" style:family="text">
      <style:text-properties officeooo:rsid="02a3e337"/>
    </style:style>
    <style:style style:name="T204" style:family="text">
      <style:text-properties officeooo:rsid="02a72444"/>
    </style:style>
    <style:style style:name="T205" style:family="text">
      <style:text-properties officeooo:rsid="02b77e44"/>
    </style:style>
    <style:style style:name="T206" style:family="text">
      <style:text-properties officeooo:rsid="02bc8c28"/>
    </style:style>
    <style:style style:name="T207" style:family="text">
      <style:text-properties officeooo:rsid="02c0fda4"/>
    </style:style>
    <style:style style:name="T208" style:family="text">
      <style:text-properties officeooo:rsid="02c28937"/>
    </style:style>
    <style:style style:name="T209"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o enhancer-associated long intergenic noncoding RNAs contribute to nuclear <text:span text:style-name="T166">architecture</text:span> ?</text:p>
      <text:p text:style-name="P17"/>
      <text:p text:style-name="P17">1. Introduction :</text:p>
      <text:p text:style-name="P1"/>
      <text:p text:style-name="P7"><text:span text:style-name="T137">It was only recently discovered that a surprisingly </text:span>large proportion of the mammalian transcriptome does not code for proteins. <text:span text:style-name="T138">T</text:span>o date, the number of <text:span text:style-name="T138">annotated </text:span>noncoding genes <text:span text:style-name="T189">longer than 200 nucleotides (long noncoding RNA, lncRNA) excess by at least</text:span> 3 times <text:span text:style-name="T139">that of </text:span>protein-coding genes <text:reference-mark-start text:name="ADDIN CSL_CITATION {&quot;citationItems&quot;: [{&quot;id&quot;: &quot;ITEM-1&quot;, &quot;itemData&quot;: {&quot;issued&quot;: {&quot;date-parts&quot;: [[&quot;2015&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volume&quot;: &quot;47&quot;, &quot;type&quot;: &quot;article-journal&quot;, &quot;ISSN&quot;: &quot;1061-4036&quot;, &quot;author&quot;: [{&quot;given&quot;: &quot;Matthew K&quot;, &quot;parse-names&quot;: false, &quot;dropping-particle&quot;: &quot;&quot;, &quot;suffix&quot;: &quot;&quot;, &quot;non-dropping-particle&quot;: &quot;&quot;, &quot;family&quot;: &quot;Iyer&quot;}, {&quot;given&quot;: &quot;Yashar S&quot;, &quot;parse-names&quot;: false, &quot;dropping-particle&quot;: &quot;&quot;, &quot;suffix&quot;: &quot;&quot;, &quot;non-dropping-particle&quot;: &quot;&quot;, &quot;family&quot;: &quot;Niknafs&quot;}, {&quot;given&quot;: &quot;Rohit&quot;, &quot;parse-names&quot;: false, &quot;dropping-particle&quot;: &quot;&quot;, &quot;suffix&quot;: &quot;&quot;, &quot;non-dropping-particle&quot;: &quot;&quot;, &quot;family&quot;: &quot;Malik&quot;}, {&quot;given&quot;: &quot;Udit&quot;, &quot;parse-names&quot;: false, &quot;dropping-particle&quot;: &quot;&quot;, &quot;suffix&quot;: &quot;&quot;, &quot;non-dropping-particle&quot;: &quot;&quot;, &quot;family&quot;: &quot;Singhal&quot;}, {&quot;given&quot;: &quot;Anirban&quot;, &quot;parse-names&quot;: false, &quot;dropping-particle&quot;: &quot;&quot;, &quot;suffix&quot;: &quot;&quot;, &quot;non-dropping-particle&quot;: &quot;&quot;, &quot;family&quot;: &quot;Sahu&quot;}, {&quot;given&quot;: &quot;Yasuyuki&quot;, &quot;parse-names&quot;: false, &quot;dropping-particle&quot;: &quot;&quot;, &quot;suffix&quot;: &quot;&quot;, &quot;non-dropping-particle&quot;: &quot;&quot;, &quot;family&quot;: &quot;Hosono&quot;}, {&quot;given&quot;: &quot;Terrence R&quot;, &quot;parse-names&quot;: false, &quot;dropping-particle&quot;: &quot;&quot;, &quot;suffix&quot;: &quot;&quot;, &quot;non-dropping-particle&quot;: &quot;&quot;, &quot;family&quot;: &quot;Barrette&quot;}, {&quot;given&quot;: &quot;John R.&quot;, &quot;parse-names&quot;: false, &quot;dropping-particle&quot;: &quot;&quot;, &quot;suffix&quot;: &quot;&quot;, &quot;non-dropping-particle&quot;: &quot;&quot;, &quot;family&quot;: &quot;Presner&quot;}, {&quot;given&quot;: &quot;Joseph R&quot;, &quot;parse-names&quot;: false, &quot;dropping-particle&quot;: &quot;&quot;, &quot;suffix&quot;: &quot;&quot;, &quot;non-dropping-particle&quot;: &quot;&quot;, &quot;family&quot;: &quot;Evans&quot;}, {&quot;given&quot;: &quot;Shuang&quot;, &quot;parse-names&quot;: false, &quot;dropping-particle&quot;: &quot;&quot;, &quot;suffix&quot;: &quot;&quot;, &quot;non-dropping-particle&quot;: &quot;&quot;, &quot;family&quot;: &quot;Zhao&quot;}, {&quot;given&quot;: &quot;Anton&quot;, &quot;parse-names&quot;: false, &quot;dropping-particle&quot;: &quot;&quot;, &quot;suffix&quot;: &quot;&quot;, &quot;non-dropping-particle&quot;: &quot;&quot;, &quot;family&quot;: &quot;Poliakov&quot;}, {&quot;given&quot;: &quot;Xuhong&quot;, &quot;parse-names&quot;: false, &quot;dropping-particle&quot;: &quot;&quot;, &quot;suffix&quot;: &quot;&quot;, &quot;non-dropping-particle&quot;: &quot;&quot;, &quot;family&quot;: &quot;Cao&quot;}, {&quot;given&quot;: &quot;Saravana M&quot;, &quot;parse-names&quot;: false, &quot;dropping-particle&quot;: &quot;&quot;, &quot;suffix&quot;: &quot;&quot;, &quot;non-dropping-particle&quot;: &quot;&quot;, &quot;family&quot;: &quot;Dhanasekaran&quot;}, {&quot;given&quot;: &quot;Yi-Mi&quot;, &quot;parse-names&quot;: false, &quot;dropping-particle&quot;: &quot;&quot;, &quot;suffix&quot;: &quot;&quot;, &quot;non-dropping-particle&quot;: &quot;&quot;, &quot;family&quot;: &quot;Wu&quot;}, {&quot;given&quot;: &quot;Dan R&quot;, &quot;parse-names&quot;: false, &quot;dropping-particle&quot;: &quot;&quot;, &quot;suffix&quot;: &quot;&quot;, &quot;non-dropping-particle&quot;: &quot;&quot;, &quot;family&quot;: &quot;Robinson&quot;}, {&quot;given&quot;: &quot;David G&quot;, &quot;parse-names&quot;: false, &quot;dropping-particle&quot;: &quot;&quot;, &quot;suffix&quot;: &quot;&quot;, &quot;non-dropping-particle&quot;: &quot;&quot;, &quot;family&quot;: &quot;Beer&quot;}, {&quot;given&quot;: &quot;Felix&quot;, &quot;parse-names&quot;: false, &quot;dropping-particle&quot;: &quot;&quot;, &quot;suffix&quot;: &quot;&quot;, &quot;non-dropping-particle&quot;: &quot;&quot;, &quot;family&quot;: &quot;Feng&quot;}, {&quot;given&quot;: &quot;Hariharan K&quot;, &quot;parse-names&quot;: false, &quot;dropping-particle&quot;: &quot;&quot;, &quot;suffix&quot;: &quot;&quot;, &quot;non-dropping-particle&quot;: &quot;&quot;, &quot;family&quot;: &quot;Iyer&quot;}, {&quot;given&quot;: &quot;Arul M.&quot;, &quot;parse-names&quot;: false, &quot;dropping-particle&quot;: &quot;&quot;, &quot;suffix&quot;: &quot;&quot;, &quot;non-dropping-particle&quot;: &quot;&quot;, &quot;family&quot;: &quot;Chinnnaiyan&quot;}], &quot;container-title&quot;: &quot;Nat Genet.&quot;, &quot;ISBN&quot;: &quot;1061-4036&quot;, &quot;title&quot;: &quot;The Landscape of Long Noncoding RNAs in the Human Transcriptome&quot;, &quot;id&quot;: &quot;ITEM-1&quot;, &quot;PMID&quot;: &quot;25599403&quot;, &quot;page&quot;: &quot;199-208&quot;, &quot;DOI&quot;: &quot;10.1038/ng.3192.The&quot;}, &quot;uris&quot;: [&quot;http://www.mendeley.com/documents/?uuid=de9c638c-ea34-4284-8149-148a813c8a2d&quot;]}], &quot;mendeley&quot;: {&quot;formattedCitation&quot;: &quot;(Iyer et al., 2015)&quot;, &quot;previouslyFormattedCitation&quot;: &quot;(Iyer et al., 2015)&quot;, &quot;plainTextFormattedCitation&quot;: &quot;(Iyer et al., 2015)&quot;}, &quot;properties&quot;: {&quot;noteIndex&quot;: 0}, &quot;schema&quot;: &quot;https://github.com/citation-style-language/schema/raw/master/csl-citation.json&quot;} RNDGQdeX3YvlX"/><text:span text:style-name="T53">(Iyer et al., 2015)</text:span><text:reference-mark-end text:name="ADDIN CSL_CITATION {&quot;citationItems&quot;: [{&quot;id&quot;: &quot;ITEM-1&quot;, &quot;itemData&quot;: {&quot;issued&quot;: {&quot;date-parts&quot;: [[&quot;2015&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volume&quot;: &quot;47&quot;, &quot;type&quot;: &quot;article-journal&quot;, &quot;ISSN&quot;: &quot;1061-4036&quot;, &quot;author&quot;: [{&quot;given&quot;: &quot;Matthew K&quot;, &quot;parse-names&quot;: false, &quot;dropping-particle&quot;: &quot;&quot;, &quot;suffix&quot;: &quot;&quot;, &quot;non-dropping-particle&quot;: &quot;&quot;, &quot;family&quot;: &quot;Iyer&quot;}, {&quot;given&quot;: &quot;Yashar S&quot;, &quot;parse-names&quot;: false, &quot;dropping-particle&quot;: &quot;&quot;, &quot;suffix&quot;: &quot;&quot;, &quot;non-dropping-particle&quot;: &quot;&quot;, &quot;family&quot;: &quot;Niknafs&quot;}, {&quot;given&quot;: &quot;Rohit&quot;, &quot;parse-names&quot;: false, &quot;dropping-particle&quot;: &quot;&quot;, &quot;suffix&quot;: &quot;&quot;, &quot;non-dropping-particle&quot;: &quot;&quot;, &quot;family&quot;: &quot;Malik&quot;}, {&quot;given&quot;: &quot;Udit&quot;, &quot;parse-names&quot;: false, &quot;dropping-particle&quot;: &quot;&quot;, &quot;suffix&quot;: &quot;&quot;, &quot;non-dropping-particle&quot;: &quot;&quot;, &quot;family&quot;: &quot;Singhal&quot;}, {&quot;given&quot;: &quot;Anirban&quot;, &quot;parse-names&quot;: false, &quot;dropping-particle&quot;: &quot;&quot;, &quot;suffix&quot;: &quot;&quot;, &quot;non-dropping-particle&quot;: &quot;&quot;, &quot;family&quot;: &quot;Sahu&quot;}, {&quot;given&quot;: &quot;Yasuyuki&quot;, &quot;parse-names&quot;: false, &quot;dropping-particle&quot;: &quot;&quot;, &quot;suffix&quot;: &quot;&quot;, &quot;non-dropping-particle&quot;: &quot;&quot;, &quot;family&quot;: &quot;Hosono&quot;}, {&quot;given&quot;: &quot;Terrence R&quot;, &quot;parse-names&quot;: false, &quot;dropping-particle&quot;: &quot;&quot;, &quot;suffix&quot;: &quot;&quot;, &quot;non-dropping-particle&quot;: &quot;&quot;, &quot;family&quot;: &quot;Barrette&quot;}, {&quot;given&quot;: &quot;John R.&quot;, &quot;parse-names&quot;: false, &quot;dropping-particle&quot;: &quot;&quot;, &quot;suffix&quot;: &quot;&quot;, &quot;non-dropping-particle&quot;: &quot;&quot;, &quot;family&quot;: &quot;Presner&quot;}, {&quot;given&quot;: &quot;Joseph R&quot;, &quot;parse-names&quot;: false, &quot;dropping-particle&quot;: &quot;&quot;, &quot;suffix&quot;: &quot;&quot;, &quot;non-dropping-particle&quot;: &quot;&quot;, &quot;family&quot;: &quot;Evans&quot;}, {&quot;given&quot;: &quot;Shuang&quot;, &quot;parse-names&quot;: false, &quot;dropping-particle&quot;: &quot;&quot;, &quot;suffix&quot;: &quot;&quot;, &quot;non-dropping-particle&quot;: &quot;&quot;, &quot;family&quot;: &quot;Zhao&quot;}, {&quot;given&quot;: &quot;Anton&quot;, &quot;parse-names&quot;: false, &quot;dropping-particle&quot;: &quot;&quot;, &quot;suffix&quot;: &quot;&quot;, &quot;non-dropping-particle&quot;: &quot;&quot;, &quot;family&quot;: &quot;Poliakov&quot;}, {&quot;given&quot;: &quot;Xuhong&quot;, &quot;parse-names&quot;: false, &quot;dropping-particle&quot;: &quot;&quot;, &quot;suffix&quot;: &quot;&quot;, &quot;non-dropping-particle&quot;: &quot;&quot;, &quot;family&quot;: &quot;Cao&quot;}, {&quot;given&quot;: &quot;Saravana M&quot;, &quot;parse-names&quot;: false, &quot;dropping-particle&quot;: &quot;&quot;, &quot;suffix&quot;: &quot;&quot;, &quot;non-dropping-particle&quot;: &quot;&quot;, &quot;family&quot;: &quot;Dhanasekaran&quot;}, {&quot;given&quot;: &quot;Yi-Mi&quot;, &quot;parse-names&quot;: false, &quot;dropping-particle&quot;: &quot;&quot;, &quot;suffix&quot;: &quot;&quot;, &quot;non-dropping-particle&quot;: &quot;&quot;, &quot;family&quot;: &quot;Wu&quot;}, {&quot;given&quot;: &quot;Dan R&quot;, &quot;parse-names&quot;: false, &quot;dropping-particle&quot;: &quot;&quot;, &quot;suffix&quot;: &quot;&quot;, &quot;non-dropping-particle&quot;: &quot;&quot;, &quot;family&quot;: &quot;Robinson&quot;}, {&quot;given&quot;: &quot;David G&quot;, &quot;parse-names&quot;: false, &quot;dropping-particle&quot;: &quot;&quot;, &quot;suffix&quot;: &quot;&quot;, &quot;non-dropping-particle&quot;: &quot;&quot;, &quot;family&quot;: &quot;Beer&quot;}, {&quot;given&quot;: &quot;Felix&quot;, &quot;parse-names&quot;: false, &quot;dropping-particle&quot;: &quot;&quot;, &quot;suffix&quot;: &quot;&quot;, &quot;non-dropping-particle&quot;: &quot;&quot;, &quot;family&quot;: &quot;Feng&quot;}, {&quot;given&quot;: &quot;Hariharan K&quot;, &quot;parse-names&quot;: false, &quot;dropping-particle&quot;: &quot;&quot;, &quot;suffix&quot;: &quot;&quot;, &quot;non-dropping-particle&quot;: &quot;&quot;, &quot;family&quot;: &quot;Iyer&quot;}, {&quot;given&quot;: &quot;Arul M.&quot;, &quot;parse-names&quot;: false, &quot;dropping-particle&quot;: &quot;&quot;, &quot;suffix&quot;: &quot;&quot;, &quot;non-dropping-particle&quot;: &quot;&quot;, &quot;family&quot;: &quot;Chinnnaiyan&quot;}], &quot;container-title&quot;: &quot;Nat Genet.&quot;, &quot;ISBN&quot;: &quot;1061-4036&quot;, &quot;title&quot;: &quot;The Landscape of Long Noncoding RNAs in the Human Transcriptome&quot;, &quot;id&quot;: &quot;ITEM-1&quot;, &quot;PMID&quot;: &quot;25599403&quot;, &quot;page&quot;: &quot;199-208&quot;, &quot;DOI&quot;: &quot;10.1038/ng.3192.The&quot;}, &quot;uris&quot;: [&quot;http://www.mendeley.com/documents/?uuid=de9c638c-ea34-4284-8149-148a813c8a2d&quot;]}], &quot;mendeley&quot;: {&quot;formattedCitation&quot;: &quot;(Iyer et al., 2015)&quot;, &quot;previouslyFormattedCitation&quot;: &quot;(Iyer et al., 2015)&quot;, &quot;plainTextFormattedCitation&quot;: &quot;(Iyer et al., 2015)&quot;}, &quot;properties&quot;: {&quot;noteIndex&quot;: 0}, &quot;schema&quot;: &quot;https://github.com/citation-style-language/schema/raw/master/csl-citation.json&quot;} RNDGQdeX3YvlX"/>⁠. <text:span text:style-name="T189">Among lnc</text:span>RNAs, <text:span text:style-name="T189">those</text:span> that do not overlap <text:span text:style-name="T189">with </text:span>protein-coding genes are the most abundant (long intergenic noncoding RNAs, lincRNAs). <text:span text:style-name="T86">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citationItems&quot;: [{&quot;id&quot;: &quot;ITEM-1&quot;, &quot;itemData&quot;: {&quot;issued&quot;: {&quot;date-parts&quot;: [[&quot;2013&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volume&quot;: &quot;11&quot;, &quot;type&quot;: &quot;article-journal&quot;, &quot;ISSN&quot;: &quot;1741-7007&quot;, &quot;author&quot;: [{&quot;given&quot;: &quot;Aleksandra E&quot;, &quot;parse-names&quot;: false, &quot;dropping-particle&quot;: &quot;&quot;, &quot;suffix&quot;: &quot;&quot;, &quot;non-dropping-particle&quot;: &quot;&quot;, &quot;family&quot;: &quot;Kornienko&quot;}, {&quot;given&quot;: &quot;Philipp M&quot;, &quot;parse-names&quot;: false, &quot;dropping-particle&quot;: &quot;&quot;, &quot;suffix&quot;: &quot;&quot;, &quot;non-dropping-particle&quot;: &quot;&quot;, &quot;family&quot;: &quot;Guenzl&quot;}, {&quot;given&quot;: &quot;Denise P&quot;, &quot;parse-names&quot;: false, &quot;dropping-particle&quot;: &quot;&quot;, &quot;suffix&quot;: &quot;&quot;, &quot;non-dropping-particle&quot;: &quot;&quot;, &quot;family&quot;: &quot;Barlow&quot;}, {&quot;given&quot;: &quot;Florian M&quot;, &quot;parse-names&quot;: false, &quot;dropping-particle&quot;: &quot;&quot;, &quot;suffix&quot;: &quot;&quot;, &quot;non-dropping-particle&quot;: &quot;&quot;, &quot;family&quot;: &quot;Pauler&quot;}], &quot;container-title&quot;: &quot;BMC biology&quot;, &quot;ISBN&quot;: &quot;1741-7007 (Electronic)\\r1741-7007 (Linking)&quot;, &quot;title&quot;: &quot;Gene regulation by the act of long non-coding RNA transcription.&quot;, &quot;id&quot;: &quot;ITEM-1&quot;, &quot;PMID&quot;: &quot;23721193&quot;, &quot;page&quot;: &quot;59&quot;, &quot;DOI&quot;: &quot;10.1186/1741-7007-11-59&quot;}, &quot;uris&quot;: [&quot;http://www.mendeley.com/documents/?uuid=87994fa5-021d-484c-95ca-47e4a22d1305&quot;]}], &quot;mendeley&quot;: {&quot;formattedCitation&quot;: &quot;(Kornienko, Guenzl, Barlow, &amp; Pauler, 2013)&quot;, &quot;previouslyFormattedCitation&quot;: &quot;(Kornienko, Guenzl, Barlow, &amp; Pauler, 2013)&quot;, &quot;plainTextFormattedCitation&quot;: &quot;(Kornienko, Guenzl, Barlow, &amp; Pauler, 2013)&quot;}, &quot;properties&quot;: {&quot;noteIndex&quot;: 0}, &quot;schema&quot;: &quot;https://github.com/citation-style-language/schema/raw/master/csl-citation.json&quot;} RNDYUEC6SZEh7"/><text:span text:style-name="T54">(Kornienko, Guenzl, Barlow, &amp; Pauler, 2013)</text:span><text:reference-mark-end text:name="ADDIN CSL_CITATION {&quot;citationItems&quot;: [{&quot;id&quot;: &quot;ITEM-1&quot;, &quot;itemData&quot;: {&quot;issued&quot;: {&quot;date-parts&quot;: [[&quot;2013&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volume&quot;: &quot;11&quot;, &quot;type&quot;: &quot;article-journal&quot;, &quot;ISSN&quot;: &quot;1741-7007&quot;, &quot;author&quot;: [{&quot;given&quot;: &quot;Aleksandra E&quot;, &quot;parse-names&quot;: false, &quot;dropping-particle&quot;: &quot;&quot;, &quot;suffix&quot;: &quot;&quot;, &quot;non-dropping-particle&quot;: &quot;&quot;, &quot;family&quot;: &quot;Kornienko&quot;}, {&quot;given&quot;: &quot;Philipp M&quot;, &quot;parse-names&quot;: false, &quot;dropping-particle&quot;: &quot;&quot;, &quot;suffix&quot;: &quot;&quot;, &quot;non-dropping-particle&quot;: &quot;&quot;, &quot;family&quot;: &quot;Guenzl&quot;}, {&quot;given&quot;: &quot;Denise P&quot;, &quot;parse-names&quot;: false, &quot;dropping-particle&quot;: &quot;&quot;, &quot;suffix&quot;: &quot;&quot;, &quot;non-dropping-particle&quot;: &quot;&quot;, &quot;family&quot;: &quot;Barlow&quot;}, {&quot;given&quot;: &quot;Florian M&quot;, &quot;parse-names&quot;: false, &quot;dropping-particle&quot;: &quot;&quot;, &quot;suffix&quot;: &quot;&quot;, &quot;non-dropping-particle&quot;: &quot;&quot;, &quot;family&quot;: &quot;Pauler&quot;}], &quot;container-title&quot;: &quot;BMC biology&quot;, &quot;ISBN&quot;: &quot;1741-7007 (Electronic)\\r1741-7007 (Linking)&quot;, &quot;title&quot;: &quot;Gene regulation by the act of long non-coding RNA transcription.&quot;, &quot;id&quot;: &quot;ITEM-1&quot;, &quot;PMID&quot;: &quot;23721193&quot;, &quot;page&quot;: &quot;59&quot;, &quot;DOI&quot;: &quot;10.1186/1741-7007-11-59&quot;}, &quot;uris&quot;: [&quot;http://www.mendeley.com/documents/?uuid=87994fa5-021d-484c-95ca-47e4a22d1305&quot;]}], &quot;mendeley&quot;: {&quot;formattedCitation&quot;: &quot;(Kornienko, Guenzl, Barlow, &amp; Pauler, 2013)&quot;, &quot;previouslyFormattedCitation&quot;: &quot;(Kornienko, Guenzl, Barlow, &amp; Pauler, 2013)&quot;, &quot;plainTextFormattedCitation&quot;: &quot;(Kornienko, Guenzl, Barlow, &amp; Pauler, 2013)&quot;}, &quot;properties&quot;: {&quot;noteIndex&quot;: 0}, &quot;schema&quot;: &quot;https://github.com/citation-style-language/schema/raw/master/csl-citation.json&quot;} RNDYUEC6SZEh7"/><text:span text:style-name="T86">⁠. However, the mechanisms and functions, if any, for the majority of lincRNAs remain unknown</text:span> <text:reference-mark-start text:name="ADDIN CSL_CITATION {&quot;citationItems&quot;: [{&quot;id&quot;: &quot;ITEM-1&quot;, &quot;itemData&quot;: {&quot;issued&quot;: {&quot;date-parts&quot;: [[&quot;201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volume&quot;: &quot;81&quot;, &quot;type&quot;: &quot;article-journal&quot;, &quot;ISSN&quot;: &quot;1545-4509&quot;, &quot;author&quot;: [{&quot;given&quot;: &quot;John L&quot;, &quot;parse-names&quot;: false, &quot;dropping-particle&quot;: &quot;&quot;, &quot;suffix&quot;: &quot;&quot;, &quot;non-dropping-particle&quot;: &quot;&quot;, &quot;family&quot;: &quot;Rinn&quot;}, {&quot;given&quot;: &quot;Howard Y&quot;, &quot;parse-names&quot;: false, &quot;dropping-particle&quot;: &quot;&quot;, &quot;suffix&quot;: &quot;&quot;, &quot;non-dropping-particle&quot;: &quot;&quot;, &quot;family&quot;: &quot;Chang&quot;}], &quot;container-title&quot;: &quot;Annual review of biochemistry&quot;, &quot;ISBN&quot;: &quot;1545-4509 (Electronic)\\r0066-4154 (Linking)&quot;, &quot;title&quot;: &quot;Genome regulation by long noncoding RNAs.&quot;, &quot;id&quot;: &quot;ITEM-1&quot;, &quot;PMID&quot;: &quot;22663078&quot;, &quot;page&quot;: &quot;145-166&quot;, &quot;DOI&quot;: &quot;10.1146/annurev-biochem-051410-092902&quot;}, &quot;uris&quot;: [&quot;http://www.mendeley.com/documents/?uuid=2029c568-33da-463e-bcc3-3d5ba980d7f7&quot;, &quot;http://www.mendeley.com/documents/?uuid=7c99ad0f-b68f-4a76-86d6-a75dc5e152ef&quot;]}], &quot;mendeley&quot;: {&quot;formattedCitation&quot;: &quot;(Rinn &amp; Chang, 2012)&quot;, &quot;previouslyFormattedCitation&quot;: &quot;(Rinn &amp; Chang, 2012)&quot;, &quot;plainTextFormattedCitation&quot;: &quot;(Rinn &amp; Chang, 2012)&quot;}, &quot;properties&quot;: {&quot;noteIndex&quot;: 0}, &quot;schema&quot;: &quot;https://github.com/citation-style-language/schema/raw/master/csl-citation.json&quot;} RNDE6s37SdFjA"/><text:span text:style-name="T53">(Rinn &amp; Chang, 2012)</text:span><text:reference-mark-end text:name="ADDIN CSL_CITATION {&quot;citationItems&quot;: [{&quot;id&quot;: &quot;ITEM-1&quot;, &quot;itemData&quot;: {&quot;issued&quot;: {&quot;date-parts&quot;: [[&quot;201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volume&quot;: &quot;81&quot;, &quot;type&quot;: &quot;article-journal&quot;, &quot;ISSN&quot;: &quot;1545-4509&quot;, &quot;author&quot;: [{&quot;given&quot;: &quot;John L&quot;, &quot;parse-names&quot;: false, &quot;dropping-particle&quot;: &quot;&quot;, &quot;suffix&quot;: &quot;&quot;, &quot;non-dropping-particle&quot;: &quot;&quot;, &quot;family&quot;: &quot;Rinn&quot;}, {&quot;given&quot;: &quot;Howard Y&quot;, &quot;parse-names&quot;: false, &quot;dropping-particle&quot;: &quot;&quot;, &quot;suffix&quot;: &quot;&quot;, &quot;non-dropping-particle&quot;: &quot;&quot;, &quot;family&quot;: &quot;Chang&quot;}], &quot;container-title&quot;: &quot;Annual review of biochemistry&quot;, &quot;ISBN&quot;: &quot;1545-4509 (Electronic)\\r0066-4154 (Linking)&quot;, &quot;title&quot;: &quot;Genome regulation by long noncoding RNAs.&quot;, &quot;id&quot;: &quot;ITEM-1&quot;, &quot;PMID&quot;: &quot;22663078&quot;, &quot;page&quot;: &quot;145-166&quot;, &quot;DOI&quot;: &quot;10.1146/annurev-biochem-051410-092902&quot;}, &quot;uris&quot;: [&quot;http://www.mendeley.com/documents/?uuid=2029c568-33da-463e-bcc3-3d5ba980d7f7&quot;, &quot;http://www.mendeley.com/documents/?uuid=7c99ad0f-b68f-4a76-86d6-a75dc5e152ef&quot;]}], &quot;mendeley&quot;: {&quot;formattedCitation&quot;: &quot;(Rinn &amp; Chang, 2012)&quot;, &quot;previouslyFormattedCitation&quot;: &quot;(Rinn &amp; Chang, 2012)&quot;, &quot;plainTextFormattedCitation&quot;: &quot;(Rinn &amp; Chang, 2012)&quot;}, &quot;properties&quot;: {&quot;noteIndex&quot;: 0}, &quot;schema&quot;: &quot;https://github.com/citation-style-language/schema/raw/master/csl-citation.json&quot;} RNDE6s37SdFjA"/>⁠. <text:s/></text:p>
      <text:p text:style-name="P11"/>
      <text:p text:style-name="P11"><text:span text:style-name="T203">LincRNAs associated with human traits have been shown to have enhancer-associated </text:span><text:span text:style-name="T52">cis</text:span><text:span text:style-name="T88">-regulatory roles and their loci are correlated with more compact chromatin relative to other lincRNAs in a human lymphoblastoid cell line (LCL) (Tan et al, under revision). Most active enhancers are transcribed, generating noncoding products, including lincRNAs </text:span><text:reference-mark-start text:name="ADDIN CSL_CITATION {&quot;citationItems&quot;: [{&quot;id&quot;: &quot;ITEM-1&quot;, &quot;itemData&quot;: {&quot;issued&quot;: {&quot;date-parts&quot;: [[&quot;2012&quot;]]}, &quot;ISSN&quot;: &quot;1545-9993&quot;, &quot;publisher&quot;: &quot;Nature Publishing Group&quot;, &quot;type&quot;: &quot;article-journal&quot;, &quot;issue&quot;: &quot;11&quot;, &quot;author&quot;: [{&quot;given&quot;: &quot;S\u00f2nia&quot;, &quot;parse-names&quot;: false, &quot;dropping-particle&quot;: &quot;&quot;, &quot;suffix&quot;: &quot;&quot;, &quot;non-dropping-particle&quot;: &quot;&quot;, &quot;family&quot;: &quot;Guil&quot;}, {&quot;given&quot;: &quot;Manel&quot;, &quot;parse-names&quot;: false, &quot;dropping-particle&quot;: &quot;&quot;, &quot;suffix&quot;: &quot;&quot;, &quot;non-dropping-particle&quot;: &quot;&quot;, &quot;family&quot;: &quot;Esteller&quot;}], &quot;container-title&quot;: &quot;Nature Structural &amp; Molecular Biology&quot;, &quot;volume&quot;: &quot;19&quot;, &quot;ISBN&quot;: &quot;1545-9985 (Electronic)\\r1545-9985 (Linking)&quot;, &quot;title&quot;: &quot;Cis-acting noncoding RNAs: friends and foes&quot;, &quot;id&quot;: &quot;ITEM-1&quot;, &quot;PMID&quot;: &quot;23132386&quot;, &quot;page&quot;: &quot;1068-1075&quot;, &quot;DOI&quot;: &quot;10.1038/nsmb.2428&quot;}, &quot;uris&quot;: [&quot;http://www.mendeley.com/documents/?uuid=58ffe2d4-274d-4bc4-a9e5-8a66fd3a8378&quot;]}], &quot;mendeley&quot;: {&quot;formattedCitation&quot;: &quot;(Guil &amp; Esteller, 2012)&quot;, &quot;previouslyFormattedCitation&quot;: &quot;(Guil &amp; Esteller, 2012)&quot;, &quot;plainTextFormattedCitation&quot;: &quot;(Guil &amp; Esteller, 2012)&quot;}, &quot;properties&quot;: {&quot;noteIndex&quot;: 0}, &quot;schema&quot;: &quot;https://github.com/citation-style-language/schema/raw/master/csl-citation.json&quot;} RNDO0EWdbWBe0"/><text:span text:style-name="T61">(Guil &amp; Esteller, 2012)</text:span><text:reference-mark-end text:name="ADDIN CSL_CITATION {&quot;citationItems&quot;: [{&quot;id&quot;: &quot;ITEM-1&quot;, &quot;itemData&quot;: {&quot;issued&quot;: {&quot;date-parts&quot;: [[&quot;2012&quot;]]}, &quot;ISSN&quot;: &quot;1545-9993&quot;, &quot;publisher&quot;: &quot;Nature Publishing Group&quot;, &quot;type&quot;: &quot;article-journal&quot;, &quot;issue&quot;: &quot;11&quot;, &quot;author&quot;: [{&quot;given&quot;: &quot;S\u00f2nia&quot;, &quot;parse-names&quot;: false, &quot;dropping-particle&quot;: &quot;&quot;, &quot;suffix&quot;: &quot;&quot;, &quot;non-dropping-particle&quot;: &quot;&quot;, &quot;family&quot;: &quot;Guil&quot;}, {&quot;given&quot;: &quot;Manel&quot;, &quot;parse-names&quot;: false, &quot;dropping-particle&quot;: &quot;&quot;, &quot;suffix&quot;: &quot;&quot;, &quot;non-dropping-particle&quot;: &quot;&quot;, &quot;family&quot;: &quot;Esteller&quot;}], &quot;container-title&quot;: &quot;Nature Structural &amp; Molecular Biology&quot;, &quot;volume&quot;: &quot;19&quot;, &quot;ISBN&quot;: &quot;1545-9985 (Electronic)\\r1545-9985 (Linking)&quot;, &quot;title&quot;: &quot;Cis-acting noncoding RNAs: friends and foes&quot;, &quot;id&quot;: &quot;ITEM-1&quot;, &quot;PMID&quot;: &quot;23132386&quot;, &quot;page&quot;: &quot;1068-1075&quot;, &quot;DOI&quot;: &quot;10.1038/nsmb.2428&quot;}, &quot;uris&quot;: [&quot;http://www.mendeley.com/documents/?uuid=58ffe2d4-274d-4bc4-a9e5-8a66fd3a8378&quot;]}], &quot;mendeley&quot;: {&quot;formattedCitation&quot;: &quot;(Guil &amp; Esteller, 2012)&quot;, &quot;previouslyFormattedCitation&quot;: &quot;(Guil &amp; Esteller, 2012)&quot;, &quot;plainTextFormattedCitation&quot;: &quot;(Guil &amp; Esteller, 2012)&quot;}, &quot;properties&quot;: {&quot;noteIndex&quot;: 0}, &quot;schema&quot;: &quot;https://github.com/citation-style-language/schema/raw/master/csl-citation.json&quot;} RNDO0EWdbWBe0"/><text:span text:style-name="T88">⁠</text:span><text:span text:style-name="T146">. </text:span><text:span text:style-name="T147">This</text:span><text:span text:style-name="T88"> raises the question whether lincRNAs with enhancer-like activities (elincRNAs) contribute to gene regulation and the organization of <text:s/>chromosomal contacts. Unlike most enhancer-associated noncoding RNAs, which are often transcribed bidirectionally and then rapidly degraded </text:span><text:reference-mark-start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qYofUgTSe0"/><text:span text:style-name="T58">(Darrow &amp; Chadwick, 2013)</text:span><text:reference-mark-end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qYofUgTSe0"/><text:span text:style-name="T88">⁠, elincRNAs are transcribed preferentially in one direction and are more stable </text:span><text:reference-mark-start text:name="ADDIN CSL_CITATION {&quot;citationItems&quot;: [{&quot;id&quot;: &quot;ITEM-1&quot;, &quot;itemData&quot;: {&quot;issued&quot;: {&quot;date-parts&quot;: [[&quot;2013&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volume&quot;: &quot;14&quot;, &quot;type&quot;: &quot;article-journal&quot;, &quot;ISSN&quot;: &quot;1465-6914&quot;, &quot;author&quot;: [{&quot;given&quot;: &quot;Ana C&quot;, &quot;parse-names&quot;: false, &quot;dropping-particle&quot;: &quot;&quot;, &quot;suffix&quot;: &quot;&quot;, &quot;non-dropping-particle&quot;: &quot;&quot;, &quot;family&quot;: &quot;Marques&quot;}, {&quot;given&quot;: &quot;Jim&quot;, &quot;parse-names&quot;: false, &quot;dropping-particle&quot;: &quot;&quot;, &quot;suffix&quot;: &quot;&quot;, &quot;non-dropping-particle&quot;: &quot;&quot;, &quot;family&quot;: &quot;Hughes&quot;}, {&quot;given&quot;: &quot;Bryony&quot;, &quot;parse-names&quot;: false, &quot;dropping-particle&quot;: &quot;&quot;, &quot;suffix&quot;: &quot;&quot;, &quot;non-dropping-particle&quot;: &quot;&quot;, &quot;family&quot;: &quot;Graham&quot;}, {&quot;given&quot;: &quot;Monika S&quot;, &quot;parse-names&quot;: false, &quot;dropping-particle&quot;: &quot;&quot;, &quot;suffix&quot;: &quot;&quot;, &quot;non-dropping-particle&quot;: &quot;&quot;, &quot;family&quot;: &quot;Kowalczyk&quot;}, {&quot;given&quot;: &quot;Doug R&quot;, &quot;parse-names&quot;: false, &quot;dropping-particle&quot;: &quot;&quot;, &quot;suffix&quot;: &quot;&quot;, &quot;non-dropping-particle&quot;: &quot;&quot;, &quot;family&quot;: &quot;Higgs&quot;}, {&quot;given&quot;: &quot;Chris P&quot;, &quot;parse-names&quot;: false, &quot;dropping-particle&quot;: &quot;&quot;, &quot;suffix&quot;: &quot;&quot;, &quot;non-dropping-particle&quot;: &quot;&quot;, &quot;family&quot;: &quot;Ponting&quot;}], &quot;container-title&quot;: &quot;Genome Biology&quot;, &quot;ISBN&quot;: &quot;1465-6914 (Electronic) 1465-6906 (Linking)&quot;, &quot;title&quot;: &quot;Chromatin signatures at transcriptional start sites separate two equally populated yet distinct classes of intergenic long noncoding RNAs.&quot;, &quot;id&quot;: &quot;ITEM-1&quot;, &quot;PMID&quot;: &quot;24289259&quot;, &quot;page&quot;: &quot;R131&quot;, &quot;DOI&quot;: &quot;10.1186/gb-2013-14-11-r131&quot;}, &quot;uris&quot;: [&quot;http://www.mendeley.com/documents/?uuid=560b6eb4-a838-4c9b-8888-d67f988237b5&quot;]}], &quot;mendeley&quot;: {&quot;formattedCitation&quot;: &quot;(Marques et al., 2013)&quot;, &quot;previouslyFormattedCitation&quot;: &quot;(Marques et al., 2013)&quot;, &quot;plainTextFormattedCitation&quot;: &quot;(Marques et al., 2013)&quot;}, &quot;properties&quot;: {&quot;noteIndex&quot;: 0}, &quot;schema&quot;: &quot;https://github.com/citation-style-language/schema/raw/master/csl-citation.json&quot;} RND1Rwd2MPX11"/><text:span text:style-name="T58">(Marques et al., 2013)</text:span><text:reference-mark-end text:name="ADDIN CSL_CITATION {&quot;citationItems&quot;: [{&quot;id&quot;: &quot;ITEM-1&quot;, &quot;itemData&quot;: {&quot;issued&quot;: {&quot;date-parts&quot;: [[&quot;2013&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volume&quot;: &quot;14&quot;, &quot;type&quot;: &quot;article-journal&quot;, &quot;ISSN&quot;: &quot;1465-6914&quot;, &quot;author&quot;: [{&quot;given&quot;: &quot;Ana C&quot;, &quot;parse-names&quot;: false, &quot;dropping-particle&quot;: &quot;&quot;, &quot;suffix&quot;: &quot;&quot;, &quot;non-dropping-particle&quot;: &quot;&quot;, &quot;family&quot;: &quot;Marques&quot;}, {&quot;given&quot;: &quot;Jim&quot;, &quot;parse-names&quot;: false, &quot;dropping-particle&quot;: &quot;&quot;, &quot;suffix&quot;: &quot;&quot;, &quot;non-dropping-particle&quot;: &quot;&quot;, &quot;family&quot;: &quot;Hughes&quot;}, {&quot;given&quot;: &quot;Bryony&quot;, &quot;parse-names&quot;: false, &quot;dropping-particle&quot;: &quot;&quot;, &quot;suffix&quot;: &quot;&quot;, &quot;non-dropping-particle&quot;: &quot;&quot;, &quot;family&quot;: &quot;Graham&quot;}, {&quot;given&quot;: &quot;Monika S&quot;, &quot;parse-names&quot;: false, &quot;dropping-particle&quot;: &quot;&quot;, &quot;suffix&quot;: &quot;&quot;, &quot;non-dropping-particle&quot;: &quot;&quot;, &quot;family&quot;: &quot;Kowalczyk&quot;}, {&quot;given&quot;: &quot;Doug R&quot;, &quot;parse-names&quot;: false, &quot;dropping-particle&quot;: &quot;&quot;, &quot;suffix&quot;: &quot;&quot;, &quot;non-dropping-particle&quot;: &quot;&quot;, &quot;family&quot;: &quot;Higgs&quot;}, {&quot;given&quot;: &quot;Chris P&quot;, &quot;parse-names&quot;: false, &quot;dropping-particle&quot;: &quot;&quot;, &quot;suffix&quot;: &quot;&quot;, &quot;non-dropping-particle&quot;: &quot;&quot;, &quot;family&quot;: &quot;Ponting&quot;}], &quot;container-title&quot;: &quot;Genome Biology&quot;, &quot;ISBN&quot;: &quot;1465-6914 (Electronic) 1465-6906 (Linking)&quot;, &quot;title&quot;: &quot;Chromatin signatures at transcriptional start sites separate two equally populated yet distinct classes of intergenic long noncoding RNAs.&quot;, &quot;id&quot;: &quot;ITEM-1&quot;, &quot;PMID&quot;: &quot;24289259&quot;, &quot;page&quot;: &quot;R131&quot;, &quot;DOI&quot;: &quot;10.1186/gb-2013-14-11-r131&quot;}, &quot;uris&quot;: [&quot;http://www.mendeley.com/documents/?uuid=560b6eb4-a838-4c9b-8888-d67f988237b5&quot;]}], &quot;mendeley&quot;: {&quot;formattedCitation&quot;: &quot;(Marques et al., 2013)&quot;, &quot;previouslyFormattedCitation&quot;: &quot;(Marques et al., 2013)&quot;, &quot;plainTextFormattedCitation&quot;: &quot;(Marques et al., 2013)&quot;}, &quot;properties&quot;: {&quot;noteIndex&quot;: 0}, &quot;schema&quot;: &quot;https://github.com/citation-style-language/schema/raw/master/csl-citation.json&quot;} RND1Rwd2MPX11"/><text:span text:style-name="T88">⁠. These distinct features make them less likely to be a product of pervasive transcription and thereby, good candidates to study the involvement of lincRNAs in the regulation of gene-enhancer interactions within chromatin domains. Those elincRNAs will therefore be the focus of my analysis.</text:span></text:p>
      <text:p text:style-name="P8"/>
      <text:p text:style-name="P11">Recently, <text:span text:style-name="T191">there have been reports of e</text:span>lincRNAs <text:span text:style-name="T192">involved in the spatial organization of the genome, such as Haunt </text:span><text:reference-mark-start text:name="ADDIN CSL_CITATION {&quot;citationItems&quot;: [{&quot;id&quot;: &quot;ITEM-1&quot;, &quot;itemData&quot;: {&quot;issued&quot;: {&quot;date-parts&quot;: [[&quot;2015&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quot;: &quot;5&quot;, &quot;publisher&quot;: &quot;Elsevier Inc.&quot;, &quot;type&quot;: &quot;article-journal&quot;, &quot;ISSN&quot;: &quot;18759777&quot;, &quot;author&quot;: [{&quot;given&quot;: &quot;Yafei&quot;, &quot;parse-names&quot;: false, &quot;dropping-particle&quot;: &quot;&quot;, &quot;suffix&quot;: &quot;&quot;, &quot;non-dropping-particle&quot;: &quot;&quot;, &quot;family&quot;: &quot;Yin&quot;}, {&quot;given&quot;: &quot;Pixi&quot;, &quot;parse-names&quot;: false, &quot;dropping-particle&quot;: &quot;&quot;, &quot;suffix&quot;: &quot;&quot;, &quot;non-dropping-particle&quot;: &quot;&quot;, &quot;family&quot;: &quot;Yan&quot;}, {&quot;given&quot;: &quot;Jinlong&quot;, &quot;parse-names&quot;: false, &quot;dropping-particle&quot;: &quot;&quot;, &quot;suffix&quot;: &quot;&quot;, &quot;non-dropping-particle&quot;: &quot;&quot;, &quot;family&quot;: &quot;Lu&quot;}, {&quot;given&quot;: &quot;Guang&quot;, &quot;parse-names&quot;: false, &quot;dropping-particle&quot;: &quot;&quot;, &quot;suffix&quot;: &quot;&quot;, &quot;non-dropping-particle&quot;: &quot;&quot;, &quot;family&quot;: &quot;Song&quot;}, {&quot;given&quot;: &quot;Yangyang&quot;, &quot;parse-names&quot;: false, &quot;dropping-particle&quot;: &quot;&quot;, &quot;suffix&quot;: &quot;&quot;, &quot;non-dropping-particle&quot;: &quot;&quot;, &quot;family&quot;: &quot;Zhu&quot;}, {&quot;given&quot;: &quot;Zhaohui&quot;, &quot;parse-names&quot;: false, &quot;dropping-particle&quot;: &quot;&quot;, &quot;suffix&quot;: &quot;&quot;, &quot;non-dropping-particle&quot;: &quot;&quot;, &quot;family&quot;: &quot;Li&quot;}, {&quot;given&quot;: &quot;Yi&quot;, &quot;parse-names&quot;: false, &quot;dropping-particle&quot;: &quot;&quot;, &quot;suffix&quot;: &quot;&quot;, &quot;non-dropping-particle&quot;: &quot;&quot;, &quot;family&quot;: &quot;Zhao&quot;}, {&quot;given&quot;: &quot;Bin&quot;, &quot;parse-names&quot;: false, &quot;dropping-particle&quot;: &quot;&quot;, &quot;suffix&quot;: &quot;&quot;, &quot;non-dropping-particle&quot;: &quot;&quot;, &quot;family&quot;: &quot;Shen&quot;}, {&quot;given&quot;: &quot;Xingxu&quot;, &quot;parse-names&quot;: false, &quot;dropping-particle&quot;: &quot;&quot;, &quot;suffix&quot;: &quot;&quot;, &quot;non-dropping-particle&quot;: &quot;&quot;, &quot;family&quot;: &quot;Huang&quot;}, {&quot;given&quot;: &quot;Heng&quot;, &quot;parse-names&quot;: false, &quot;dropping-particle&quot;: &quot;&quot;, &quot;suffix&quot;: &quot;&quot;, &quot;non-dropping-particle&quot;: &quot;&quot;, &quot;family&quot;: &quot;Zhu&quot;}, {&quot;given&quot;: &quot;Stuart H.&quot;, &quot;parse-names&quot;: false, &quot;dropping-particle&quot;: &quot;&quot;, &quot;suffix&quot;: &quot;&quot;, &quot;non-dropping-particle&quot;: &quot;&quot;, &quot;family&quot;: &quot;Orkin&quot;}, {&quot;given&quot;: &quot;Xiaohua&quot;, &quot;parse-names&quot;: false, &quot;dropping-particle&quot;: &quot;&quot;, &quot;suffix&quot;: &quot;&quot;, &quot;non-dropping-particle&quot;: &quot;&quot;, &quot;family&quot;: &quot;Shen&quot;}], &quot;container-title&quot;: &quot;Cell Stem Cell&quot;, &quot;volume&quot;: &quot;16&quot;, &quot;ISBN&quot;: &quot;1875-9777 (Electronic)&quot;, &quot;title&quot;: &quot;Opposing roles for the lncRNA haunt and its genomic locus in regulating HOXA gene activation during embryonic stem cell differentiation&quot;, &quot;id&quot;: &quot;ITEM-1&quot;, &quot;PMID&quot;: &quot;25891907&quot;, &quot;page&quot;: &quot;504-516&quot;, &quot;DOI&quot;: &quot;10.1016/j.stem.2015.03.007&quot;}, &quot;uris&quot;: [&quot;http://www.mendeley.com/documents/?uuid=fdfc24eb-dae8-4c73-95b6-0b87427be4d7&quot;, &quot;http://www.mendeley.com/documents/?uuid=b83981a3-3fe8-4d15-bde5-1b55380bba95&quot;]}], &quot;mendeley&quot;: {&quot;formattedCitation&quot;: &quot;(Yin et al., 2015)&quot;, &quot;previouslyFormattedCitation&quot;: &quot;(Yin et al., 2015)&quot;, &quot;plainTextFormattedCitation&quot;: &quot;(Yin et al., 2015)&quot;}, &quot;properties&quot;: {&quot;noteIndex&quot;: 0}, &quot;schema&quot;: &quot;https://github.com/citation-style-language/schema/raw/master/csl-citation.json&quot;} RND1bAvJCKdbZ"/><text:span text:style-name="T60">(Yin et al., 2015)</text:span><text:reference-mark-end text:name="ADDIN CSL_CITATION {&quot;citationItems&quot;: [{&quot;id&quot;: &quot;ITEM-1&quot;, &quot;itemData&quot;: {&quot;issued&quot;: {&quot;date-parts&quot;: [[&quot;2015&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quot;: &quot;5&quot;, &quot;publisher&quot;: &quot;Elsevier Inc.&quot;, &quot;type&quot;: &quot;article-journal&quot;, &quot;ISSN&quot;: &quot;18759777&quot;, &quot;author&quot;: [{&quot;given&quot;: &quot;Yafei&quot;, &quot;parse-names&quot;: false, &quot;dropping-particle&quot;: &quot;&quot;, &quot;suffix&quot;: &quot;&quot;, &quot;non-dropping-particle&quot;: &quot;&quot;, &quot;family&quot;: &quot;Yin&quot;}, {&quot;given&quot;: &quot;Pixi&quot;, &quot;parse-names&quot;: false, &quot;dropping-particle&quot;: &quot;&quot;, &quot;suffix&quot;: &quot;&quot;, &quot;non-dropping-particle&quot;: &quot;&quot;, &quot;family&quot;: &quot;Yan&quot;}, {&quot;given&quot;: &quot;Jinlong&quot;, &quot;parse-names&quot;: false, &quot;dropping-particle&quot;: &quot;&quot;, &quot;suffix&quot;: &quot;&quot;, &quot;non-dropping-particle&quot;: &quot;&quot;, &quot;family&quot;: &quot;Lu&quot;}, {&quot;given&quot;: &quot;Guang&quot;, &quot;parse-names&quot;: false, &quot;dropping-particle&quot;: &quot;&quot;, &quot;suffix&quot;: &quot;&quot;, &quot;non-dropping-particle&quot;: &quot;&quot;, &quot;family&quot;: &quot;Song&quot;}, {&quot;given&quot;: &quot;Yangyang&quot;, &quot;parse-names&quot;: false, &quot;dropping-particle&quot;: &quot;&quot;, &quot;suffix&quot;: &quot;&quot;, &quot;non-dropping-particle&quot;: &quot;&quot;, &quot;family&quot;: &quot;Zhu&quot;}, {&quot;given&quot;: &quot;Zhaohui&quot;, &quot;parse-names&quot;: false, &quot;dropping-particle&quot;: &quot;&quot;, &quot;suffix&quot;: &quot;&quot;, &quot;non-dropping-particle&quot;: &quot;&quot;, &quot;family&quot;: &quot;Li&quot;}, {&quot;given&quot;: &quot;Yi&quot;, &quot;parse-names&quot;: false, &quot;dropping-particle&quot;: &quot;&quot;, &quot;suffix&quot;: &quot;&quot;, &quot;non-dropping-particle&quot;: &quot;&quot;, &quot;family&quot;: &quot;Zhao&quot;}, {&quot;given&quot;: &quot;Bin&quot;, &quot;parse-names&quot;: false, &quot;dropping-particle&quot;: &quot;&quot;, &quot;suffix&quot;: &quot;&quot;, &quot;non-dropping-particle&quot;: &quot;&quot;, &quot;family&quot;: &quot;Shen&quot;}, {&quot;given&quot;: &quot;Xingxu&quot;, &quot;parse-names&quot;: false, &quot;dropping-particle&quot;: &quot;&quot;, &quot;suffix&quot;: &quot;&quot;, &quot;non-dropping-particle&quot;: &quot;&quot;, &quot;family&quot;: &quot;Huang&quot;}, {&quot;given&quot;: &quot;Heng&quot;, &quot;parse-names&quot;: false, &quot;dropping-particle&quot;: &quot;&quot;, &quot;suffix&quot;: &quot;&quot;, &quot;non-dropping-particle&quot;: &quot;&quot;, &quot;family&quot;: &quot;Zhu&quot;}, {&quot;given&quot;: &quot;Stuart H.&quot;, &quot;parse-names&quot;: false, &quot;dropping-particle&quot;: &quot;&quot;, &quot;suffix&quot;: &quot;&quot;, &quot;non-dropping-particle&quot;: &quot;&quot;, &quot;family&quot;: &quot;Orkin&quot;}, {&quot;given&quot;: &quot;Xiaohua&quot;, &quot;parse-names&quot;: false, &quot;dropping-particle&quot;: &quot;&quot;, &quot;suffix&quot;: &quot;&quot;, &quot;non-dropping-particle&quot;: &quot;&quot;, &quot;family&quot;: &quot;Shen&quot;}], &quot;container-title&quot;: &quot;Cell Stem Cell&quot;, &quot;volume&quot;: &quot;16&quot;, &quot;ISBN&quot;: &quot;1875-9777 (Electronic)&quot;, &quot;title&quot;: &quot;Opposing roles for the lncRNA haunt and its genomic locus in regulating HOXA gene activation during embryonic stem cell differentiation&quot;, &quot;id&quot;: &quot;ITEM-1&quot;, &quot;PMID&quot;: &quot;25891907&quot;, &quot;page&quot;: &quot;504-516&quot;, &quot;DOI&quot;: &quot;10.1016/j.stem.2015.03.007&quot;}, &quot;uris&quot;: [&quot;http://www.mendeley.com/documents/?uuid=fdfc24eb-dae8-4c73-95b6-0b87427be4d7&quot;, &quot;http://www.mendeley.com/documents/?uuid=b83981a3-3fe8-4d15-bde5-1b55380bba95&quot;]}], &quot;mendeley&quot;: {&quot;formattedCitation&quot;: &quot;(Yin et al., 2015)&quot;, &quot;previouslyFormattedCitation&quot;: &quot;(Yin et al., 2015)&quot;, &quot;plainTextFormattedCitation&quot;: &quot;(Yin et al., 2015)&quot;}, &quot;properties&quot;: {&quot;noteIndex&quot;: 0}, &quot;schema&quot;: &quot;https://github.com/citation-style-language/schema/raw/master/csl-citation.json&quot;} RND1bAvJCKdbZ"/><text:span text:style-name="T192">⁠</text:span><text:span text:style-name="T145">⁠,</text:span><text:span text:style-name="T87"> which can regulate</text:span> intrachromosomal interaction<text:span text:style-name="T192">s</text:span> by <text:span text:style-name="T193">mediating</text:span> promoter-enhancer looping.</text:p>
      <text:p text:style-name="P8"><text:span text:style-name="T89">It is thought that spatial organization of the genome is an major factor in gene regulation </text:span><text:reference-mark-start text:name="ADDIN CSL_CITATION {&quot;citationItems&quot;: [{&quot;id&quot;: &quot;ITEM-1&quot;, &quot;itemData&quot;: {&quot;issued&quot;: {&quot;date-parts&quot;: [[&quot;2016&quot;]]}, &quot;ISSN&quot;: &quot;1471-0072&quot;, &quot;publisher&quot;: &quot;Nature Publishing Group&quot;, &quot;type&quot;: &quot;article-journal&quot;, &quot;issue&quot;: &quot;12&quot;, &quot;author&quot;: [{&quot;given&quot;: &quot;Jesse M.&quot;, &quot;parse-names&quot;: false, &quot;dropping-particle&quot;: &quot;&quot;, &quot;suffix&quot;: &quot;&quot;, &quot;non-dropping-particle&quot;: &quot;&quot;, &quot;family&quot;: &quot;Engreitz&quot;}, {&quot;given&quot;: &quot;Noah&quot;, &quot;parse-names&quot;: false, &quot;dropping-particle&quot;: &quot;&quot;, &quot;suffix&quot;: &quot;&quot;, &quot;non-dropping-particle&quot;: &quot;&quot;, &quot;family&quot;: &quot;Ollikainen&quot;}, {&quot;given&quot;: &quot;Mitchell&quot;, &quot;parse-names&quot;: false, &quot;dropping-particle&quot;: &quot;&quot;, &quot;suffix&quot;: &quot;&quot;, &quot;non-dropping-particle&quot;: &quot;&quot;, &quot;family&quot;: &quot;Guttman&quot;}], &quot;container-title&quot;: &quot;Nature Reviews Molecular Cell Biology&quot;, &quot;volume&quot;: &quot;17&quot;, &quot;title&quot;: &quot;Long non-coding RNAs: spatial amplifiers that control nuclear structure and gene expression&quot;, &quot;id&quot;: &quot;ITEM-1&quot;, &quot;PMID&quot;: &quot;27780979&quot;, &quot;page&quot;: &quot;756-770&quot;, &quot;DOI&quot;: &quot;10.1038/nrm.2016.126&quot;}, &quot;uris&quot;: [&quot;http://www.mendeley.com/documents/?uuid=dea99785-3ff5-4d82-8299-e7604d71d714&quot;]}], &quot;mendeley&quot;: {&quot;formattedCitation&quot;: &quot;(Engreitz, Ollikainen, &amp; Guttman, 2016)&quot;, &quot;previouslyFormattedCitation&quot;: &quot;(Engreitz, Ollikainen, &amp; Guttman, 2016)&quot;, &quot;plainTextFormattedCitation&quot;: &quot;(Engreitz, Ollikainen, &amp; Guttman, 2016)&quot;}, &quot;properties&quot;: {&quot;noteIndex&quot;: 0}, &quot;schema&quot;: &quot;https://github.com/citation-style-language/schema/raw/master/csl-citation.json&quot;} RNDex1e7uoWrp"/><text:span text:style-name="T57">(Engreitz, Ollikainen, &amp; Guttman, 2016)</text:span><text:reference-mark-end text:name="ADDIN CSL_CITATION {&quot;citationItems&quot;: [{&quot;id&quot;: &quot;ITEM-1&quot;, &quot;itemData&quot;: {&quot;issued&quot;: {&quot;date-parts&quot;: [[&quot;2016&quot;]]}, &quot;ISSN&quot;: &quot;1471-0072&quot;, &quot;publisher&quot;: &quot;Nature Publishing Group&quot;, &quot;type&quot;: &quot;article-journal&quot;, &quot;issue&quot;: &quot;12&quot;, &quot;author&quot;: [{&quot;given&quot;: &quot;Jesse M.&quot;, &quot;parse-names&quot;: false, &quot;dropping-particle&quot;: &quot;&quot;, &quot;suffix&quot;: &quot;&quot;, &quot;non-dropping-particle&quot;: &quot;&quot;, &quot;family&quot;: &quot;Engreitz&quot;}, {&quot;given&quot;: &quot;Noah&quot;, &quot;parse-names&quot;: false, &quot;dropping-particle&quot;: &quot;&quot;, &quot;suffix&quot;: &quot;&quot;, &quot;non-dropping-particle&quot;: &quot;&quot;, &quot;family&quot;: &quot;Ollikainen&quot;}, {&quot;given&quot;: &quot;Mitchell&quot;, &quot;parse-names&quot;: false, &quot;dropping-particle&quot;: &quot;&quot;, &quot;suffix&quot;: &quot;&quot;, &quot;non-dropping-particle&quot;: &quot;&quot;, &quot;family&quot;: &quot;Guttman&quot;}], &quot;container-title&quot;: &quot;Nature Reviews Molecular Cell Biology&quot;, &quot;volume&quot;: &quot;17&quot;, &quot;title&quot;: &quot;Long non-coding RNAs: spatial amplifiers that control nuclear structure and gene expression&quot;, &quot;id&quot;: &quot;ITEM-1&quot;, &quot;PMID&quot;: &quot;27780979&quot;, &quot;page&quot;: &quot;756-770&quot;, &quot;DOI&quot;: &quot;10.1038/nrm.2016.126&quot;}, &quot;uris&quot;: [&quot;http://www.mendeley.com/documents/?uuid=dea99785-3ff5-4d82-8299-e7604d71d714&quot;]}], &quot;mendeley&quot;: {&quot;formattedCitation&quot;: &quot;(Engreitz, Ollikainen, &amp; Guttman, 2016)&quot;, &quot;previouslyFormattedCitation&quot;: &quot;(Engreitz, Ollikainen, &amp; Guttman, 2016)&quot;, &quot;plainTextFormattedCitation&quot;: &quot;(Engreitz, Ollikainen, &amp; Guttman, 2016)&quot;}, &quot;properties&quot;: {&quot;noteIndex&quot;: 0}, &quot;schema&quot;: &quot;https://github.com/citation-style-language/schema/raw/master/csl-citation.json&quot;} RNDex1e7uoWrp"/><text:span text:style-name="T89">⁠. Indeed</text:span>, genomic DNA is folded into <text:span text:style-name="T90">variably </text:span>compact chromosomal structures that likely impact expression of the embedded genes <text:reference-mark-start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Leung, &amp; Ren, 2014)&quot;, &quot;previouslyFormattedCitation&quot;: &quot;(Gorkin, Leung, &amp; Ren, 2014)&quot;, &quot;plainTextFormattedCitation&quot;: &quot;(Gorkin, Leung, &amp; Ren, 2014)&quot;}, &quot;properties&quot;: {&quot;noteIndex&quot;: 0}, &quot;schema&quot;: &quot;https://github.com/citation-style-language/schema/raw/master/csl-citation.json&quot;} RNDkhMINSx1t9"/><text:span text:style-name="T53">(Gorkin, Leung, &amp; Ren, 2014)</text:span><text:reference-mark-end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Leung, &amp; Ren, 2014)&quot;, &quot;previouslyFormattedCitation&quot;: &quot;(Gorkin, Leung, &amp; Ren, 2014)&quot;, &quot;plainTextFormattedCitation&quot;: &quot;(Gorkin, Leung, &amp; Ren, 2014)&quot;}, &quot;properties&quot;: {&quot;noteIndex&quot;: 0}, &quot;schema&quot;: &quot;https://github.com/citation-style-language/schema/raw/master/csl-citation.json&quot;} RNDkhMINSx1t9"/>⁠. On a global scale, regions with a high degree of compaction are classified <text:span text:style-name="T91">as </text:span>heterochromatin while <text:span text:style-name="T140">relatively </text:span>uncondensed regions are called euchromatin <text:reference-mark-start text:name="ADDIN CSL_CITATION {&quot;citationItems&quot;: [{&quot;id&quot;: &quot;ITEM-1&quot;, &quot;itemData&quot;: {&quot;issued&quot;: {&quot;date-parts&quot;: [[&quot;1979&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volume&quot;: &quot;31&quot;, &quot;type&quot;: &quot;article-journal&quot;, &quot;ISSN&quot;: &quot;0002-9297&quot;, &quot;author&quot;: [{&quot;given&quot;: &quot;E&quot;, &quot;parse-names&quot;: false, &quot;dropping-particle&quot;: &quot;&quot;, &quot;suffix&quot;: &quot;&quot;, &quot;non-dropping-particle&quot;: &quot;&quot;, &quot;family&quot;: &quot;Passarge&quot;}], &quot;container-title&quot;: &quot;American journal of human genetics&quot;, &quot;ISBN&quot;: &quot;0002-9297 (Print)\r0002-9297 (Linking)&quot;, &quot;title&quot;: &quot;Emil Heitz and the concept of heterochromatin: longitudinal chromosome differentiation was recognized fifty years ago.&quot;, &quot;id&quot;: &quot;ITEM-1&quot;, &quot;PMID&quot;: &quot;377956&quot;, &quot;page&quot;: &quot;106-15&quot;}, &quot;uris&quot;: [&quot;http://www.mendeley.com/documents/?uuid=1eeb506c-66b7-476d-ac34-c9935cab6b3a&quot;]}], &quot;mendeley&quot;: {&quot;formattedCitation&quot;: &quot;(Passarge, 1979)&quot;, &quot;previouslyFormattedCitation&quot;: &quot;(Passarge, 1979)&quot;, &quot;plainTextFormattedCitation&quot;: &quot;(Passarge, 1979)&quot;}, &quot;properties&quot;: {&quot;noteIndex&quot;: 0}, &quot;schema&quot;: &quot;https://github.com/citation-style-language/schema/raw/master/csl-citation.json&quot;} RND7s3sMKhzHD"/><text:span text:style-name="T53">(Passarge, 1979)</text:span><text:reference-mark-end text:name="ADDIN CSL_CITATION {&quot;citationItems&quot;: [{&quot;id&quot;: &quot;ITEM-1&quot;, &quot;itemData&quot;: {&quot;issued&quot;: {&quot;date-parts&quot;: [[&quot;1979&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volume&quot;: &quot;31&quot;, &quot;type&quot;: &quot;article-journal&quot;, &quot;ISSN&quot;: &quot;0002-9297&quot;, &quot;author&quot;: [{&quot;given&quot;: &quot;E&quot;, &quot;parse-names&quot;: false, &quot;dropping-particle&quot;: &quot;&quot;, &quot;suffix&quot;: &quot;&quot;, &quot;non-dropping-particle&quot;: &quot;&quot;, &quot;family&quot;: &quot;Passarge&quot;}], &quot;container-title&quot;: &quot;American journal of human genetics&quot;, &quot;ISBN&quot;: &quot;0002-9297 (Print)\r0002-9297 (Linking)&quot;, &quot;title&quot;: &quot;Emil Heitz and the concept of heterochromatin: longitudinal chromosome differentiation was recognized fifty years ago.&quot;, &quot;id&quot;: &quot;ITEM-1&quot;, &quot;PMID&quot;: &quot;377956&quot;, &quot;page&quot;: &quot;106-15&quot;}, &quot;uris&quot;: [&quot;http://www.mendeley.com/documents/?uuid=1eeb506c-66b7-476d-ac34-c9935cab6b3a&quot;]}], &quot;mendeley&quot;: {&quot;formattedCitation&quot;: &quot;(Passarge, 1979)&quot;, &quot;previouslyFormattedCitation&quot;: &quot;(Passarge, 1979)&quot;, &quot;plainTextFormattedCitation&quot;: &quot;(Passarge, 1979)&quot;}, &quot;properties&quot;: {&quot;noteIndex&quot;: 0}, &quot;schema&quot;: &quot;https://github.com/citation-style-language/schema/raw/master/csl-citation.json&quot;} RND7s3sMKhzHD"/>⁠. These are respectively associated with lower and higher <text:span text:style-name="T141">levels of active transcription</text:span> <text:reference-mark-start text:name="ADDIN CSL_CITATION {&quot;citationItems&quot;: [{&quot;id&quot;: &quot;ITEM-1&quot;, &quot;itemData&quot;: {&quot;issued&quot;: {&quot;date-parts&quot;: [[&quot;2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volume&quot;: &quot;24&quot;, &quot;type&quot;: &quot;article-journal&quot;, &quot;ISSN&quot;: &quot;08909369&quot;, &quot;author&quot;: [{&quot;given&quot;: &quot;Hisashi&quot;, &quot;parse-names&quot;: false, &quot;dropping-particle&quot;: &quot;&quot;, &quot;suffix&quot;: &quot;&quot;, &quot;non-dropping-particle&quot;: &quot;&quot;, &quot;family&quot;: &quot;Tamaru&quot;}], &quot;container-title&quot;: &quot;Genes and Development&quot;, &quot;ISBN&quot;: &quot;1549-5477 (Electronic)\\n0890-9369 (Linking)&quot;, &quot;title&quot;: &quot;Confining euchromatin/heterochromatin territory: Jumonji crosses the line&quot;, &quot;id&quot;: &quot;ITEM-1&quot;, &quot;PMID&quot;: &quot;20634313&quot;, &quot;page&quot;: &quot;1465-1478&quot;, &quot;DOI&quot;: &quot;10.1101/gad.1941010&quot;}, &quot;uris&quot;: [&quot;http://www.mendeley.com/documents/?uuid=9df73bda-e7f1-4d8a-b3b1-93553eeb1439&quot;]}], &quot;mendeley&quot;: {&quot;formattedCitation&quot;: &quot;(Tamaru, 2010)&quot;, &quot;previouslyFormattedCitation&quot;: &quot;(Tamaru, 2010)&quot;, &quot;plainTextFormattedCitation&quot;: &quot;(Tamaru, 2010)&quot;}, &quot;properties&quot;: {&quot;noteIndex&quot;: 0}, &quot;schema&quot;: &quot;https://github.com/citation-style-language/schema/raw/master/csl-citation.json&quot;} RNDeNAll30FUE"/><text:span text:style-name="T53">(Tamaru, 2010)</text:span><text:reference-mark-end text:name="ADDIN CSL_CITATION {&quot;citationItems&quot;: [{&quot;id&quot;: &quot;ITEM-1&quot;, &quot;itemData&quot;: {&quot;issued&quot;: {&quot;date-parts&quot;: [[&quot;2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volume&quot;: &quot;24&quot;, &quot;type&quot;: &quot;article-journal&quot;, &quot;ISSN&quot;: &quot;08909369&quot;, &quot;author&quot;: [{&quot;given&quot;: &quot;Hisashi&quot;, &quot;parse-names&quot;: false, &quot;dropping-particle&quot;: &quot;&quot;, &quot;suffix&quot;: &quot;&quot;, &quot;non-dropping-particle&quot;: &quot;&quot;, &quot;family&quot;: &quot;Tamaru&quot;}], &quot;container-title&quot;: &quot;Genes and Development&quot;, &quot;ISBN&quot;: &quot;1549-5477 (Electronic)\\n0890-9369 (Linking)&quot;, &quot;title&quot;: &quot;Confining euchromatin/heterochromatin territory: Jumonji crosses the line&quot;, &quot;id&quot;: &quot;ITEM-1&quot;, &quot;PMID&quot;: &quot;20634313&quot;, &quot;page&quot;: &quot;1465-1478&quot;, &quot;DOI&quot;: &quot;10.1101/gad.1941010&quot;}, &quot;uris&quot;: [&quot;http://www.mendeley.com/documents/?uuid=9df73bda-e7f1-4d8a-b3b1-93553eeb1439&quot;]}], &quot;mendeley&quot;: {&quot;formattedCitation&quot;: &quot;(Tamaru, 2010)&quot;, &quot;previouslyFormattedCitation&quot;: &quot;(Tamaru, 2010)&quot;, &quot;plainTextFormattedCitation&quot;: &quot;(Tamaru, 2010)&quot;}, &quot;properties&quot;: {&quot;noteIndex&quot;: 0}, &quot;schema&quot;: &quot;https://github.com/citation-style-language/schema/raw/master/csl-citation.json&quot;} RNDeNAll30FUE"/>⁠. <text:span text:style-name="T92">Chromosomes are further compartmentalized into smaller domains, called topologically associated domains (TADs).</text:span> <text:span text:style-name="T151">The amount of </text:span>DNA-DNA interactions <text:span text:style-name="T142">is high within TADs as a result of their close spatial proximity,</text:span> <text:span text:style-name="T142">and low across different TADs.</text:span> TAD boundaries <text:span text:style-name="T151">are the regions lying at the borders of TADs (</text:span><text:span text:style-name="T40">Figure </text:span><text:span text:style-name="T42">9</text:span><text:span text:style-name="T151">) and are essential for gene regulation</text:span>. <text:span text:style-name="T143">They </text:span>are <text:soft-page-break/><text:span text:style-name="T93">often</text:span> gene-dense and are enriched in <text:s/>highly transcribed genes <text:reference-mark-start text:name="ADDIN CSL_CITATION {&quot;citationItems&quot;: [{&quot;id&quot;: &quot;ITEM-1&quot;, &quot;itemData&quot;: {&quot;issued&quot;: {&quot;date-parts&quot;: [[&quot;2014&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type&quot;: &quot;article-journal&quot;, &quot;ISSN&quot;: &quot;1471-0056&quot;, &quot;author&quot;: [{&quot;given&quot;: &quot;Chin-tong&quot;, &quot;parse-names&quot;: false, &quot;dropping-particle&quot;: &quot;&quot;, &quot;suffix&quot;: &quot;&quot;, &quot;non-dropping-particle&quot;: &quot;&quot;, &quot;family&quot;: &quot;Ong&quot;}, {&quot;given&quot;: &quot;Victor G&quot;, &quot;parse-names&quot;: false, &quot;dropping-particle&quot;: &quot;&quot;, &quot;suffix&quot;: &quot;&quot;, &quot;non-dropping-particle&quot;: &quot;&quot;, &quot;family&quot;: &quot;Corces&quot;}], &quot;container-title&quot;: &quot;Nature Publishing Group&quot;, &quot;volume&quot;: &quot;15&quot;, &quot;ISBN&quot;: &quot;doi:10.1038/nrg3663&quot;, &quot;title&quot;: &quot;CTCF : an architectural protein bridging genome topology and function&quot;, &quot;id&quot;: &quot;ITEM-1&quot;, &quot;PMID&quot;: &quot;24614316&quot;, &quot;page&quot;: &quot;234-246&quot;, &quot;DOI&quot;: &quot;10.1038/nrg3663&quot;}, &quot;uris&quot;: [&quot;http://www.mendeley.com/documents/?uuid=702f5046-677b-4d4d-a278-5659628b4935&quot;]}], &quot;mendeley&quot;: {&quot;formattedCitation&quot;: &quot;(Ong &amp; Corces, 2014)&quot;, &quot;previouslyFormattedCitation&quot;: &quot;(Ong &amp; Corces, 2014)&quot;, &quot;plainTextFormattedCitation&quot;: &quot;(Ong &amp; Corces, 2014)&quot;}, &quot;properties&quot;: {&quot;noteIndex&quot;: 0}, &quot;schema&quot;: &quot;https://github.com/citation-style-language/schema/raw/master/csl-citation.json&quot;} RNDHdjC2cxaJN"/><text:span text:style-name="T53">(Ong &amp; Corces, 2014)</text:span><text:reference-mark-end text:name="ADDIN CSL_CITATION {&quot;citationItems&quot;: [{&quot;id&quot;: &quot;ITEM-1&quot;, &quot;itemData&quot;: {&quot;issued&quot;: {&quot;date-parts&quot;: [[&quot;2014&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type&quot;: &quot;article-journal&quot;, &quot;ISSN&quot;: &quot;1471-0056&quot;, &quot;author&quot;: [{&quot;given&quot;: &quot;Chin-tong&quot;, &quot;parse-names&quot;: false, &quot;dropping-particle&quot;: &quot;&quot;, &quot;suffix&quot;: &quot;&quot;, &quot;non-dropping-particle&quot;: &quot;&quot;, &quot;family&quot;: &quot;Ong&quot;}, {&quot;given&quot;: &quot;Victor G&quot;, &quot;parse-names&quot;: false, &quot;dropping-particle&quot;: &quot;&quot;, &quot;suffix&quot;: &quot;&quot;, &quot;non-dropping-particle&quot;: &quot;&quot;, &quot;family&quot;: &quot;Corces&quot;}], &quot;container-title&quot;: &quot;Nature Publishing Group&quot;, &quot;volume&quot;: &quot;15&quot;, &quot;ISBN&quot;: &quot;doi:10.1038/nrg3663&quot;, &quot;title&quot;: &quot;CTCF : an architectural protein bridging genome topology and function&quot;, &quot;id&quot;: &quot;ITEM-1&quot;, &quot;PMID&quot;: &quot;24614316&quot;, &quot;page&quot;: &quot;234-246&quot;, &quot;DOI&quot;: &quot;10.1038/nrg3663&quot;}, &quot;uris&quot;: [&quot;http://www.mendeley.com/documents/?uuid=702f5046-677b-4d4d-a278-5659628b4935&quot;]}], &quot;mendeley&quot;: {&quot;formattedCitation&quot;: &quot;(Ong &amp; Corces, 2014)&quot;, &quot;previouslyFormattedCitation&quot;: &quot;(Ong &amp; Corces, 2014)&quot;, &quot;plainTextFormattedCitation&quot;: &quot;(Ong &amp; Corces, 2014)&quot;}, &quot;properties&quot;: {&quot;noteIndex&quot;: 0}, &quot;schema&quot;: &quot;https://github.com/citation-style-language/schema/raw/master/csl-citation.json&quot;} RNDHdjC2cxaJN"/>⁠. </text:p>
      <text:p text:style-name="P7"/>
      <text:p text:style-name="P7"/>
      <text:p text:style-name="P10"><text:span text:style-name="T194">Chromosomal contacts within TADs, often seen as looping structures, occur <text:s/>particularly at TAD boundaries and are crucial for establishing correct <text:s/>interactions between regulatory elements, such as enhancers and promoters </text:span><text:reference-mark-start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et al., 2014)&quot;, &quot;previouslyFormattedCitation&quot;: &quot;(Gorkin et al., 2014)&quot;, &quot;plainTextFormattedCitation&quot;: &quot;(Gorkin et al., 2014)&quot;}, &quot;properties&quot;: {&quot;noteIndex&quot;: 0}, &quot;schema&quot;: &quot;https://github.com/citation-style-language/schema/raw/master/csl-citation.json&quot;} RNDwmxF5RckYB"/><text:span text:style-name="T75">(Gorkin et al., 2014)</text:span><text:reference-mark-end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et al., 2014)&quot;, &quot;previouslyFormattedCitation&quot;: &quot;(Gorkin et al., 2014)&quot;, &quot;plainTextFormattedCitation&quot;: &quot;(Gorkin et al., 2014)&quot;}, &quot;properties&quot;: {&quot;noteIndex&quot;: 0}, &quot;schema&quot;: &quot;https://github.com/citation-style-language/schema/raw/master/csl-citation.json&quot;} RNDwmxF5RckYB"/><text:span text:style-name="T194">⁠. Deletion of TAD boundaries often disrupts those interactions, resulting in gene misexpression and disease phenotypes </text:span><text:reference-mark-start text:name="ADDIN CSL_CITATION {&quot;citationItems&quot;: [{&quot;id&quot;: &quot;ITEM-1&quot;, &quot;itemData&quot;: {&quot;issued&quot;: {&quot;date-parts&quot;: [[&quot;2016&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type&quot;: &quot;article-journal&quot;, &quot;ISSN&quot;: &quot;13624555&quot;, &quot;author&quot;: [{&quot;given&quot;: &quot;Dar\u00edo G.&quot;, &quot;parse-names&quot;: false, &quot;dropping-particle&quot;: &quot;&quot;, &quot;suffix&quot;: &quot;&quot;, &quot;non-dropping-particle&quot;: &quot;&quot;, &quot;family&quot;: &quot;Lupi\u00e1\u00f1ez&quot;}, {&quot;given&quot;: &quot;Malte&quot;, &quot;parse-names&quot;: false, &quot;dropping-particle&quot;: &quot;&quot;, &quot;suffix&quot;: &quot;&quot;, &quot;non-dropping-particle&quot;: &quot;&quot;, &quot;family&quot;: &quot;Spielmann&quot;}, {&quot;given&quot;: &quot;Stefan&quot;, &quot;parse-names&quot;: false, &quot;dropping-particle&quot;: &quot;&quot;, &quot;suffix&quot;: &quot;&quot;, &quot;non-dropping-particle&quot;: &quot;&quot;, &quot;family&quot;: &quot;Mundlos&quot;}], &quot;container-title&quot;: &quot;Trends in Genetics&quot;, &quot;volume&quot;: &quot;32&quot;, &quot;ISBN&quot;: &quot;0168-9525 (Print)\r0168-9525 (Linking)&quot;, &quot;title&quot;: &quot;Breaking TADs: How Alterations of Chromatin Domains Result in Disease&quot;, &quot;id&quot;: &quot;ITEM-1&quot;, &quot;PMID&quot;: &quot;26862051&quot;, &quot;page&quot;: &quot;225-237&quot;, &quot;DOI&quot;: &quot;10.1016/j.tig.2016.01.003&quot;}, &quot;uris&quot;: [&quot;http://www.mendeley.com/documents/?uuid=4c8597a7-f61c-4098-921e-16a949121f95&quot;]}], &quot;mendeley&quot;: {&quot;formattedCitation&quot;: &quot;(Lupi\u00e1\u00f1ez, Spielmann, &amp; Mundlos, 2016)&quot;, &quot;previouslyFormattedCitation&quot;: &quot;(Lupi\u00e1\u00f1ez, Spielmann, &amp; Mundlos, 2016)&quot;, &quot;plainTextFormattedCitation&quot;: &quot;(Lupi\u00e1\u00f1ez, Spielmann, &amp; Mundlos, 2016)&quot;}, &quot;properties&quot;: {&quot;noteIndex&quot;: 0}, &quot;schema&quot;: &quot;https://github.com/citation-style-language/schema/raw/master/csl-citation.json&quot;} RNDgXUG3bk9Qz"/><text:span text:style-name="T56">(Lupiáñez, Spielmann, &amp; Mundlos, 2016)</text:span><text:reference-mark-end text:name="ADDIN CSL_CITATION {&quot;citationItems&quot;: [{&quot;id&quot;: &quot;ITEM-1&quot;, &quot;itemData&quot;: {&quot;issued&quot;: {&quot;date-parts&quot;: [[&quot;2016&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type&quot;: &quot;article-journal&quot;, &quot;ISSN&quot;: &quot;13624555&quot;, &quot;author&quot;: [{&quot;given&quot;: &quot;Dar\u00edo G.&quot;, &quot;parse-names&quot;: false, &quot;dropping-particle&quot;: &quot;&quot;, &quot;suffix&quot;: &quot;&quot;, &quot;non-dropping-particle&quot;: &quot;&quot;, &quot;family&quot;: &quot;Lupi\u00e1\u00f1ez&quot;}, {&quot;given&quot;: &quot;Malte&quot;, &quot;parse-names&quot;: false, &quot;dropping-particle&quot;: &quot;&quot;, &quot;suffix&quot;: &quot;&quot;, &quot;non-dropping-particle&quot;: &quot;&quot;, &quot;family&quot;: &quot;Spielmann&quot;}, {&quot;given&quot;: &quot;Stefan&quot;, &quot;parse-names&quot;: false, &quot;dropping-particle&quot;: &quot;&quot;, &quot;suffix&quot;: &quot;&quot;, &quot;non-dropping-particle&quot;: &quot;&quot;, &quot;family&quot;: &quot;Mundlos&quot;}], &quot;container-title&quot;: &quot;Trends in Genetics&quot;, &quot;volume&quot;: &quot;32&quot;, &quot;ISBN&quot;: &quot;0168-9525 (Print)\r0168-9525 (Linking)&quot;, &quot;title&quot;: &quot;Breaking TADs: How Alterations of Chromatin Domains Result in Disease&quot;, &quot;id&quot;: &quot;ITEM-1&quot;, &quot;PMID&quot;: &quot;26862051&quot;, &quot;page&quot;: &quot;225-237&quot;, &quot;DOI&quot;: &quot;10.1016/j.tig.2016.01.003&quot;}, &quot;uris&quot;: [&quot;http://www.mendeley.com/documents/?uuid=4c8597a7-f61c-4098-921e-16a949121f95&quot;]}], &quot;mendeley&quot;: {&quot;formattedCitation&quot;: &quot;(Lupi\u00e1\u00f1ez, Spielmann, &amp; Mundlos, 2016)&quot;, &quot;previouslyFormattedCitation&quot;: &quot;(Lupi\u00e1\u00f1ez, Spielmann, &amp; Mundlos, 2016)&quot;, &quot;plainTextFormattedCitation&quot;: &quot;(Lupi\u00e1\u00f1ez, Spielmann, &amp; Mundlos, 2016)&quot;}, &quot;properties&quot;: {&quot;noteIndex&quot;: 0}, &quot;schema&quot;: &quot;https://github.com/citation-style-language/schema/raw/master/csl-citation.json&quot;} RNDgXUG3bk9Qz"/><text:span text:style-name="T194">⁠. TAD boundaries are also enriched in architectural proteins, including CTCF </text:span><text:reference-mark-start text:name="ADDIN CSL_CITATION {&quot;citationItems&quot;: [{&quot;id&quot;: &quot;ITEM-1&quot;, &quot;itemData&quot;: {&quot;issued&quot;: {&quot;date-parts&quot;: [[&quot;2014&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volume&quot;: &quot;515&quot;, &quot;type&quot;: &quot;article-journal&quot;, &quot;ISSN&quot;: &quot;0028-0836&quot;, &quot;author&quot;: [{&quot;given&quot;: &quot;Benjamin D.&quot;, &quot;parse-names&quot;: false, &quot;dropping-particle&quot;: &quot;&quot;, &quot;suffix&quot;: &quot;&quot;, &quot;non-dropping-particle&quot;: &quot;&quot;, &quot;family&quot;: &quot;Pope&quot;}, {&quot;given&quot;: &quot;Tyrone&quot;, &quot;parse-names&quot;: false, &quot;dropping-particle&quot;: &quot;&quot;, &quot;suffix&quot;: &quot;&quot;, &quot;non-dropping-particle&quot;: &quot;&quot;, &quot;family&quot;: &quot;Ryba&quot;}, {&quot;given&quot;: &quot;Vishnu&quot;, &quot;parse-names&quot;: false, &quot;dropping-particle&quot;: &quot;&quot;, &quot;suffix&quot;: &quot;&quot;, &quot;non-dropping-particle&quot;: &quot;&quot;, &quot;family&quot;: &quot;Dileep&quot;}, {&quot;given&quot;: &quot;Feng&quot;, &quot;parse-names&quot;: false, &quot;dropping-particle&quot;: &quot;&quot;, &quot;suffix&quot;: &quot;&quot;, &quot;non-dropping-particle&quot;: &quot;&quot;, &quot;family&quot;: &quot;Yue&quot;}, {&quot;given&quot;: &quot;Weisheng&quot;, &quot;parse-names&quot;: false, &quot;dropping-particle&quot;: &quot;&quot;, &quot;suffix&quot;: &quot;&quot;, &quot;non-dropping-particle&quot;: &quot;&quot;, &quot;family&quot;: &quot;Wu&quot;}, {&quot;given&quot;: &quot;Olgert&quot;, &quot;parse-names&quot;: false, &quot;dropping-particle&quot;: &quot;&quot;, &quot;suffix&quot;: &quot;&quot;, &quot;non-dropping-particle&quot;: &quot;&quot;, &quot;family&quot;: &quot;Denas&quot;}, {&quot;given&quot;: &quot;Daniel L.&quot;, &quot;parse-names&quot;: false, &quot;dropping-particle&quot;: &quot;&quot;, &quot;suffix&quot;: &quot;&quot;, &quot;non-dropping-particle&quot;: &quot;&quot;, &quot;family&quot;: &quot;Vera&quot;}, {&quot;given&quot;: &quot;Yanli&quot;, &quot;parse-names&quot;: false, &quot;dropping-particle&quot;: &quot;&quot;, &quot;suffix&quot;: &quot;&quot;, &quot;non-dropping-particle&quot;: &quot;&quot;, &quot;family&quot;: &quot;Wang&quot;}, {&quot;given&quot;: &quot;R. Scott&quot;, &quot;parse-names&quot;: false, &quot;dropping-particle&quot;: &quot;&quot;, &quot;suffix&quot;: &quot;&quot;, &quot;non-dropping-particle&quot;: &quot;&quot;, &quot;family&quot;: &quot;Hansen&quot;}, {&quot;given&quot;: &quot;Theresa K.&quot;, &quot;parse-names&quot;: false, &quot;dropping-particle&quot;: &quot;&quot;, &quot;suffix&quot;: &quot;&quot;, &quot;non-dropping-particle&quot;: &quot;&quot;, &quot;family&quot;: &quot;Canfield&quot;}, {&quot;given&quot;: &quot;Robert E.&quot;, &quot;parse-names&quot;: false, &quot;dropping-particle&quot;: &quot;&quot;, &quot;suffix&quot;: &quot;&quot;, &quot;non-dropping-particle&quot;: &quot;&quot;, &quot;family&quot;: &quot;Thurman&quot;}, {&quot;given&quot;: &quot;Yong&quot;, &quot;parse-names&quot;: false, &quot;dropping-particle&quot;: &quot;&quot;, &quot;suffix&quot;: &quot;&quot;, &quot;non-dropping-particle&quot;: &quot;&quot;, &quot;family&quot;: &quot;Cheng&quot;}, {&quot;given&quot;: &quot;G\u00fcnhan&quot;, &quot;parse-names&quot;: false, &quot;dropping-particle&quot;: &quot;&quot;, &quot;suffix&quot;: &quot;&quot;, &quot;non-dropping-particle&quot;: &quot;&quot;, &quot;family&quot;: &quot;G\u00fclsoy&quot;}, {&quot;given&quot;: &quot;Jonathan H.&quot;, &quot;parse-names&quot;: false, &quot;dropping-particle&quot;: &quot;&quot;, &quot;suffix&quot;: &quot;&quot;, &quot;non-dropping-particle&quot;: &quot;&quot;, &quot;family&quot;: &quot;Dennis&quot;}, {&quot;given&quot;: &quot;Michael P.&quot;, &quot;parse-names&quot;: false, &quot;dropping-particle&quot;: &quot;&quot;, &quot;suffix&quot;: &quot;&quot;, &quot;non-dropping-particle&quot;: &quot;&quot;, &quot;family&quot;: &quot;Snyder&quot;}, {&quot;given&quot;: &quot;John A.&quot;, &quot;parse-names&quot;: false, &quot;dropping-particle&quot;: &quot;&quot;, &quot;suffix&quot;: &quot;&quot;, &quot;non-dropping-particle&quot;: &quot;&quot;, &quot;family&quot;: &quot;Stamatoyannopoulos&quot;}, {&quot;given&quot;: &quot;James&quot;, &quot;parse-names&quot;: false, &quot;dropping-particle&quot;: &quot;&quot;, &quot;suffix&quot;: &quot;&quot;, &quot;non-dropping-particle&quot;: &quot;&quot;, &quot;family&quot;: &quot;Taylor&quot;}, {&quot;given&quot;: &quot;Ross C.&quot;, &quot;parse-names&quot;: false, &quot;dropping-particle&quot;: &quot;&quot;, &quot;suffix&quot;: &quot;&quot;, &quot;non-dropping-particle&quot;: &quot;&quot;, &quot;family&quot;: &quot;Hardison&quot;}, {&quot;given&quot;: &quot;Tamer&quot;, &quot;parse-names&quot;: false, &quot;dropping-particle&quot;: &quot;&quot;, &quot;suffix&quot;: &quot;&quot;, &quot;non-dropping-particle&quot;: &quot;&quot;, &quot;family&quot;: &quot;Kahveci&quot;}, {&quot;given&quot;: &quot;Bing&quot;, &quot;parse-names&quot;: false, &quot;dropping-particle&quot;: &quot;&quot;, &quot;suffix&quot;: &quot;&quot;, &quot;non-dropping-particle&quot;: &quot;&quot;, &quot;family&quot;: &quot;Ren&quot;}, {&quot;given&quot;: &quot;David M.&quot;, &quot;parse-names&quot;: false, &quot;dropping-particle&quot;: &quot;&quot;, &quot;suffix&quot;: &quot;&quot;, &quot;non-dropping-particle&quot;: &quot;&quot;, &quot;family&quot;: &quot;Gilbert&quot;}], &quot;container-title&quot;: &quot;Nature&quot;, &quot;ISBN&quot;: &quot;1476-4687 (Electronic)\\r0028-0836 (Linking)&quot;, &quot;title&quot;: &quot;Topologically associating domains are stable units of replication-timing regulation&quot;, &quot;id&quot;: &quot;ITEM-1&quot;, &quot;PMID&quot;: &quot;25409831&quot;, &quot;page&quot;: &quot;402-405&quot;, &quot;DOI&quot;: &quot;10.1038/nature13986&quot;}, &quot;uris&quot;: [&quot;http://www.mendeley.com/documents/?uuid=e0d87c6b-6958-4290-b88c-3444df4208e0&quot;]}], &quot;mendeley&quot;: {&quot;formattedCitation&quot;: &quot;(Pope et al., 2014)&quot;, &quot;previouslyFormattedCitation&quot;: &quot;(Pope et al., 2014)&quot;, &quot;plainTextFormattedCitation&quot;: &quot;(Pope et al., 2014)&quot;}, &quot;properties&quot;: {&quot;noteIndex&quot;: 0}, &quot;schema&quot;: &quot;https://github.com/citation-style-language/schema/raw/master/csl-citation.json&quot;} RNDW60m5itn6U"/><text:span text:style-name="T74">(Pope et al., 2014)</text:span><text:reference-mark-end text:name="ADDIN CSL_CITATION {&quot;citationItems&quot;: [{&quot;id&quot;: &quot;ITEM-1&quot;, &quot;itemData&quot;: {&quot;issued&quot;: {&quot;date-parts&quot;: [[&quot;2014&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volume&quot;: &quot;515&quot;, &quot;type&quot;: &quot;article-journal&quot;, &quot;ISSN&quot;: &quot;0028-0836&quot;, &quot;author&quot;: [{&quot;given&quot;: &quot;Benjamin D.&quot;, &quot;parse-names&quot;: false, &quot;dropping-particle&quot;: &quot;&quot;, &quot;suffix&quot;: &quot;&quot;, &quot;non-dropping-particle&quot;: &quot;&quot;, &quot;family&quot;: &quot;Pope&quot;}, {&quot;given&quot;: &quot;Tyrone&quot;, &quot;parse-names&quot;: false, &quot;dropping-particle&quot;: &quot;&quot;, &quot;suffix&quot;: &quot;&quot;, &quot;non-dropping-particle&quot;: &quot;&quot;, &quot;family&quot;: &quot;Ryba&quot;}, {&quot;given&quot;: &quot;Vishnu&quot;, &quot;parse-names&quot;: false, &quot;dropping-particle&quot;: &quot;&quot;, &quot;suffix&quot;: &quot;&quot;, &quot;non-dropping-particle&quot;: &quot;&quot;, &quot;family&quot;: &quot;Dileep&quot;}, {&quot;given&quot;: &quot;Feng&quot;, &quot;parse-names&quot;: false, &quot;dropping-particle&quot;: &quot;&quot;, &quot;suffix&quot;: &quot;&quot;, &quot;non-dropping-particle&quot;: &quot;&quot;, &quot;family&quot;: &quot;Yue&quot;}, {&quot;given&quot;: &quot;Weisheng&quot;, &quot;parse-names&quot;: false, &quot;dropping-particle&quot;: &quot;&quot;, &quot;suffix&quot;: &quot;&quot;, &quot;non-dropping-particle&quot;: &quot;&quot;, &quot;family&quot;: &quot;Wu&quot;}, {&quot;given&quot;: &quot;Olgert&quot;, &quot;parse-names&quot;: false, &quot;dropping-particle&quot;: &quot;&quot;, &quot;suffix&quot;: &quot;&quot;, &quot;non-dropping-particle&quot;: &quot;&quot;, &quot;family&quot;: &quot;Denas&quot;}, {&quot;given&quot;: &quot;Daniel L.&quot;, &quot;parse-names&quot;: false, &quot;dropping-particle&quot;: &quot;&quot;, &quot;suffix&quot;: &quot;&quot;, &quot;non-dropping-particle&quot;: &quot;&quot;, &quot;family&quot;: &quot;Vera&quot;}, {&quot;given&quot;: &quot;Yanli&quot;, &quot;parse-names&quot;: false, &quot;dropping-particle&quot;: &quot;&quot;, &quot;suffix&quot;: &quot;&quot;, &quot;non-dropping-particle&quot;: &quot;&quot;, &quot;family&quot;: &quot;Wang&quot;}, {&quot;given&quot;: &quot;R. Scott&quot;, &quot;parse-names&quot;: false, &quot;dropping-particle&quot;: &quot;&quot;, &quot;suffix&quot;: &quot;&quot;, &quot;non-dropping-particle&quot;: &quot;&quot;, &quot;family&quot;: &quot;Hansen&quot;}, {&quot;given&quot;: &quot;Theresa K.&quot;, &quot;parse-names&quot;: false, &quot;dropping-particle&quot;: &quot;&quot;, &quot;suffix&quot;: &quot;&quot;, &quot;non-dropping-particle&quot;: &quot;&quot;, &quot;family&quot;: &quot;Canfield&quot;}, {&quot;given&quot;: &quot;Robert E.&quot;, &quot;parse-names&quot;: false, &quot;dropping-particle&quot;: &quot;&quot;, &quot;suffix&quot;: &quot;&quot;, &quot;non-dropping-particle&quot;: &quot;&quot;, &quot;family&quot;: &quot;Thurman&quot;}, {&quot;given&quot;: &quot;Yong&quot;, &quot;parse-names&quot;: false, &quot;dropping-particle&quot;: &quot;&quot;, &quot;suffix&quot;: &quot;&quot;, &quot;non-dropping-particle&quot;: &quot;&quot;, &quot;family&quot;: &quot;Cheng&quot;}, {&quot;given&quot;: &quot;G\u00fcnhan&quot;, &quot;parse-names&quot;: false, &quot;dropping-particle&quot;: &quot;&quot;, &quot;suffix&quot;: &quot;&quot;, &quot;non-dropping-particle&quot;: &quot;&quot;, &quot;family&quot;: &quot;G\u00fclsoy&quot;}, {&quot;given&quot;: &quot;Jonathan H.&quot;, &quot;parse-names&quot;: false, &quot;dropping-particle&quot;: &quot;&quot;, &quot;suffix&quot;: &quot;&quot;, &quot;non-dropping-particle&quot;: &quot;&quot;, &quot;family&quot;: &quot;Dennis&quot;}, {&quot;given&quot;: &quot;Michael P.&quot;, &quot;parse-names&quot;: false, &quot;dropping-particle&quot;: &quot;&quot;, &quot;suffix&quot;: &quot;&quot;, &quot;non-dropping-particle&quot;: &quot;&quot;, &quot;family&quot;: &quot;Snyder&quot;}, {&quot;given&quot;: &quot;John A.&quot;, &quot;parse-names&quot;: false, &quot;dropping-particle&quot;: &quot;&quot;, &quot;suffix&quot;: &quot;&quot;, &quot;non-dropping-particle&quot;: &quot;&quot;, &quot;family&quot;: &quot;Stamatoyannopoulos&quot;}, {&quot;given&quot;: &quot;James&quot;, &quot;parse-names&quot;: false, &quot;dropping-particle&quot;: &quot;&quot;, &quot;suffix&quot;: &quot;&quot;, &quot;non-dropping-particle&quot;: &quot;&quot;, &quot;family&quot;: &quot;Taylor&quot;}, {&quot;given&quot;: &quot;Ross C.&quot;, &quot;parse-names&quot;: false, &quot;dropping-particle&quot;: &quot;&quot;, &quot;suffix&quot;: &quot;&quot;, &quot;non-dropping-particle&quot;: &quot;&quot;, &quot;family&quot;: &quot;Hardison&quot;}, {&quot;given&quot;: &quot;Tamer&quot;, &quot;parse-names&quot;: false, &quot;dropping-particle&quot;: &quot;&quot;, &quot;suffix&quot;: &quot;&quot;, &quot;non-dropping-particle&quot;: &quot;&quot;, &quot;family&quot;: &quot;Kahveci&quot;}, {&quot;given&quot;: &quot;Bing&quot;, &quot;parse-names&quot;: false, &quot;dropping-particle&quot;: &quot;&quot;, &quot;suffix&quot;: &quot;&quot;, &quot;non-dropping-particle&quot;: &quot;&quot;, &quot;family&quot;: &quot;Ren&quot;}, {&quot;given&quot;: &quot;David M.&quot;, &quot;parse-names&quot;: false, &quot;dropping-particle&quot;: &quot;&quot;, &quot;suffix&quot;: &quot;&quot;, &quot;non-dropping-particle&quot;: &quot;&quot;, &quot;family&quot;: &quot;Gilbert&quot;}], &quot;container-title&quot;: &quot;Nature&quot;, &quot;ISBN&quot;: &quot;1476-4687 (Electronic)\\r0028-0836 (Linking)&quot;, &quot;title&quot;: &quot;Topologically associating domains are stable units of replication-timing regulation&quot;, &quot;id&quot;: &quot;ITEM-1&quot;, &quot;PMID&quot;: &quot;25409831&quot;, &quot;page&quot;: &quot;402-405&quot;, &quot;DOI&quot;: &quot;10.1038/nature13986&quot;}, &quot;uris&quot;: [&quot;http://www.mendeley.com/documents/?uuid=e0d87c6b-6958-4290-b88c-3444df4208e0&quot;]}], &quot;mendeley&quot;: {&quot;formattedCitation&quot;: &quot;(Pope et al., 2014)&quot;, &quot;previouslyFormattedCitation&quot;: &quot;(Pope et al., 2014)&quot;, &quot;plainTextFormattedCitation&quot;: &quot;(Pope et al., 2014)&quot;}, &quot;properties&quot;: {&quot;noteIndex&quot;: 0}, &quot;schema&quot;: &quot;https://github.com/citation-style-language/schema/raw/master/csl-citation.json&quot;} RNDW60m5itn6U"/><text:span text:style-name="T194">⁠, which functions to delimit TAD borders by acting as genomic insulators that prevent DNA-DNA interactions across multiple TADs. Cohesin, another architectural protein, is also enriched at TAD boundaries. It is a multi-protein complex that is thought to be involved in establishing enhancer-promoter interactions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http://www.mendeley.com/documents/?uuid=310a5dbc-be58-4813-bdbd-9aa96797135a&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yQB4WoolgI"/><text:span text:style-name="T74">(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http://www.mendeley.com/documents/?uuid=310a5dbc-be58-4813-bdbd-9aa96797135a&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yQB4WoolgI"/><text:span text:style-name="T194">⁠. While most CTCF sites are shared between different cell types and species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lr74SujNjY"/><text:span text:style-name="T74">(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lr74SujNjY"/><text:span text:style-name="T194">⁠</text:span><text:span text:style-name="T149">, cohesin binding at gene regulatory elements </text:span><text:span text:style-name="T148">is often</text:span><text:span text:style-name="T149"> cell-type specific </text:span><text:reference-mark-start text:name="ADDIN CSL_CITATION {&quot;citationItems&quot;: [{&quot;id&quot;: &quot;ITEM-1&quot;, &quot;itemData&quot;: {&quot;issued&quot;: {&quot;date-parts&quot;: [[&quot;200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quot;: &quot;7253&quot;, &quot;publisher&quot;: &quot;Nature Publishing Group&quot;, &quot;type&quot;: &quot;article-journal&quot;, &quot;ISSN&quot;: &quot;0028-0836&quot;, &quot;author&quot;: [{&quot;given&quot;: &quot;Suzana&quot;, &quot;parse-names&quot;: false, &quot;dropping-particle&quot;: &quot;&quot;, &quot;suffix&quot;: &quot;&quot;, &quot;non-dropping-particle&quot;: &quot;&quot;, &quot;family&quot;: &quot;Hadjur&quot;}, {&quot;given&quot;: &quot;Luke M&quot;, &quot;parse-names&quot;: false, &quot;dropping-particle&quot;: &quot;&quot;, &quot;suffix&quot;: &quot;&quot;, &quot;non-dropping-particle&quot;: &quot;&quot;, &quot;family&quot;: &quot;Williams&quot;}, {&quot;given&quot;: &quot;Natalie K&quot;, &quot;parse-names&quot;: false, &quot;dropping-particle&quot;: &quot;&quot;, &quot;suffix&quot;: &quot;&quot;, &quot;non-dropping-particle&quot;: &quot;&quot;, &quot;family&quot;: &quot;Ryan&quot;}, {&quot;given&quot;: &quot;Bradley S&quot;, &quot;parse-names&quot;: false, &quot;dropping-particle&quot;: &quot;&quot;, &quot;suffix&quot;: &quot;&quot;, &quot;non-dropping-particle&quot;: &quot;&quot;, &quot;family&quot;: &quot;Cobb&quot;}, {&quot;given&quot;: &quot;Tom&quot;, &quot;parse-names&quot;: false, &quot;dropping-particle&quot;: &quot;&quot;, &quot;suffix&quot;: &quot;&quot;, &quot;non-dropping-particle&quot;: &quot;&quot;, &quot;family&quot;: &quot;Sexton&quot;}, {&quot;given&quot;: &quot;Peter&quot;, &quot;parse-names&quot;: false, &quot;dropping-particle&quot;: &quot;&quot;, &quot;suffix&quot;: &quot;&quot;, &quot;non-dropping-particle&quot;: &quot;&quot;, &quot;family&quot;: &quot;Fraser&quot;}, {&quot;given&quot;: &quot;Amanda G&quot;, &quot;parse-names&quot;: false, &quot;dropping-particle&quot;: &quot;&quot;, &quot;suffix&quot;: &quot;&quot;, &quot;non-dropping-particle&quot;: &quot;&quot;, &quot;family&quot;: &quot;Fisher&quot;}, {&quot;given&quot;: &quot;Matthias&quot;, &quot;parse-names&quot;: false, &quot;dropping-particle&quot;: &quot;&quot;, &quot;suffix&quot;: &quot;&quot;, &quot;non-dropping-particle&quot;: &quot;&quot;, &quot;family&quot;: &quot;Merkenschlager&quot;}], &quot;container-title&quot;: &quot;Nature&quot;, &quot;volume&quot;: &quot;460&quot;, &quot;ISBN&quot;: &quot;1476-4687 (Electronic)\\r0028-0836 (Linking)&quot;, &quot;title&quot;: &quot;Cohesins form chromosomal cis-interactions at the developmentally regulated IFNG locus.&quot;, &quot;id&quot;: &quot;ITEM-1&quot;, &quot;PMID&quot;: &quot;19458616&quot;, &quot;page&quot;: &quot;410-413&quot;, &quot;DOI&quot;: &quot;10.1038/nature08079&quot;}, &quot;uris&quot;: [&quot;http://www.mendeley.com/documents/?uuid=d8b34f12-c45d-436d-8053-fc852177fbda&quot;, &quot;http://www.mendeley.com/documents/?uuid=b7d4f5ec-2200-4224-b5c7-de54b5ec9952&quot;]}], &quot;mendeley&quot;: {&quot;formattedCitation&quot;: &quot;(Hadjur et al., 2009)&quot;, &quot;previouslyFormattedCitation&quot;: &quot;(Hadjur et al., 2009)&quot;, &quot;plainTextFormattedCitation&quot;: &quot;(Hadjur et al., 2009)&quot;}, &quot;properties&quot;: {&quot;noteIndex&quot;: 0}, &quot;schema&quot;: &quot;https://github.com/citation-style-language/schema/raw/master/csl-citation.json&quot;} RNDRvR0YhJh7x"/><text:span text:style-name="T59">(Hadjur et al., 2009)</text:span><text:reference-mark-end text:name="ADDIN CSL_CITATION {&quot;citationItems&quot;: [{&quot;id&quot;: &quot;ITEM-1&quot;, &quot;itemData&quot;: {&quot;issued&quot;: {&quot;date-parts&quot;: [[&quot;200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quot;: &quot;7253&quot;, &quot;publisher&quot;: &quot;Nature Publishing Group&quot;, &quot;type&quot;: &quot;article-journal&quot;, &quot;ISSN&quot;: &quot;0028-0836&quot;, &quot;author&quot;: [{&quot;given&quot;: &quot;Suzana&quot;, &quot;parse-names&quot;: false, &quot;dropping-particle&quot;: &quot;&quot;, &quot;suffix&quot;: &quot;&quot;, &quot;non-dropping-particle&quot;: &quot;&quot;, &quot;family&quot;: &quot;Hadjur&quot;}, {&quot;given&quot;: &quot;Luke M&quot;, &quot;parse-names&quot;: false, &quot;dropping-particle&quot;: &quot;&quot;, &quot;suffix&quot;: &quot;&quot;, &quot;non-dropping-particle&quot;: &quot;&quot;, &quot;family&quot;: &quot;Williams&quot;}, {&quot;given&quot;: &quot;Natalie K&quot;, &quot;parse-names&quot;: false, &quot;dropping-particle&quot;: &quot;&quot;, &quot;suffix&quot;: &quot;&quot;, &quot;non-dropping-particle&quot;: &quot;&quot;, &quot;family&quot;: &quot;Ryan&quot;}, {&quot;given&quot;: &quot;Bradley S&quot;, &quot;parse-names&quot;: false, &quot;dropping-particle&quot;: &quot;&quot;, &quot;suffix&quot;: &quot;&quot;, &quot;non-dropping-particle&quot;: &quot;&quot;, &quot;family&quot;: &quot;Cobb&quot;}, {&quot;given&quot;: &quot;Tom&quot;, &quot;parse-names&quot;: false, &quot;dropping-particle&quot;: &quot;&quot;, &quot;suffix&quot;: &quot;&quot;, &quot;non-dropping-particle&quot;: &quot;&quot;, &quot;family&quot;: &quot;Sexton&quot;}, {&quot;given&quot;: &quot;Peter&quot;, &quot;parse-names&quot;: false, &quot;dropping-particle&quot;: &quot;&quot;, &quot;suffix&quot;: &quot;&quot;, &quot;non-dropping-particle&quot;: &quot;&quot;, &quot;family&quot;: &quot;Fraser&quot;}, {&quot;given&quot;: &quot;Amanda G&quot;, &quot;parse-names&quot;: false, &quot;dropping-particle&quot;: &quot;&quot;, &quot;suffix&quot;: &quot;&quot;, &quot;non-dropping-particle&quot;: &quot;&quot;, &quot;family&quot;: &quot;Fisher&quot;}, {&quot;given&quot;: &quot;Matthias&quot;, &quot;parse-names&quot;: false, &quot;dropping-particle&quot;: &quot;&quot;, &quot;suffix&quot;: &quot;&quot;, &quot;non-dropping-particle&quot;: &quot;&quot;, &quot;family&quot;: &quot;Merkenschlager&quot;}], &quot;container-title&quot;: &quot;Nature&quot;, &quot;volume&quot;: &quot;460&quot;, &quot;ISBN&quot;: &quot;1476-4687 (Electronic)\\r0028-0836 (Linking)&quot;, &quot;title&quot;: &quot;Cohesins form chromosomal cis-interactions at the developmentally regulated IFNG locus.&quot;, &quot;id&quot;: &quot;ITEM-1&quot;, &quot;PMID&quot;: &quot;19458616&quot;, &quot;page&quot;: &quot;410-413&quot;, &quot;DOI&quot;: &quot;10.1038/nature08079&quot;}, &quot;uris&quot;: [&quot;http://www.mendeley.com/documents/?uuid=d8b34f12-c45d-436d-8053-fc852177fbda&quot;, &quot;http://www.mendeley.com/documents/?uuid=b7d4f5ec-2200-4224-b5c7-de54b5ec9952&quot;]}], &quot;mendeley&quot;: {&quot;formattedCitation&quot;: &quot;(Hadjur et al., 2009)&quot;, &quot;previouslyFormattedCitation&quot;: &quot;(Hadjur et al., 2009)&quot;, &quot;plainTextFormattedCitation&quot;: &quot;(Hadjur et al., 2009)&quot;}, &quot;properties&quot;: {&quot;noteIndex&quot;: 0}, &quot;schema&quot;: &quot;https://github.com/citation-style-language/schema/raw/master/csl-citation.json&quot;} RNDRvR0YhJh7x"/><text:span text:style-name="T149">⁠.</text:span></text:p>
      <text:p text:style-name="P9"/>
      <text:p text:style-name="P12">Using various bioinformatics tools to analyze publicly available multi-omics data from the ENCODE project <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lainTextFormattedCitation&quot;: &quot;(ENCODE Project et al., 2012)&quot;}, &quot;properties&quot;: {&quot;noteIndex&quot;: 0}, &quot;schema&quot;: &quot;https://github.com/citation-style-language/schema/raw/master/csl-citation.json&quot;} RND6QnzooNqRt"/><text:span text:style-name="T53">(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lainTextFormattedCitation&quot;: &quot;(ENCODE Project et al., 2012)&quot;}, &quot;properties&quot;: {&quot;noteIndex&quot;: 0}, &quot;schema&quot;: &quot;https://github.com/citation-style-language/schema/raw/master/csl-citation.json&quot;} RND6QnzooNqRt"/>⁠ <text:span text:style-name="T204">and data from whole-genome chromosome conformation capture (Hi-C) experiments </text:span><text:reference-mark-start text:name="ADDIN CSL_CITATION {&quot;citationItems&quot;: [{&quot;id&quot;: &quot;ITEM-1&quot;, &quot;itemData&quot;: {&quot;issued&quot;: {&quot;date-parts&quot;: [[&quot;2014&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type&quot;: &quot;article-journal&quot;, &quot;ISSN&quot;: &quot;10974172&quot;, &quot;author&quot;: [{&quot;given&quot;: &quot;Suhas S P&quot;, &quot;parse-names&quot;: false, &quot;dropping-particle&quot;: &quot;&quot;, &quot;suffix&quot;: &quot;&quot;, &quot;non-dropping-particle&quot;: &quot;&quot;, &quot;family&quot;: &quot;Rao&quot;}, {&quot;given&quot;: &quot;Miriam H.&quot;, &quot;parse-names&quot;: false, &quot;dropping-particle&quot;: &quot;&quot;, &quot;suffix&quot;: &quot;&quot;, &quot;non-dropping-particle&quot;: &quot;&quot;, &quot;family&quot;: &quot;Huntley&quot;}, {&quot;given&quot;: &quot;Neva C.&quot;, &quot;parse-names&quot;: false, &quot;dropping-particle&quot;: &quot;&quot;, &quot;suffix&quot;: &quot;&quot;, &quot;non-dropping-particle&quot;: &quot;&quot;, &quot;family&quot;: &quot;Durand&quot;}, {&quot;given&quot;: &quot;Elena K.&quot;, &quot;parse-names&quot;: false, &quot;dropping-particle&quot;: &quot;&quot;, &quot;suffix&quot;: &quot;&quot;, &quot;non-dropping-particle&quot;: &quot;&quot;, &quot;family&quot;: &quot;Stamenova&quot;}, {&quot;given&quot;: &quot;Ivan D.&quot;, &quot;parse-names&quot;: false, &quot;dropping-particle&quot;: &quot;&quot;, &quot;suffix&quot;: &quot;&quot;, &quot;non-dropping-particle&quot;: &quot;&quot;, &quot;family&quot;: &quot;Bochkov&quot;}, {&quot;given&quot;: &quot;James T.&quot;, &quot;parse-names&quot;: false, &quot;dropping-particle&quot;: &quot;&quot;, &quot;suffix&quot;: &quot;&quot;, &quot;non-dropping-particle&quot;: &quot;&quot;, &quot;family&quot;: &quot;Robinson&quot;}, {&quot;given&quot;: &quot;Adrian L.&quot;, &quot;parse-names&quot;: false, &quot;dropping-particle&quot;: &quot;&quot;, &quot;suffix&quot;: &quot;&quot;, &quot;non-dropping-particle&quot;: &quot;&quot;, &quot;family&quot;: &quot;Sanborn&quot;}, {&quot;given&quot;: &quot;Ido&quot;, &quot;parse-names&quot;: false, &quot;dropping-particle&quot;: &quot;&quot;, &quot;suffix&quot;: &quot;&quot;, &quot;non-dropping-particle&quot;: &quot;&quot;, &quot;family&quot;: &quot;Machol&quot;}, {&quot;given&quot;: &quot;Arina D.&quot;, &quot;parse-names&quot;: false, &quot;dropping-particle&quot;: &quot;&quot;, &quot;suffix&quot;: &quot;&quot;, &quot;non-dropping-particle&quot;: &quot;&quot;, &quot;family&quot;: &quot;Omer&quot;}, {&quot;given&quot;: &quot;Eric S.&quot;, &quot;parse-names&quot;: false, &quot;dropping-particle&quot;: &quot;&quot;, &quot;suffix&quot;: &quot;&quot;, &quot;non-dropping-particle&quot;: &quot;&quot;, &quot;family&quot;: &quot;Lander&quot;}, {&quot;given&quot;: &quot;Erez Lieberman&quot;, &quot;parse-names&quot;: false, &quot;dropping-particle&quot;: &quot;&quot;, &quot;suffix&quot;: &quot;&quot;, &quot;non-dropping-particle&quot;: &quot;&quot;, &quot;family&quot;: &quot;Aiden&quot;}], &quot;container-title&quot;: &quot;Cell&quot;, &quot;volume&quot;: &quot;159&quot;, &quot;ISBN&quot;: &quot;1097-4172 (Electronic)\\r0092-8674 (Linking)&quot;, &quot;title&quot;: &quot;A 3D map of the human genome at kilobase resolution reveals principles of chromatin looping&quot;, &quot;id&quot;: &quot;ITEM-1&quot;, &quot;PMID&quot;: &quot;25497547&quot;, &quot;page&quot;: &quot;1665-1680&quot;, &quot;DOI&quot;: &quot;10.1016/j.cell.2014.11.021&quot;}, &quot;uris&quot;: [&quot;http://www.mendeley.com/documents/?uuid=a78b2b04-fecd-4f99-b882-44aa12d0e73e&quot;]}], &quot;mendeley&quot;: {&quot;formattedCitation&quot;: &quot;(Rao et al., 2014)&quot;, &quot;previouslyFormattedCitation&quot;: &quot;(Rao et al., 2014)&quot;, &quot;plainTextFormattedCitation&quot;: &quot;(Rao et al., 2014)&quot;}, &quot;properties&quot;: {&quot;noteIndex&quot;: 0}, &quot;schema&quot;: &quot;https://github.com/citation-style-language/schema/raw/master/csl-citation.json&quot;} RNDDTrPvgStGZ"/><text:span text:style-name="T77">(Rao et al., 2014)</text:span><text:reference-mark-end text:name="ADDIN CSL_CITATION {&quot;citationItems&quot;: [{&quot;id&quot;: &quot;ITEM-1&quot;, &quot;itemData&quot;: {&quot;issued&quot;: {&quot;date-parts&quot;: [[&quot;2014&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type&quot;: &quot;article-journal&quot;, &quot;ISSN&quot;: &quot;10974172&quot;, &quot;author&quot;: [{&quot;given&quot;: &quot;Suhas S P&quot;, &quot;parse-names&quot;: false, &quot;dropping-particle&quot;: &quot;&quot;, &quot;suffix&quot;: &quot;&quot;, &quot;non-dropping-particle&quot;: &quot;&quot;, &quot;family&quot;: &quot;Rao&quot;}, {&quot;given&quot;: &quot;Miriam H.&quot;, &quot;parse-names&quot;: false, &quot;dropping-particle&quot;: &quot;&quot;, &quot;suffix&quot;: &quot;&quot;, &quot;non-dropping-particle&quot;: &quot;&quot;, &quot;family&quot;: &quot;Huntley&quot;}, {&quot;given&quot;: &quot;Neva C.&quot;, &quot;parse-names&quot;: false, &quot;dropping-particle&quot;: &quot;&quot;, &quot;suffix&quot;: &quot;&quot;, &quot;non-dropping-particle&quot;: &quot;&quot;, &quot;family&quot;: &quot;Durand&quot;}, {&quot;given&quot;: &quot;Elena K.&quot;, &quot;parse-names&quot;: false, &quot;dropping-particle&quot;: &quot;&quot;, &quot;suffix&quot;: &quot;&quot;, &quot;non-dropping-particle&quot;: &quot;&quot;, &quot;family&quot;: &quot;Stamenova&quot;}, {&quot;given&quot;: &quot;Ivan D.&quot;, &quot;parse-names&quot;: false, &quot;dropping-particle&quot;: &quot;&quot;, &quot;suffix&quot;: &quot;&quot;, &quot;non-dropping-particle&quot;: &quot;&quot;, &quot;family&quot;: &quot;Bochkov&quot;}, {&quot;given&quot;: &quot;James T.&quot;, &quot;parse-names&quot;: false, &quot;dropping-particle&quot;: &quot;&quot;, &quot;suffix&quot;: &quot;&quot;, &quot;non-dropping-particle&quot;: &quot;&quot;, &quot;family&quot;: &quot;Robinson&quot;}, {&quot;given&quot;: &quot;Adrian L.&quot;, &quot;parse-names&quot;: false, &quot;dropping-particle&quot;: &quot;&quot;, &quot;suffix&quot;: &quot;&quot;, &quot;non-dropping-particle&quot;: &quot;&quot;, &quot;family&quot;: &quot;Sanborn&quot;}, {&quot;given&quot;: &quot;Ido&quot;, &quot;parse-names&quot;: false, &quot;dropping-particle&quot;: &quot;&quot;, &quot;suffix&quot;: &quot;&quot;, &quot;non-dropping-particle&quot;: &quot;&quot;, &quot;family&quot;: &quot;Machol&quot;}, {&quot;given&quot;: &quot;Arina D.&quot;, &quot;parse-names&quot;: false, &quot;dropping-particle&quot;: &quot;&quot;, &quot;suffix&quot;: &quot;&quot;, &quot;non-dropping-particle&quot;: &quot;&quot;, &quot;family&quot;: &quot;Omer&quot;}, {&quot;given&quot;: &quot;Eric S.&quot;, &quot;parse-names&quot;: false, &quot;dropping-particle&quot;: &quot;&quot;, &quot;suffix&quot;: &quot;&quot;, &quot;non-dropping-particle&quot;: &quot;&quot;, &quot;family&quot;: &quot;Lander&quot;}, {&quot;given&quot;: &quot;Erez Lieberman&quot;, &quot;parse-names&quot;: false, &quot;dropping-particle&quot;: &quot;&quot;, &quot;suffix&quot;: &quot;&quot;, &quot;non-dropping-particle&quot;: &quot;&quot;, &quot;family&quot;: &quot;Aiden&quot;}], &quot;container-title&quot;: &quot;Cell&quot;, &quot;volume&quot;: &quot;159&quot;, &quot;ISBN&quot;: &quot;1097-4172 (Electronic)\\r0092-8674 (Linking)&quot;, &quot;title&quot;: &quot;A 3D map of the human genome at kilobase resolution reveals principles of chromatin looping&quot;, &quot;id&quot;: &quot;ITEM-1&quot;, &quot;PMID&quot;: &quot;25497547&quot;, &quot;page&quot;: &quot;1665-1680&quot;, &quot;DOI&quot;: &quot;10.1016/j.cell.2014.11.021&quot;}, &quot;uris&quot;: [&quot;http://www.mendeley.com/documents/?uuid=a78b2b04-fecd-4f99-b882-44aa12d0e73e&quot;]}], &quot;mendeley&quot;: {&quot;formattedCitation&quot;: &quot;(Rao et al., 2014)&quot;, &quot;previouslyFormattedCitation&quot;: &quot;(Rao et al., 2014)&quot;, &quot;plainTextFormattedCitation&quot;: &quot;(Rao et al., 2014)&quot;}, &quot;properties&quot;: {&quot;noteIndex&quot;: 0}, &quot;schema&quot;: &quot;https://github.com/citation-style-language/schema/raw/master/csl-citation.json&quot;} RNDDTrPvgStGZ"/><text:span text:style-name="T204">⁠</text:span>, I investigated the molecular properties of elincRNAs, their enrichment in different regulatory elements and their association with the amount of DNA-DNA interactions to <text:span text:style-name="T157">gain insight into</text:span> their roles in gene regulation within topological domains in human LCLs. My analysis shows <text:span text:style-name="T190">that</text:span> elincRNAs are associated with high density of chromosomal contacts within TADs and are significantly enriched in <text:span text:style-name="T152">loop anchors where promoter-enhancer interactions occur. I also find that they are strongly enriched in </text:span>cohesin binding, supporting the idea that they may contribute to gene regulation by <text:span text:style-name="T153">establishing contacts between regulatory elements and </text:span>modulating chromosomal organization.</text:p>
      <text:p text:style-name="P2"/>
      <text:p text:style-name="P1"/>
      <text:p text:style-name="P17"><text:span text:style-name="T84">2</text:span>. Results</text:p>
      <text:p text:style-name="P23"/>
      <text:p text:style-name="P31"><text:span text:style-name="T97">L</text:span>incRNAs were divided into categories based on overlap <text:span text:style-name="T195">at their putative promoter regions (estimated as the region 1kb upstream of their transcriptional start site)</text:span> <text:span text:style-name="T195">with GM12878 LCLs enhancers and promoters predicted by the ENCODE consortium </text:span><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http://www.mendeley.com/documents/?uuid=6a67ac49-54e6-41a6-ba9e-f41fe5697282&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lOQV1tLLxu"/><text:span text:style-name="T62">(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http://www.mendeley.com/documents/?uuid=6a67ac49-54e6-41a6-ba9e-f41fe5697282&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lOQV1tLLxu"/><text:span text:style-name="T195">⁠</text:span><text:span text:style-name="T1">.</text:span> <text:span text:style-name="T196">As I am interested in elincRNAs, I compared lincRNAs overlapping only enhancers in their putative promoter regions (n=236) with other lincRNAs, whose promoter region overlaps neither promoters nor enhancers (n=1756).</text:span></text:p>
      <text:p text:style-name="P32"/>
      <text:p text:style-name="P1"/>
      <text:p text:style-name="P24">elincRNAs show similar expression levels to other lincRNAs</text:p>
      <text:p text:style-name="P1"/>
      <text:p text:style-name="P53"><text:span text:style-name="T3">Enhancer-</text:span><text:span text:style-name="T9">associated</text:span><text:span text:style-name="T3"> RNAs </text:span><text:span text:style-name="T22">(eRNAs) </text:span><text:span text:style-name="T20">are often found at</text:span><text:span text:style-name="T3"> </text:span><text:span text:style-name="T7">relatively </text:span><text:span text:style-name="T3">low </text:span><text:span text:style-name="T6">transcript abundance</text:span><text:span text:style-name="T8">s</text:span><text:span text:style-name="T6"> as they tend to be rapidly degraded by the </text:span><text:span text:style-name="T20">nuclear </text:span><text:span text:style-name="T6">exosome </text:span><text:reference-mark-start text:name="ADDIN CSL_CITATION {&quot;citationItems&quot;: [{&quot;id&quot;: &quot;ITEM-1&quot;, &quot;itemData&quot;: {&quot;issued&quot;: {&quot;date-parts&quot;: [[&quot;2014&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quot;: &quot;4&quot;, &quot;publisher&quot;: &quot;Elsevier Ltd&quot;, &quot;type&quot;: &quot;article-journal&quot;, &quot;ISSN&quot;: &quot;09680004&quot;, &quot;author&quot;: [{&quot;given&quot;: &quot;Michael T Y&quot;, &quot;parse-names&quot;: false, &quot;dropping-particle&quot;: &quot;&quot;, &quot;suffix&quot;: &quot;&quot;, &quot;non-dropping-particle&quot;: &quot;&quot;, &quot;family&quot;: &quot;Lam&quot;}, {&quot;given&quot;: &quot;Wenbo&quot;, &quot;parse-names&quot;: false, &quot;dropping-particle&quot;: &quot;&quot;, &quot;suffix&quot;: &quot;&quot;, &quot;non-dropping-particle&quot;: &quot;&quot;, &quot;family&quot;: &quot;Li&quot;}, {&quot;given&quot;: &quot;Michael G.&quot;, &quot;parse-names&quot;: false, &quot;dropping-particle&quot;: &quot;&quot;, &quot;suffix&quot;: &quot;&quot;, &quot;non-dropping-particle&quot;: &quot;&quot;, &quot;family&quot;: &quot;Rosenfeld&quot;}, {&quot;given&quot;: &quot;Christopher K.&quot;, &quot;parse-names&quot;: false, &quot;dropping-particle&quot;: &quot;&quot;, &quot;suffix&quot;: &quot;&quot;, &quot;non-dropping-particle&quot;: &quot;&quot;, &quot;family&quot;: &quot;Glass&quot;}], &quot;container-title&quot;: &quot;Trends in Biochemical Sciences&quot;, &quot;volume&quot;: &quot;39&quot;, &quot;ISBN&quot;: &quot;0968-0004 (Electronic)\\r0968-0004 (Linking)&quot;, &quot;title&quot;: &quot;Enhancer RNAs and regulated transcriptional programs&quot;, &quot;id&quot;: &quot;ITEM-1&quot;, &quot;PMID&quot;: &quot;24674738&quot;, &quot;page&quot;: &quot;170-182&quot;, &quot;DOI&quot;: &quot;10.1016/j.tibs.2014.02.007&quot;}, &quot;uris&quot;: [&quot;http://www.mendeley.com/documents/?uuid=457b57cf-77e7-4614-9331-bf8cf1dd7c7d&quot;]}], &quot;mendeley&quot;: {&quot;formattedCitation&quot;: &quot;(Lam, Li, Rosenfeld, &amp; Glass, 2014)&quot;, &quot;previouslyFormattedCitation&quot;: &quot;(Lam, Li, Rosenfeld, &amp; Glass, 2014)&quot;, &quot;plainTextFormattedCitation&quot;: &quot;(Lam, Li, Rosenfeld, &amp; Glass, 2014)&quot;}, &quot;properties&quot;: {&quot;noteIndex&quot;: 0}, &quot;schema&quot;: &quot;https://github.com/citation-style-language/schema/raw/master/csl-citation.json&quot;} RNDu4swuFC80S"/><text:span text:style-name="T26">(Lam, Li, Rosenfeld, &amp; Glass, 2014)</text:span><text:reference-mark-end text:name="ADDIN CSL_CITATION {&quot;citationItems&quot;: [{&quot;id&quot;: &quot;ITEM-1&quot;, &quot;itemData&quot;: {&quot;issued&quot;: {&quot;date-parts&quot;: [[&quot;2014&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quot;: &quot;4&quot;, &quot;publisher&quot;: &quot;Elsevier Ltd&quot;, &quot;type&quot;: &quot;article-journal&quot;, &quot;ISSN&quot;: &quot;09680004&quot;, &quot;author&quot;: [{&quot;given&quot;: &quot;Michael T Y&quot;, &quot;parse-names&quot;: false, &quot;dropping-particle&quot;: &quot;&quot;, &quot;suffix&quot;: &quot;&quot;, &quot;non-dropping-particle&quot;: &quot;&quot;, &quot;family&quot;: &quot;Lam&quot;}, {&quot;given&quot;: &quot;Wenbo&quot;, &quot;parse-names&quot;: false, &quot;dropping-particle&quot;: &quot;&quot;, &quot;suffix&quot;: &quot;&quot;, &quot;non-dropping-particle&quot;: &quot;&quot;, &quot;family&quot;: &quot;Li&quot;}, {&quot;given&quot;: &quot;Michael G.&quot;, &quot;parse-names&quot;: false, &quot;dropping-particle&quot;: &quot;&quot;, &quot;suffix&quot;: &quot;&quot;, &quot;non-dropping-particle&quot;: &quot;&quot;, &quot;family&quot;: &quot;Rosenfeld&quot;}, {&quot;given&quot;: &quot;Christopher K.&quot;, &quot;parse-names&quot;: false, &quot;dropping-particle&quot;: &quot;&quot;, &quot;suffix&quot;: &quot;&quot;, &quot;non-dropping-particle&quot;: &quot;&quot;, &quot;family&quot;: &quot;Glass&quot;}], &quot;container-title&quot;: &quot;Trends in Biochemical Sciences&quot;, &quot;volume&quot;: &quot;39&quot;, &quot;ISBN&quot;: &quot;0968-0004 (Electronic)\\r0968-0004 (Linking)&quot;, &quot;title&quot;: &quot;Enhancer RNAs and regulated transcriptional programs&quot;, &quot;id&quot;: &quot;ITEM-1&quot;, &quot;PMID&quot;: &quot;24674738&quot;, &quot;page&quot;: &quot;170-182&quot;, &quot;DOI&quot;: &quot;10.1016/j.tibs.2014.02.007&quot;}, &quot;uris&quot;: [&quot;http://www.mendeley.com/documents/?uuid=457b57cf-77e7-4614-9331-bf8cf1dd7c7d&quot;]}], &quot;mendeley&quot;: {&quot;formattedCitation&quot;: &quot;(Lam, Li, Rosenfeld, &amp; Glass, 2014)&quot;, &quot;previouslyFormattedCitation&quot;: &quot;(Lam, Li, Rosenfeld, &amp; Glass, 2014)&quot;, &quot;plainTextFormattedCitation&quot;: &quot;(Lam, Li, Rosenfeld, &amp; Glass, 2014)&quot;}, &quot;properties&quot;: {&quot;noteIndex&quot;: 0}, &quot;schema&quot;: &quot;https://github.com/citation-style-language/schema/raw/master/csl-citation.json&quot;} RNDu4swuFC80S"/><text:span text:style-name="T6">⁠</text:span><text:span text:style-name="T3">. </text:span><text:span text:style-name="T20">To investigate if </text:span><text:span text:style-name="T3">that is the case for </text:span><text:span text:style-name="T20">LCL-expressed </text:span><text:soft-page-break/><text:span text:style-name="T20">elincRNAs, </text:span><text:span text:style-name="T21">I</text:span><text:span text:style-name="T3"> compared </text:span><text:span text:style-name="T21">their expression levels in LCLs </text:span><text:span text:style-name="T3">to </text:span><text:span text:style-name="T21">that of </text:span><text:span text:style-name="T3">other lincRNAs and protein-coding genes </text:span><text:span text:style-name="T33">(</text:span><text:span text:style-name="T34">Figure 1</text:span><text:span text:style-name="T33">).</text:span><text:span text:style-name="T2"> </text:span><text:span text:style-name="T21">I found a lower yet non-statistically significant difference between </text:span><text:span text:style-name="T12">elincRNAs </text:span><text:span text:style-name="T21">and other lincRNAs </text:span><text:span text:style-name="T12">median expression </text:span><text:span text:style-name="T14">levels </text:span><text:span text:style-name="T3">(</text:span><text:span text:style-name="T5">two-tailed Mann-Whitney </text:span><text:span text:style-name="T15">U </text:span><text:span text:style-name="T5">test</text:span><text:span text:style-name="T3">, p=0.258) in GM12878. </text:span><text:span text:style-name="T16">This similarity of expression between elincRNAs and other lincRNAs m</text:span><text:span text:style-name="T17">ay be linked to the </text:span><text:span text:style-name="T18">distinct features of lincRNAs </text:span><text:span text:style-name="T22">compared to eRNAs</text:span><text:span text:style-name="T18">. Notably, they are </text:span><text:span text:style-name="T17">unidirectional</text:span><text:span text:style-name="T18">ly transcribed</text:span><text:span text:style-name="T17"> </text:span><text:span text:style-name="T18">and often polyadenylated, whereas </text:span><text:span text:style-name="T17">eRNAs comprise many short, </text:span><text:span text:style-name="T18">non-polyadenylated</text:span><text:span text:style-name="T17"> unstable transcripts that are transcribed bidirectionally </text:span><text:reference-mark-start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aVaGgbB4vB"/><text:span text:style-name="T27">(Darrow &amp; Chadwick, 2013)</text:span><text:reference-mark-end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aVaGgbB4vB"/><text:span text:style-name="T17">⁠</text:span><text:span text:style-name="T16">.</text:span></text:p>
      <text:p text:style-name="P15"/>
      <text:p text:style-name="P16">elincRNAs show lower conservation than other lincRNAs</text:p>
      <text:p text:style-name="P3"><text:span text:style-name="T11"><text:line-break/></text:span><text:span text:style-name="T23">To gain insights into e</text:span><text:span text:style-name="T11">lincRNAs </text:span><text:span text:style-name="T23">evolution, I investigated the nucleotide conservation </text:span><text:span text:style-name="T25">of their exons </text:span><text:span text:style-name="T23">in primates and </text:span><text:span text:style-name="T24">placental</text:span><text:span text:style-name="T23"> mammals. I found that elincRNAs </text:span><text:span text:style-name="T11">are less conserved than other </text:span><text:span text:style-name="T10">LCL-expressed </text:span><text:span text:style-name="T11">lincRNAs </text:span><text:span text:style-name="T10">as well as </text:span><text:span text:style-name="T11"><text:s/>protein coding genes (</text:span><text:span text:style-name="T38">Figure </text:span><text:span text:style-name="T41">2</text:span><text:span text:style-name="T11">). These </text:span><text:span text:style-name="T4">differences</text:span><text:span text:style-name="T11"> are </text:span><text:span text:style-name="T13">observed</text:span><text:span text:style-name="T11"> both when looking at conservation in mammals </text:span><text:span text:style-name="T19">and</text:span><text:span text:style-name="T11"> in primates. </text:span></text:p>
      <text:p text:style-name="P14"/>
      <text:p text:style-name="P3"><text:span text:style-name="T28">Interestingly, other studies recently showed (Tan et al, under revision) that </text:span><text:span text:style-name="T29">exons of</text:span><text:span text:style-name="T28"> trait relevant lincRNAs are less conserved than other LCL-expressed lincRNAs through mammalian and primate evolution as well, but have been under strong purifying selection during recent human evolution. </text:span><text:span text:style-name="T30">It would be worth investigating if this is true for elincRNAs as well.</text:span></text:p>
      <text:p text:style-name="P25"/>
      <text:p text:style-name="P26">ElincRNAs <text:span text:style-name="T154">promoter regions </text:span>are enriched at loop anchors <text:span text:style-name="T155">but not TAD boundaries</text:span></text:p>
      <text:p text:style-name="P33"/>
      <text:p text:style-name="P34"><text:span text:style-name="T200">ElincRNAs being associated with increased expression of neighboring protein-coding genes (</text:span><text:span text:style-name="T150">Tan et al., under revision</text:span><text:span text:style-name="T200">) and given the increasing number of lincRNAs associated with roles in chromosomal organization, it would be relevant to investigate if elincRNAs are often found at loop anchors and TAD boundaries, where important regulatory interactions take places. Therefore, I tested whether elincRNAs promoter regions are found significantly more often at loop anchors and TAD boundaries, than what would be expected if they were distributed randomly in the intergenic spaces of the genome. </text:span></text:p>
      <text:p text:style-name="P33"/>
      <text:p text:style-name="P35"><text:span text:style-name="T197">Although </text:span>elincRNAs <text:span text:style-name="T104">promoter regions are enriched at loop anchors, where interactions between enhancer and promoter elements are known to occur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RXjUoIHSQ5"/><text:span text:style-name="T63">(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RXjUoIHSQ5"/><text:span text:style-name="T104">⁠, relative to other LCL-expressed lincRNAs </text:span>,<text:span text:style-name="T98"> they are not significantly enriched at TAD boundaries(</text:span><text:span text:style-name="T35">Figure </text:span><text:span text:style-name="T41">3</text:span><text:span text:style-name="T105">). Despite the absence of elincRNA enrichment at TAD boundaries, dividing TADs into 10 equally sized bins (</text:span><text:span text:style-name="T44">Figure </text:span><text:span text:style-name="T41">4</text:span><text:span text:style-name="T198">) reveals that elincRNAs tend to be more frequently found near the end of the TADs and are depleted at the center of the TADs (bin 5, 0.37 fold, q=0.06) relative to other LCL-expressed lincRNAs. The trend is consistent with their enrichment at loop anchors, which are enriched at TAD boundaries (1.74 fold, q&lt;0.001, supplementary files).</text:span></text:p>
      <text:p text:style-name="P36"/>
      <text:p text:style-name="P33"><text:span text:style-name="T199">The lack of significant enrichment <text:s/>of elincRNAs at TAD boundaries <text:s/>may be a consequence of the method used to define boundaries and the poor resolution of the current Hi-C technology. Notably, boundaries are extended from the TAD </text:span><text:soft-page-break/><text:span text:style-name="T199">borders <text:s/>to the inside of TADs (see methods for details), therefore genes that are close to a TAD, but outside the border are not detected.</text:span></text:p>
      <text:p text:style-name="P37"/>
      <text:p text:style-name="P38"/>
      <text:p text:style-name="P27">ElincRNAs are enriched in cohesin</text:p>
      <text:p text:style-name="P39"/>
      <text:p text:style-name="P40">CTCF and cohesin are often called architectural or insulator proteins, as they are <text:span text:style-name="T83">thought to prevent TADs from interacting with each other while increasing interactions within TADs. Enrichment tests for binding of these proteins in elincRNAs revealed that CTCF, SMC3 and RAD21 binding peaks were all highly enriched in elincRNA promoter regions (5.2-7.1 fold, q&lt;0.001) but only slighly enriched in other lincRNAs (1.1-1.3 fold, q= 0.04-0.30) (</text:span><text:span text:style-name="T36">Figure </text:span><text:span text:style-name="T41">5</text:span><text:span text:style-name="T83">).</text:span></text:p>
      <text:p text:style-name="P40"/>
      <text:p text:style-name="P41">Most binding <text:span text:style-name="T175">peaks</text:span> for CTCF and cohesin overlap in the genome (<text:span text:style-name="T32">Figure </text:span><text:span text:style-name="T41">6</text:span><text:span text:style-name="T108">) </text:span>and <text:span text:style-name="T201">loops that are mediated by CTCF, cohesin or both CTCF and cohesin are thought to have different roles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PNlze8zUqW"/><text:span text:style-name="T76">(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PNlze8zUqW"/><text:span text:style-name="T201">⁠ . </text:span><text:s/><text:span text:style-name="T201">T</text:span>o determine <text:span text:style-name="T109">if the enrichment of CTCF peaks is a consequence of the overlap with cohesin peaks, or if elincRNAs could be specifically involved in cohesin loops, I performed enrichment tests for CTCF- and cohesin-exclusive binding (</text:span><text:span text:style-name="T37">Figure </text:span><text:span text:style-name="T41">7</text:span><text:span text:style-name="T109">). The difference in fold enrichment for cohesin peaks in elincRNAs compared to other lincRNAs much stronger when looking at exclusive binding sites, while it decreased for CTCF. This suggests elincRNAs specifically may be involved in the formation of cohesin-only loops. According to a recent model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jfhNBLtslH"/><text:span text:style-name="T64">(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jfhNBLtslH"/><text:span text:style-name="T109">⁠, loops mediated by CTCF or CTCF and cohesin have insulator properties and are important for the structural maintenance of boundaries and the formation of insulated neighbourhood within TADs, while cohesin only loops mediate promoter-enhancers interactions. My results may point towards a role of elincRNAs in the formation of promoter-enhancer loops.</text:span></text:p>
      <text:p text:style-name="P42"/>
      <text:p text:style-name="P28"/>
      <text:p text:style-name="P27">ElincRNAs are associated with high DNA-DNA contacts in TADs</text:p>
      <text:p text:style-name="P44"/>
      <text:p text:style-name="P45"><text:span text:style-name="T202">As I found elincRNAs to be enriched at loop anchors and in cohesin binding, to further support their role in promoting promoter-enhancer contacts, <text:s/>I investigated whether elincRNAs are associated with regions of higher DNA-DNA contact.</text:span> <text:span text:style-name="T202">To measure this, I used the average amount of contact in their respective TAD as a proxy </text:span>(see material and methods for details). <text:span text:style-name="T135">I find that elincRNAs are associated with TADs presenting higher amounts of contacts than other lincRNAs (</text:span><text:span text:style-name="T39">Figure </text:span><text:span text:style-name="T41">8</text:span><text:span text:style-name="T135">) in GM12878 (two-tailed Mann-Whitney U test, p&lt;0.001), with a 1.24 fold increase in median contacts. When comparing the <text:s/>contacts for the same sets of genes in 3 other cell lines, these results are consistent, but less significant in HUVEC and K562 (two-tailed Mann-Whitney U test, p &lt;0.05)</text:span><text:span text:style-name="T136"> </text:span><text:span text:style-name="T66">with respectives fold increase</text:span><text:span text:style-name="T67">s</text:span><text:span text:style-name="T66"> </text:span><text:span text:style-name="T69">in median contacts </text:span><text:span text:style-name="T66">of </text:span><text:span text:style-name="T68">1.05</text:span><text:span text:style-name="T66"> and </text:span><text:span text:style-name="T68">1.07</text:span><text:span text:style-name="T66"> for elincRNAs </text:span><text:span text:style-name="T70">compared to other lincRNAs</text:span><text:span text:style-name="T135">. The amount of contacts was not significantly higher for elincRNAs in NHEK (two-tailed Mann-Whitney U test, p = 0.472) although the trend was still going in the same direction with a fold increase in median contacts of 1.04. </text:span></text:p>
      <text:p text:style-name="P46">The strength of this association seems to be very cell line-dependent, but always pointing towards a higher amount of contacts for elincRNAs. Although these <text:soft-page-break/>results do not give any insights into the mechanisms through which elincRNAs may promote contact, high DNA-DNA contacts, together with the enrichment of cohesin suggest a role for elincRNAs in the establishment of promoter-enhancer looping inside TADs.</text:p>
      <text:p text:style-name="P43"/>
      <text:p text:style-name="P43"/>
      <text:p text:style-name="P43"/>
      <text:p text:style-name="P43"/>
      <text:p text:style-name="P43"/>
      <text:p text:style-name="P43"/>
      <text:p text:style-name="P47">3. Figures and tables</text:p>
      <text:p text:style-name="P48"/>
      <text:p text:style-name="P73"><text:line-break/>Figure <text:sequence text:ref-name="refFigure0" text:name="Figure" text:formula="ooow:Figure+1" style:num-format="1">1</text:sequence>: <text:span text:style-name="T158">Median expression levels </text:span>of elincRNAs <text:span text:style-name="T102">compared with other lincRNA and protein-coding genes (PCG) in GM12878. Median expression values are displayed in the boxes</text:span>. <text:span text:style-name="T99">Two-tailed Mann-Whitney test, ***P&lt;0.001; – not significant</text:span></text:p>
      <text:p text:style-name="P73">Figure <text:span text:style-name="T165">2</text:span>: <text:span text:style-name="T159">Comparison of sequence conservation of exons through mammalian and primate evolution between elincRNAs, other lincRNAs and PCG</text:span>. <text:span text:style-name="T159">Averaged phastCons score is used as a measure.</text:span> The green horizontal line represents the <text:span text:style-name="T95">median conservation of</text:span> ancestral repeats, which are assuming to be evolving neutrally. <text:span text:style-name="T100">Two tailed Mann-Whitney test, ***P&lt;0.001.</text:span></text:p>
      <text:p text:style-name="P73"/>
      <text:p text:style-name="P73">Figure <text:span text:style-name="T165">3</text:span>: Enrichment of elincRNA <text:span text:style-name="T110">promoter regions </text:span>at TAD boundaries <text:span text:style-name="T106">and loop anchors </text:span>compared to other lincRNAs. Fold enrichments and associated q-values are <text:span text:style-name="T160">displayed</text:span> on the bars.</text:p>
      <text:p text:style-name="P73"><text:line-break/><text:span text:style-name="T111">Figure 4: Enrichment of elincRNAs across TADs compared to other lincRNAs. Each bar represent a bin of 10% TAD length. The log10 of q-values are put in color codes to give an estimation of the confidence in each value.</text:span></text:p>
      <text:p text:style-name="P73"/>
      <text:p text:style-name="P73">Figure <text:span text:style-name="T165">5</text:span>: Enrichment in architectural proteins in elincRNA promoter regions, compared to other lincRNA. Fold enrichment and associated q-values are <text:span text:style-name="T161">displayed</text:span> on the bars. <text:span text:style-name="T107">SMC3 and RAD21 are subunits of cohesin.</text:span></text:p>
      <text:p text:style-name="P73"><text:line-break/>Figure <text:span text:style-name="T165">6</text:span>: Proportions of overlap between RAD21, SMC3 and CTCF <text:span text:style-name="T162">peaks</text:span> in the human genome.</text:p>
      <text:p text:style-name="P73"/>
      <text:p text:style-name="P74">Figure <text:span text:style-name="T165">7</text:span>: Enrichment of CTCF and cohesin exclusive binding sites in promoter regions of elincRNAs compared to other lincRNAs. Fold enrichment and associated q-values are <text:span text:style-name="T163">displayed</text:span> on the bars.</text:p>
      <text:p text:style-name="P74"/>
      <text:p text:style-name="P76"><text:soft-page-break/><text:span text:style-name="T114">Figure </text:span><text:span text:style-name="T129">8</text:span><text:span text:style-name="T114">: </text:span><text:span text:style-name="T130">Mean amount of DNA-DNA</text:span><text:span text:style-name="T114"> contact </text:span><text:span text:style-name="T130">within TADs</text:span><text:span text:style-name="T114"> for elincRNAs compared to other lincRNAs across different cell lines. </text:span><text:span text:style-name="T130">Set of genes as defined in GM12878 are used for all comparisons. Two tailed Mann-Whitney test, ***P&lt;0.001; *P&lt;0.05; – non-significant</text:span></text:p>
      <text:p text:style-name="P50"/>
      <text:p text:style-name="P20"><text:span text:style-name="T116">F</text:span><text:span text:style-name="T112">igure </text:span><text:span text:style-name="T131">9</text:span><text:span text:style-name="T112">: Schematic representation of TADs and loops and typical patterns <text:s/>observed in Hi-C matrices in </text:span><text:span text:style-name="T118">corresponding</text:span><text:span text:style-name="T112"> </text:span><text:span text:style-name="T118">to</text:span><text:span text:style-name="T112"> these structures. </text:span><text:span text:style-name="T119">Center: </text:span><text:span text:style-name="T112"><text:s/></text:span><text:span text:style-name="T119">Example of a </text:span><text:span text:style-name="T112">Hi-C matri</text:span><text:span text:style-name="T119">x </text:span><text:span text:style-name="T120">visualized in Juicebox </text:span><text:reference-mark-start text:name="ADDIN CSL_CITATION {&quot;citationItems&quot;: [{&quot;id&quot;: &quot;ITEM-1&quot;, &quot;itemData&quot;: {&quot;issued&quot;: {&quot;date-parts&quot;: [[&quot;2016&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quot;: &quot;1&quot;, &quot;publisher&quot;: &quot;Elsevier Inc.&quot;, &quot;type&quot;: &quot;article-journal&quot;, &quot;ISSN&quot;: &quot;24054712&quot;, &quot;author&quot;: [{&quot;given&quot;: &quot;Neva\u00a0C.&quot;, &quot;parse-names&quot;: false, &quot;dropping-particle&quot;: &quot;&quot;, &quot;suffix&quot;: &quot;&quot;, &quot;non-dropping-particle&quot;: &quot;&quot;, &quot;family&quot;: &quot;Durand&quot;}, {&quot;given&quot;: &quot;James\u00a0T.&quot;, &quot;parse-names&quot;: false, &quot;dropping-particle&quot;: &quot;&quot;, &quot;suffix&quot;: &quot;&quot;, &quot;non-dropping-particle&quot;: &quot;&quot;, &quot;family&quot;: &quot;Robinson&quot;}, {&quot;given&quot;: &quot;Muhammad\u00a0S.&quot;, &quot;parse-names&quot;: false, &quot;dropping-particle&quot;: &quot;&quot;, &quot;suffix&quot;: &quot;&quot;, &quot;non-dropping-particle&quot;: &quot;&quot;, &quot;family&quot;: &quot;Shamim&quot;}, {&quot;given&quot;: &quot;Ido&quot;, &quot;parse-names&quot;: false, &quot;dropping-particle&quot;: &quot;&quot;, &quot;suffix&quot;: &quot;&quot;, &quot;non-dropping-particle&quot;: &quot;&quot;, &quot;family&quot;: &quot;Machol&quot;}, {&quot;given&quot;: &quot;Jill\u00a0P.&quot;, &quot;parse-names&quot;: false, &quot;dropping-particle&quot;: &quot;&quot;, &quot;suffix&quot;: &quot;&quot;, &quot;non-dropping-particle&quot;: &quot;&quot;, &quot;family&quot;: &quot;Mesirov&quot;}, {&quot;given&quot;: &quot;Eric\u00a0S.&quot;, &quot;parse-names&quot;: false, &quot;dropping-particle&quot;: &quot;&quot;, &quot;suffix&quot;: &quot;&quot;, &quot;non-dropping-particle&quot;: &quot;&quot;, &quot;family&quot;: &quot;Lander&quot;}, {&quot;given&quot;: &quot;Erez\u00a0Lieberman&quot;, &quot;parse-names&quot;: false, &quot;dropping-particle&quot;: &quot;&quot;, &quot;suffix&quot;: &quot;&quot;, &quot;non-dropping-particle&quot;: &quot;&quot;, &quot;family&quot;: &quot;Aiden&quot;}], &quot;container-title&quot;: &quot;Cell Systems&quot;, &quot;volume&quot;: &quot;3&quot;, &quot;ISBN&quot;: &quot;2405-4712 (Print)\\r2405-4712 (Linking)&quot;, &quot;title&quot;: &quot;Juicebox Provides a Visualization System for Hi-C Contact Maps with Unlimited Zoom&quot;, &quot;id&quot;: &quot;ITEM-1&quot;, &quot;PMID&quot;: &quot;27467250&quot;, &quot;page&quot;: &quot;99-101&quot;, &quot;DOI&quot;: &quot;10.1016/j.cels.2015.07.012&quot;}, &quot;uris&quot;: [&quot;http://www.mendeley.com/documents/?uuid=b7436f8f-ea90-4e02-8d0c-9cf0cbed41be&quot;]}], &quot;mendeley&quot;: {&quot;formattedCitation&quot;: &quot;(Durand et al., 2016)&quot;, &quot;previouslyFormattedCitation&quot;: &quot;(Durand et al., 2016)&quot;, &quot;plainTextFormattedCitation&quot;: &quot;(Durand et al., 2016)&quot;}, &quot;properties&quot;: {&quot;noteIndex&quot;: 0}, &quot;schema&quot;: &quot;https://github.com/citation-style-language/schema/raw/master/csl-citation.json&quot;} RNDoXezOVB2uu"/><text:span text:style-name="T71">(Durand et al., 2016)</text:span><text:reference-mark-end text:name="ADDIN CSL_CITATION {&quot;citationItems&quot;: [{&quot;id&quot;: &quot;ITEM-1&quot;, &quot;itemData&quot;: {&quot;issued&quot;: {&quot;date-parts&quot;: [[&quot;2016&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quot;: &quot;1&quot;, &quot;publisher&quot;: &quot;Elsevier Inc.&quot;, &quot;type&quot;: &quot;article-journal&quot;, &quot;ISSN&quot;: &quot;24054712&quot;, &quot;author&quot;: [{&quot;given&quot;: &quot;Neva\u00a0C.&quot;, &quot;parse-names&quot;: false, &quot;dropping-particle&quot;: &quot;&quot;, &quot;suffix&quot;: &quot;&quot;, &quot;non-dropping-particle&quot;: &quot;&quot;, &quot;family&quot;: &quot;Durand&quot;}, {&quot;given&quot;: &quot;James\u00a0T.&quot;, &quot;parse-names&quot;: false, &quot;dropping-particle&quot;: &quot;&quot;, &quot;suffix&quot;: &quot;&quot;, &quot;non-dropping-particle&quot;: &quot;&quot;, &quot;family&quot;: &quot;Robinson&quot;}, {&quot;given&quot;: &quot;Muhammad\u00a0S.&quot;, &quot;parse-names&quot;: false, &quot;dropping-particle&quot;: &quot;&quot;, &quot;suffix&quot;: &quot;&quot;, &quot;non-dropping-particle&quot;: &quot;&quot;, &quot;family&quot;: &quot;Shamim&quot;}, {&quot;given&quot;: &quot;Ido&quot;, &quot;parse-names&quot;: false, &quot;dropping-particle&quot;: &quot;&quot;, &quot;suffix&quot;: &quot;&quot;, &quot;non-dropping-particle&quot;: &quot;&quot;, &quot;family&quot;: &quot;Machol&quot;}, {&quot;given&quot;: &quot;Jill\u00a0P.&quot;, &quot;parse-names&quot;: false, &quot;dropping-particle&quot;: &quot;&quot;, &quot;suffix&quot;: &quot;&quot;, &quot;non-dropping-particle&quot;: &quot;&quot;, &quot;family&quot;: &quot;Mesirov&quot;}, {&quot;given&quot;: &quot;Eric\u00a0S.&quot;, &quot;parse-names&quot;: false, &quot;dropping-particle&quot;: &quot;&quot;, &quot;suffix&quot;: &quot;&quot;, &quot;non-dropping-particle&quot;: &quot;&quot;, &quot;family&quot;: &quot;Lander&quot;}, {&quot;given&quot;: &quot;Erez\u00a0Lieberman&quot;, &quot;parse-names&quot;: false, &quot;dropping-particle&quot;: &quot;&quot;, &quot;suffix&quot;: &quot;&quot;, &quot;non-dropping-particle&quot;: &quot;&quot;, &quot;family&quot;: &quot;Aiden&quot;}], &quot;container-title&quot;: &quot;Cell Systems&quot;, &quot;volume&quot;: &quot;3&quot;, &quot;ISBN&quot;: &quot;2405-4712 (Print)\\r2405-4712 (Linking)&quot;, &quot;title&quot;: &quot;Juicebox Provides a Visualization System for Hi-C Contact Maps with Unlimited Zoom&quot;, &quot;id&quot;: &quot;ITEM-1&quot;, &quot;PMID&quot;: &quot;27467250&quot;, &quot;page&quot;: &quot;99-101&quot;, &quot;DOI&quot;: &quot;10.1016/j.cels.2015.07.012&quot;}, &quot;uris&quot;: [&quot;http://www.mendeley.com/documents/?uuid=b7436f8f-ea90-4e02-8d0c-9cf0cbed41be&quot;]}], &quot;mendeley&quot;: {&quot;formattedCitation&quot;: &quot;(Durand et al., 2016)&quot;, &quot;previouslyFormattedCitation&quot;: &quot;(Durand et al., 2016)&quot;, &quot;plainTextFormattedCitation&quot;: &quot;(Durand et al., 2016)&quot;}, &quot;properties&quot;: {&quot;noteIndex&quot;: 0}, &quot;schema&quot;: &quot;https://github.com/citation-style-language/schema/raw/master/csl-citation.json&quot;} RNDoXezOVB2uu"/><text:span text:style-name="T120">⁠</text:span><text:span text:style-name="T119">. These matrices</text:span><text:span text:style-name="T112"> are symmetric and only upper/lower triangles are therefore used to simplify the visualization. </text:span><text:span text:style-name="T122">The darker pixels on the matrix contain more interactions. </text:span><text:span text:style-name="T117">Left: Two separate TADs are observed as high interactions 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in the region between the two anchors, therefore loops are seen as a sharp increase in contacts deviating from the matrix diagonal.</text:span></text:p>
      <text:p text:style-name="P51"/>
      <text:p text:style-name="P21"><text:span text:style-name="T113">F</text:span><text:span text:style-name="T112">igure </text:span><text:span text:style-name="T131">10</text:span><text:span text:style-name="T112">: </text:span><text:span text:style-name="T123">Visual representations of the algorithms used to compute contacts in Hi-C matrices. </text:span><text:span text:style-name="T127">As they are symmetric, m</text:span><text:span text:style-name="T123">atrices are represented as upper triangles for simplicity reasons. </text:span><text:span text:style-name="T122">Left: Method used to compute the mean </text:span><text:span text:style-name="T125">of all </text:span><text:span text:style-name="T122">interactions in TADs. </text:span><text:span text:style-name="T124">Each TAD is taken as a submatrix (upper triangle</text:span><text:span text:style-name="T125">s</text:span><text:span text:style-name="T124"> of the submatrices </text:span><text:span text:style-name="T125">are</text:span><text:span text:style-name="T124"> depicted in blue) and the mean value in the submatrix is computed</text:span><text:span text:style-name="T123">.</text:span><text:span text:style-name="T122"> </text:span><text:span text:style-name="T126">Right: </text:span><text:span text:style-name="T112">Schematic representation of the algorithm used to </text:span><text:span text:style-name="T126">measure insulation. A diamond (blue) of width w set to 100kb is slid on all position along the diagonal. For each position, the sum in the diamond is computed</text:span><text:span text:style-name="T112"> </text:span><text:span text:style-name="T126">and later used to define boundaries. The sum in the diamond at position d </text:span><text:span text:style-name="T128">(dotted line)</text:span><text:span text:style-name="T126"> represents a measure of all interactions across position d (i.e. between elements before and after position d). </text:span></text:p>
      <text:p text:style-name="P52"/>
      <text:p text:style-name="P22"><text:span text:style-name="T115">F</text:span><text:span text:style-name="T112">igure 1</text:span><text:span text:style-name="T131">1</text:span><text:span text:style-name="T112">: Example of the calculated sums of interactions through a TAD, how boundaries were extended until they reach the threshold and the corresponding TAD in the Hi-C matrix, visualized in Juicebox. </text:span><text:span text:style-name="T121">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18"/>
      <text:p text:style-name="P75">Figure <text:span text:style-name="T165">S1</text:span>: <text:span text:style-name="T103">Expression of elincRNAs compared with other lincRNAs and PCG in different cell lines. Sets of genes as defined in GM12878 are used in all comparisons</text:span>. <text:span text:style-name="T99">Two-tailed Mann-Whitney test, ***P&lt;0.001; – not significant</text:span></text:p>
      <text:p text:style-name="P75"/>
      <text:p text:style-name="P49">Figure <text:span text:style-name="T165">S2</text:span>: Tissue specificity of elincRNA compared to other lincRNA and protein-coding genes. <text:span text:style-name="T164">Tissue specificity index (Tau) is used as a measure of </text:span><text:soft-page-break/><text:span text:style-name="T164">tissue specificity, with 1 being the highest possible specificity and 0 being the lowest. </text:span>Median values are <text:span text:style-name="T164">displayed</text:span> on the boxes. <text:span text:style-name="T100">Two tailed Mann-Whitney test, ***P&lt;0.001; – non-significant</text:span></text:p>
      <text:p text:style-name="P18"/>
      <text:p text:style-name="P18"><text:span text:style-name="T94">4</text:span>.Discussion:</text:p>
      <text:p text:style-name="P4"><text:line-break/><text:span text:style-name="T207">Together with the strong enrichment of cohesin-only peaks at elincRNAs promoter regions and the enrichment of elincRNAs at loop anchors, the high amount of intra-TAD contacts associated with elincRNAs support their putative role in enhancer-promoter loops. However, this association does not constitute a hard proof for their role in promoting contact, as it might be a consequence of the presence of active enhancers at their promoter region, rather than the elincRNA itself. A good way to strengthen the hypothesis would be to perform similar analysis by comparing active enhancers producing elincRNAs with other active enhancers producing unstable bidirectionally-transcribed eRNAs. </text:span></text:p>
      <text:p text:style-name="P4"/>
      <text:p text:style-name="P59">Although such confirmation would provide insightful <text:span text:style-name="T208">informations</text:span>, it would not shed light onto the mechanisms through which elincRNAs <text:span text:style-name="T208">regulate chromatin interactions. Indeed, whether the act of elincRNA transcription or the transcript itself is achieving these roles is still an open debate. The only way to solve this issue would be to genetically manipulate elincRNA transcription, using RNAi or CRISPR-Cas9 for example.</text:span></text:p>
      <text:p text:style-name="P4"/>
      <text:p text:style-name="P13"><text:span text:style-name="T47">Most active enhancers are transcribed </text:span><text:reference-mark-start text:name="ADDIN CSL_CITATION {&quot;citationItems&quot;: [{&quot;id&quot;: &quot;ITEM-1&quot;, &quot;itemData&quot;: {&quot;issued&quot;: {&quot;date-parts&quot;: [[&quot;2015&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volume&quot;: &quot;347&quot;, &quot;type&quot;: &quot;article-journal&quot;, &quot;ISSN&quot;: &quot;1095-9203&quot;, &quot;author&quot;: [{&quot;given&quot;: &quot;Erik&quot;, &quot;parse-names&quot;: false, &quot;dropping-particle&quot;: &quot;&quot;, &quot;suffix&quot;: &quot;&quot;, &quot;non-dropping-particle&quot;: &quot;&quot;, &quot;family&quot;: &quot;Arner&quot;}, {&quot;given&quot;: &quot;Carsten O&quot;, &quot;parse-names&quot;: false, &quot;dropping-particle&quot;: &quot;&quot;, &quot;suffix&quot;: &quot;&quot;, &quot;non-dropping-particle&quot;: &quot;&quot;, &quot;family&quot;: &quot;Daub&quot;}, {&quot;given&quot;: &quot;Kristoffer&quot;, &quot;parse-names&quot;: false, &quot;dropping-particle&quot;: &quot;&quot;, &quot;suffix&quot;: &quot;&quot;, &quot;non-dropping-particle&quot;: &quot;&quot;, &quot;family&quot;: &quot;Vitting-Seerup&quot;}, {&quot;given&quot;: &quot;Robin&quot;, &quot;parse-names&quot;: false, &quot;dropping-particle&quot;: &quot;&quot;, &quot;suffix&quot;: &quot;&quot;, &quot;non-dropping-particle&quot;: &quot;&quot;, &quot;family&quot;: &quot;Andersson&quot;}, {&quot;given&quot;: &quot;Berit&quot;, &quot;parse-names&quot;: false, &quot;dropping-particle&quot;: &quot;&quot;, &quot;suffix&quot;: &quot;&quot;, &quot;non-dropping-particle&quot;: &quot;&quot;, &quot;family&quot;: &quot;Lilje&quot;}, {&quot;given&quot;: &quot;Finn&quot;, &quot;parse-names&quot;: false, &quot;dropping-particle&quot;: &quot;&quot;, &quot;suffix&quot;: &quot;&quot;, &quot;non-dropping-particle&quot;: &quot;&quot;, &quot;family&quot;: &quot;Drabl\u00f8s&quot;}, {&quot;given&quot;: &quot;Andreas&quot;, &quot;parse-names&quot;: false, &quot;dropping-particle&quot;: &quot;&quot;, &quot;suffix&quot;: &quot;&quot;, &quot;non-dropping-particle&quot;: &quot;&quot;, &quot;family&quot;: &quot;Lennartsson&quot;}, {&quot;given&quot;: &quot;Michelle&quot;, &quot;parse-names&quot;: false, &quot;dropping-particle&quot;: &quot;&quot;, &quot;suffix&quot;: &quot;&quot;, &quot;non-dropping-particle&quot;: &quot;&quot;, &quot;family&quot;: &quot;R\u00f6nnerblad&quot;}, {&quot;given&quot;: &quot;Olga&quot;, &quot;parse-names&quot;: false, &quot;dropping-particle&quot;: &quot;&quot;, &quot;suffix&quot;: &quot;&quot;, &quot;non-dropping-particle&quot;: &quot;&quot;, &quot;family&quot;: &quot;Hrydziuszko&quot;}, {&quot;given&quot;: &quot;Morana&quot;, &quot;parse-names&quot;: false, &quot;dropping-particle&quot;: &quot;&quot;, &quot;suffix&quot;: &quot;&quot;, &quot;non-dropping-particle&quot;: &quot;&quot;, &quot;family&quot;: &quot;Vitezic&quot;}, {&quot;given&quot;: &quot;Tom C&quot;, &quot;parse-names&quot;: false, &quot;dropping-particle&quot;: &quot;&quot;, &quot;suffix&quot;: &quot;&quot;, &quot;non-dropping-particle&quot;: &quot;&quot;, &quot;family&quot;: &quot;Freeman&quot;}, {&quot;given&quot;: &quot;Ahmad M N&quot;, &quot;parse-names&quot;: false, &quot;dropping-particle&quot;: &quot;&quot;, &quot;suffix&quot;: &quot;&quot;, &quot;non-dropping-particle&quot;: &quot;&quot;, &quot;family&quot;: &quot;Alhendi&quot;}, {&quot;given&quot;: &quot;Peter&quot;, &quot;parse-names&quot;: false, &quot;dropping-particle&quot;: &quot;&quot;, &quot;suffix&quot;: &quot;&quot;, &quot;non-dropping-particle&quot;: &quot;&quot;, &quot;family&quot;: &quot;Arner&quot;}, {&quot;given&quot;: &quot;Richard&quot;, &quot;parse-names&quot;: false, &quot;dropping-particle&quot;: &quot;&quot;, &quot;suffix&quot;: &quot;&quot;, &quot;non-dropping-particle&quot;: &quot;&quot;, &quot;family&quot;: &quot;Axton&quot;}, {&quot;given&quot;: &quot;J Kenneth&quot;, &quot;parse-names&quot;: false, &quot;dropping-particle&quot;: &quot;&quot;, &quot;suffix&quot;: &quot;&quot;, &quot;non-dropping-particle&quot;: &quot;&quot;, &quot;family&quot;: &quot;Baillie&quot;}, {&quot;given&quot;: &quot;Anthony&quot;, &quot;parse-names&quot;: false, &quot;dropping-particle&quot;: &quot;&quot;, &quot;suffix&quot;: &quot;&quot;, &quot;non-dropping-particle&quot;: &quot;&quot;, &quot;family&quot;: &quot;Beckhouse&quot;}, {&quot;given&quot;: &quot;Beatrice&quot;, &quot;parse-names&quot;: false, &quot;dropping-particle&quot;: &quot;&quot;, &quot;suffix&quot;: &quot;&quot;, &quot;non-dropping-particle&quot;: &quot;&quot;, &quot;family&quot;: &quot;Bodega&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Margaret&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nna&quot;, &quot;parse-names&quot;: false, &quot;dropping-particle&quot;: &quot;&quot;, &quot;suffix&quot;: &quot;&quot;, &quot;non-dropping-particle&quot;: &quot;&quot;, &quot;family&quot;: &quot;Ehrlund&quot;}, {&quot;given&quot;: &quot;Mitsuhiro&quot;, &quot;parse-names&quot;: false, &quot;dropping-particle&quot;: &quot;&quot;, &quot;suffix&quot;: &quot;&quot;, &quot;non-dropping-particle&quot;: &quot;&quot;, &quot;family&quot;: &quot;Endoh&quot;}, {&quot;given&quot;: &quot;Afsaneh&quot;, &quot;parse-names&quot;: false, &quot;dropping-particle&quot;: &quot;&quot;, &quot;suffix&quot;: &quot;&quot;, &quot;non-dropping-particle&quot;: &quot;&quot;, &quot;family&quot;: &quot;Eslami&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Geoffrey J&quot;, &quot;parse-names&quot;: false, &quot;dropping-particle&quot;: &quot;&quot;, &quot;suffix&quot;: &quot;&quot;, &quot;non-dropping-particle&quot;: &quot;&quot;, &quot;family&quot;: &quot;Faulkner&quot;}, {&quot;given&quot;: &quot;Carmelo&quot;, &quot;parse-names&quot;: false, &quot;dropping-particle&quot;: &quot;&quot;, &quot;suffix&quot;: &quot;&quot;, &quot;non-dropping-particle&quot;: &quot;&quot;, &quot;family&quot;: &quot;Ferrai&quot;}, {&quot;given&quot;: &quot;Malcolm E&quot;, &quot;parse-names&quot;: false, &quot;dropping-particle&quot;: &quot;&quot;, &quot;suffix&quot;: &quot;&quot;, &quot;non-dropping-particle&quot;: &quot;&quot;, &quot;family&quot;: &quot;Fisher&quot;}, {&quot;given&quot;: &quot;Lesley&quot;, &quot;parse-names&quot;: false, &quot;dropping-particle&quot;: &quot;&quot;, &quot;suffix&quot;: &quot;&quot;, &quot;non-dropping-particle&quot;: &quot;&quot;, &quot;family&quot;: &quot;Forrester&quot;}, {&quot;given&quot;: &quot;Daniel&quot;, &quot;parse-names&quot;: false, &quot;dropping-particle&quot;: &quot;&quot;, &quot;suffix&quot;: &quot;&quot;, &quot;non-dropping-particle&quot;: &quot;&quot;, &quot;family&quot;: &quot;Goldowitz&quot;}, {&quot;given&quot;: &quot;Reto&quot;, &quot;parse-names&quot;: false, &quot;dropping-particle&quot;: &quot;&quot;, &quot;suffix&quot;: &quot;&quot;, &quot;non-dropping-particle&quot;: &quot;&quot;, &quot;family&quot;: &quot;Guler&quot;}, {&quot;given&quot;: &quot;Thomas&quot;, &quot;parse-names&quot;: false, &quot;dropping-particle&quot;: &quot;&quot;, &quot;suffix&quot;: &quot;&quot;, &quot;non-dropping-particle&quot;: &quot;&quot;, &quot;family&quot;: &quot;Ha&quot;}, {&quot;given&quot;: &quot;Mitsuko&quot;, &quot;parse-names&quot;: false, &quot;dropping-particle&quot;: &quot;&quot;, &quot;suffix&quot;: &quot;&quot;, &quot;non-dropping-particle&quot;: &quot;&quot;, &quot;family&quot;: &quot;Hara&quot;}, {&quot;given&quot;: &quot;Meenhard&quot;, &quot;parse-names&quot;: false, &quot;dropping-particle&quot;: &quot;&quot;, &quot;suffix&quot;: &quot;&quot;, &quot;non-dropping-particle&quot;: &quot;&quot;, &quot;family&quot;: &quot;Herlyn&quot;}, {&quot;given&quot;: &quot;Tomokatsu&quot;, &quot;parse-names&quot;: false, &quot;dropping-particle&quot;: &quot;&quot;, &quot;suffix&quot;: &quot;&quot;, &quot;non-dropping-particle&quot;: &quot;&quot;, &quot;family&quot;: &quot;Ikawa&quot;}, {&quot;given&quot;: &quot;Chieko&quot;, &quot;parse-names&quot;: false, &quot;dropping-particle&quot;: &quot;&quot;, &quot;suffix&quot;: &quot;&quot;, &quot;non-dropping-particle&quot;: &quot;&quot;, &quot;family&quot;: &quot;Kai&quot;}, {&quot;given&quot;: &quot;Hiroshi&quot;, &quot;parse-names&quot;: false, &quot;dropping-particle&quot;: &quot;&quot;, &quot;suffix&quot;: &quot;&quot;, &quot;non-dropping-particle&quot;: &quot;&quot;, &quot;family&quot;: &quot;Kawamoto&quot;}, {&quot;given&quot;: &quot;Levon M&quot;, &quot;parse-names&quot;: false, &quot;dropping-particle&quot;: &quot;&quot;, &quot;suffix&quot;: &quot;&quot;, &quot;non-dropping-particle&quot;: &quot;&quot;, &quot;family&quot;: &quot;Khachigian&quot;}, {&quot;given&quot;: &quot;S Peter&quot;, &quot;parse-names&quot;: false, &quot;dropping-particle&quot;: &quot;&quot;, &quot;suffix&quot;: &quot;&quot;, &quot;non-dropping-particle&quot;: &quot;&quot;, &quot;family&quot;: &quot;Klinken&quot;}, {&quot;given&quot;: &quot;Soichi&quot;, &quot;parse-names&quot;: false, &quot;dropping-particle&quot;: &quot;&quot;, &quot;suffix&quot;: &quot;&quot;, &quot;non-dropping-particle&quot;: &quot;&quot;, &quot;family&quot;: &quot;Kojima&quot;}, {&quot;given&quot;: &quot;Haruhiko&quot;, &quot;parse-names&quot;: false, &quot;dropping-particle&quot;: &quot;&quot;, &quot;suffix&quot;: &quot;&quot;, &quot;non-dropping-particle&quot;: &quot;&quot;, &quot;family&quot;: &quot;Koseki&quot;}, {&quot;given&quot;: &quot;Sarah&quot;, &quot;parse-names&quot;: false, &quot;dropping-particle&quot;: &quot;&quot;, &quot;suffix&quot;: &quot;&quot;, &quot;non-dropping-particle&quot;: &quot;&quot;, &quot;family&quot;: &quot;Klein&quot;}, {&quot;given&quot;: &quot;Niklas&quot;, &quot;parse-names&quot;: false, &quot;dropping-particle&quot;: &quot;&quot;, &quot;suffix&quot;: &quot;&quot;, &quot;non-dropping-particle&quot;: &quot;&quot;, &quot;family&quot;: &quot;Mejhert&quot;}, {&quot;given&quot;: &quot;Ken&quot;, &quot;parse-names&quot;: false, &quot;dropping-particle&quot;: &quot;&quot;, &quot;suffix&quot;: &quot;&quot;, &quot;non-dropping-particle&quot;: &quot;&quot;, &quot;family&quot;: &quot;Miyaguchi&quot;}, {&quot;given&quot;: &quot;Yosuke&quot;, &quot;parse-names&quot;: false, &quot;dropping-particle&quot;: &quot;&quot;, &quot;suffix&quot;: &quot;&quot;, &quot;non-dropping-particle&quot;: &quot;&quot;, &quot;family&quot;: &quot;Mizuno&quot;}, {&quot;given&quot;: &quot;Mitsuru&quot;, &quot;parse-names&quot;: false, &quot;dropping-particle&quot;: &quot;&quot;, &quot;suffix&quot;: &quot;&quot;, &quot;non-dropping-particle&quot;: &quot;&quot;, &quot;family&quot;: &quot;Morimoto&quot;}, {&quot;given&quot;: &quot;Kelly J&quot;, &quot;parse-names&quot;: false, &quot;dropping-particle&quot;: &quot;&quot;, &quot;suffix&quot;: &quot;&quot;, &quot;non-dropping-particle&quot;: &quot;&quot;, &quot;family&quot;: &quot;Morris&quot;}, {&quot;given&quot;: &quot;Christine&quot;, &quot;parse-names&quot;: false, &quot;dropping-particle&quot;: &quot;&quot;, &quot;suffix&quot;: &quot;&quot;, &quot;non-dropping-particle&quot;: &quot;&quot;, &quot;family&quot;: &quot;Mummery&quot;}, {&quot;given&quot;: &quot;Yutaka&quot;, &quot;parse-names&quot;: false, &quot;dropping-particle&quot;: &quot;&quot;, &quot;suffix&quot;: &quot;&quot;, &quot;non-dropping-particle&quot;: &quot;&quot;, &quot;family&quot;: &quot;Nakachi&quot;}, {&quot;given&quot;: &quot;Soichi&quot;, &quot;parse-names&quot;: false, &quot;dropping-particle&quot;: &quot;&quot;, &quot;suffix&quot;: &quot;&quot;, &quot;non-dropping-particle&quot;: &quot;&quot;, &quot;family&quot;: &quot;Ogi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quot;, &quot;parse-names&quot;: false, &quot;dropping-particle&quot;: &quot;&quot;, &quot;suffix&quot;: &quot;&quot;, &quot;non-dropping-particle&quot;: &quot;&quot;, &quot;family&quot;: &quot;Ovchinnikov&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Ana&quot;, &quot;parse-names&quot;: false, &quot;dropping-particle&quot;: &quot;&quot;, &quot;suffix&quot;: &quot;&quot;, &quot;non-dropping-particle&quot;: &quot;&quot;, &quot;family&quot;: &quot;Pombo&quot;}, {&quot;given&quot;: &quot;Xian-Yang&quot;, &quot;parse-names&quot;: false, &quot;dropping-particle&quot;: &quot;&quot;, &quot;suffix&quot;: &quot;&quot;, &quot;non-dropping-particle&quot;: &quot;&quot;, &quot;family&quot;: &quot;Qin&quot;}, {&quot;given&quot;: &quot;Sugata&quot;, &quot;parse-names&quot;: false, &quot;dropping-particle&quot;: &quot;&quot;, &quot;suffix&quot;: &quot;&quot;, &quot;non-dropping-particle&quot;: &quot;&quot;, &quot;family&quot;: &quot;Roy&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Anita&quot;, &quot;parse-names&quot;: false, &quot;dropping-particle&quot;: &quot;&quot;, &quot;suffix&quot;: &quot;&quot;, &quot;non-dropping-particle&quot;: &quot;&quot;, &quot;family&quot;: &quot;Schwegmann&quot;}, {&quot;given&quot;: &quot;Daisuke&quot;, &quot;parse-names&quot;: false, &quot;dropping-particle&quot;: &quot;&quot;, &quot;suffix&quot;: &quot;&quot;, &quot;non-dropping-particle&quot;: &quot;&quot;, &quot;family&quot;: &quot;Sugiyama&quot;}, {&quot;given&quot;: &quot;Rolf&quot;, &quot;parse-names&quot;: false, &quot;dropping-particle&quot;: &quot;&quot;, &quot;suffix&quot;: &quot;&quot;, &quot;non-dropping-particle&quot;: &quot;&quot;, &quot;family&quot;: &quot;Swoboda&quot;}, {&quot;given&quot;: &quot;Hiroshi&quot;, &quot;parse-names&quot;: false, &quot;dropping-particle&quot;: &quot;&quot;, &quot;suffix&quot;: &quot;&quot;, &quot;non-dropping-particle&quot;: &quot;&quot;, &quot;family&quot;: &quot;Tanaka&quot;}, {&quot;given&quot;: &quot;Andru&quot;, &quot;parse-names&quot;: false, &quot;dropping-particle&quot;: &quot;&quot;, &quot;suffix&quot;: &quot;&quot;, &quot;non-dropping-particle&quot;: &quot;&quot;, &quot;family&quot;: &quot;Tomoiu&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Chiyo&quot;, &quot;parse-names&quot;: false, &quot;dropping-particle&quot;: &quot;&quot;, &quot;suffix&quot;: &quot;&quot;, &quot;non-dropping-particle&quot;: &quot;&quot;, &quot;family&quot;: &quot;Yanagi-Mizuochi&quot;}, {&quot;given&quot;: &quot;Misako&quot;, &quot;parse-names&quot;: false, &quot;dropping-particle&quot;: &quot;&quot;, &quot;suffix&quot;: &quot;&quot;, &quot;non-dropping-particle&quot;: &quot;&quot;, &quot;family&quot;: &quot;Yoneda&quot;}, {&quot;given&quot;: &quot;Susan&quot;, &quot;parse-names&quot;: false, &quot;dropping-particle&quot;: &quot;&quot;, &quot;suffix&quot;: &quot;&quot;, &quot;non-dropping-particle&quot;: &quot;&quot;, &quot;family&quot;: &quot;Zabierowski&quot;}, {&quot;given&quot;: &quot;Peter&quot;, &quot;parse-names&quot;: false, &quot;dropping-particle&quot;: &quot;&quot;, &quot;suffix&quot;: &quot;&quot;, &quot;non-dropping-particle&quot;: &quot;&quot;, &quot;family&quot;: &quot;Zhang&quot;}, {&quot;given&quot;: &quot;Imad&quot;, &quot;parse-names&quot;: false, &quot;dropping-particle&quot;: &quot;&quot;, &quot;suffix&quot;: &quot;&quot;, &quot;non-dropping-particle&quot;: &quot;&quot;, &quot;family&quot;: &quot;Abugessaisa&quot;}, {&quot;given&quot;: &quot;Nicolas&quot;, &quot;parse-names&quot;: false, &quot;dropping-particle&quot;: &quot;&quot;, &quot;suffix&quot;: &quot;&quot;, &quot;non-dropping-particle&quot;: &quot;&quot;, &quot;family&quot;: &quot;Bertin&quot;}, {&quot;given&quot;: &quot;Alexander D&quot;, &quot;parse-names&quot;: false, &quot;dropping-particle&quot;: &quot;&quot;, &quot;suffix&quot;: &quot;&quot;, &quot;non-dropping-particle&quot;: &quot;&quot;, &quot;family&quot;: &quot;Diehl&quot;}, {&quot;given&quot;: &quot;Shiro&quot;, &quot;parse-names&quot;: false, &quot;dropping-particle&quot;: &quot;&quot;, &quot;suffix&quot;: &quot;&quot;, &quot;non-dropping-particle&quot;: &quot;&quot;, &quot;family&quot;: &quot;Fukuda&quot;}, {&quot;given&quot;: &quot;Masaaki&quot;, &quot;parse-names&quot;: false, &quot;dropping-particle&quot;: &quot;&quot;, &quot;suffix&quot;: &quot;&quot;, &quot;non-dropping-particle&quot;: &quot;&quot;, &quot;family&quot;: &quot;Furuno&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Fumi&quot;, &quot;parse-names&quot;: false, &quot;dropping-particle&quot;: &quot;&quot;, &quot;suffix&quot;: &quot;&quot;, &quot;non-dropping-particle&quot;: &quot;&quot;, &quot;family&quot;: &quot;Hori&quot;}, {&quot;given&quot;: &quot;Sachi&quot;, &quot;parse-names&quot;: false, &quot;dropping-particle&quot;: &quot;&quot;, &quot;suffix&quot;: &quot;&quot;, &quot;non-dropping-particle&quot;: &quot;&quot;, &quot;family&quot;: &quot;Ishikawa-Kato&quot;}, {&quot;given&quot;: &quot;Yuri&quot;, &quot;parse-names&quot;: false, &quot;dropping-particle&quot;: &quot;&quot;, &quot;suffix&quot;: &quot;&quot;, &quot;non-dropping-particle&quot;: &quot;&quot;, &quot;family&quot;: &quot;Ishizu&quot;}, {&quot;given&quot;: &quot;Masayoshi&quot;, &quot;parse-names&quot;: false, &quot;dropping-particle&quot;: &quot;&quot;, &quot;suffix&quot;: &quot;&quot;, &quot;non-dropping-particle&quot;: &quot;&quot;, &quot;family&quot;: &quot;Itoh&quot;}, {&quot;given&quot;: &quot;Tsugumi&quot;, &quot;parse-names&quot;: false, &quot;dropping-particle&quot;: &quot;&quot;, &quot;suffix&quot;: &quot;&quot;, &quot;non-dropping-particle&quot;: &quot;&quot;, &quot;family&quot;: &quot;Kawashima&quot;}, {&quot;given&quot;: &quot;Mik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Marina&quot;, &quot;parse-names&quot;: false, &quot;dropping-particle&quot;: &quot;&quot;, &quot;suffix&quot;: &quot;&quot;, &quot;non-dropping-particle&quot;: &quot;&quot;, &quot;family&quot;: &quot;Lizio&quot;}, {&quot;given&quot;: &quot;Terrence F&quot;, &quot;parse-names&quot;: false, &quot;dropping-particle&quot;: &quot;&quot;, &quot;suffix&quot;: &quot;&quot;, &quot;non-dropping-particle&quot;: &quot;&quot;, &quot;family&quot;: &quot;Meehan&quot;}, {&quot;given&quot;: &quot;Christopher J&quot;, &quot;parse-names&quot;: false, &quot;dropping-particle&quot;: &quot;&quot;, &quot;suffix&quot;: &quot;&quot;, &quot;non-dropping-particle&quot;: &quot;&quot;, &quot;family&quot;: &quot;Mungall&quot;}, {&quot;given&quot;: &quot;Mitsuyoshi&quot;, &quot;parse-names&quot;: false, &quot;dropping-particle&quot;: &quot;&quot;, &quot;suffix&quot;: &quot;&quot;, &quot;non-dropping-particle&quot;: &quot;&quot;, &quot;family&quot;: &quot;Murata&quot;}, {&quot;given&quot;: &quot;Hiromi&quot;, &quot;parse-names&quot;: false, &quot;dropping-particle&quot;: &quot;&quot;, &quot;suffix&quot;: &quot;&quot;, &quot;non-dropping-particle&quot;: &quot;&quot;, &quot;family&quot;: &quot;Nishiyori-Sueki&quot;}, {&quot;given&quot;: &quot;Serkan&quot;, &quot;parse-names&quot;: false, &quot;dropping-particle&quot;: &quot;&quot;, &quot;suffix&quot;: &quot;&quot;, &quot;non-dropping-particle&quot;: &quot;&quot;, &quot;family&quot;: &quot;Sahin&quot;}, {&quot;given&quot;: &quot;Sayaka&quot;, &quot;parse-names&quot;: false, &quot;dropping-particle&quot;: &quot;&quot;, &quot;suffix&quot;: &quot;&quot;, &quot;non-dropping-particle&quot;: &quot;&quot;, &quot;family&quot;: &quot;Nagao-Sato&quot;}, {&quot;given&quot;: &quot;Jessica&quot;, &quot;parse-names&quot;: false, &quot;dropping-particle&quot;: &quot;&quot;, &quot;suffix&quot;: &quot;&quot;, &quot;non-dropping-particle&quot;: &quot;&quot;, &quot;family&quot;: &quot;Severin&quot;}, {&quot;given&quot;: &quot;Michiel J L&quot;, &quot;parse-names&quot;: false, &quot;dropping-particle&quot;: &quot;&quot;, &quot;suffix&quot;: &quot;&quot;, &quot;non-dropping-particle&quot;: &quot;de&quot;, &quot;family&quot;: &quot;Hoon&quot;}, {&quot;given&quot;: &quot;Jun&quot;, &quot;parse-names&quot;: false, &quot;dropping-particle&quot;: &quot;&quot;, &quot;suffix&quot;: &quot;&quot;, &quot;non-dropping-particle&quot;: &quot;&quot;, &quot;family&quot;: &quot;Kawai&quot;}, {&quot;given&quot;: &quot;Takeya&quot;, &quot;parse-names&quot;: false, &quot;dropping-particle&quot;: &quot;&quot;, &quot;suffix&quot;: &quot;&quot;, &quot;non-dropping-particle&quot;: &quot;&quot;, &quot;family&quot;: &quot;Kasukawa&quot;}, {&quot;given&quot;: &quot;Timo&quot;, &quot;parse-names&quot;: false, &quot;dropping-particle&quot;: &quot;&quot;, &quot;suffix&quot;: &quot;&quot;, &quot;non-dropping-particle&quot;: &quot;&quot;, &quot;family&quot;: &quot;Lassmann&quot;}, {&quot;given&quot;: &quot;Harukazu&quot;, &quot;parse-names&quot;: false, &quot;dropping-particle&quot;: &quot;&quot;, &quot;suffix&quot;: &quot;&quot;, &quot;non-dropping-particle&quot;: &quot;&quot;, &quot;family&quot;: &quot;Suzuki&quot;}, {&quot;given&quot;: &quot;Hideya&quot;, &quot;parse-names&quot;: false, &quot;dropping-particle&quot;: &quot;&quot;, &quot;suffix&quot;: &quot;&quot;, &quot;non-dropping-particle&quot;: &quot;&quot;, &quot;family&quot;: &quot;Kawaji&quot;}, {&quot;given&quot;: &quot;Kim M&quot;, &quot;parse-names&quot;: false, &quot;dropping-particle&quot;: &quot;&quot;, &quot;suffix&quot;: &quot;&quot;, &quot;non-dropping-particle&quot;: &quot;&quot;, &quot;family&quot;: &quot;Summers&quot;}, {&quot;given&quot;: &quot;Christine&quot;, &quot;parse-names&quot;: false, &quot;dropping-particle&quot;: &quot;&quot;, &quot;suffix&quot;: &quot;&quot;, &quot;non-dropping-particle&quot;: &quot;&quot;, &quot;family&quot;: &quot;Wells&quot;}, {&quot;given&quot;: &quot;&quot;, &quot;parse-names&quot;: false, &quot;dropping-particle&quot;: &quot;&quot;, &quot;suffix&quot;: &quot;&quot;, &quot;non-dropping-particle&quot;: &quot;&quot;, &quot;family&quot;: &quot;FANTOM Consortium&quot;}, {&quot;given&quot;: &quot;David A&quot;, &quot;parse-names&quot;: false, &quot;dropping-particle&quot;: &quot;&quot;, &quot;suffix&quot;: &quot;&quot;, &quot;non-dropping-particle&quot;: &quot;&quot;, &quot;family&quot;: &quot;Hume&quot;}, {&quot;given&quot;: &quot;Alistair R R&quot;, &quot;parse-names&quot;: false, &quot;dropping-particle&quot;: &quot;&quot;, &quot;suffix&quot;: &quot;&quot;, &quot;non-dropping-particle&quot;: &quot;&quot;, &quot;family&quot;: &quot;Forrest&quot;}, {&quot;given&quot;: &quot;Albin&quot;, &quot;parse-names&quot;: false, &quot;dropping-particle&quot;: &quot;&quot;, &quot;suffix&quot;: &quot;&quot;, &quot;non-dropping-particle&quot;: &quot;&quot;, &quot;family&quot;: &quot;Sandelin&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container-title&quot;: &quot;Science (New York, N.Y.)&quot;, &quot;ISBN&quot;: &quot;1095-9203 (Electronic)\\r0036-8075 (Linking)&quot;, &quot;title&quot;: &quot;Transcribed enhancers lead waves of coordinated transcription in transitioning mammalian cells.&quot;, &quot;id&quot;: &quot;ITEM-1&quot;, &quot;PMID&quot;: &quot;25678556&quot;, &quot;page&quot;: &quot;1010-4&quot;, &quot;DOI&quot;: &quot;10.1126/science.1259418&quot;}, &quot;uris&quot;: [&quot;http://www.mendeley.com/documents/?uuid=da7a263e-9f65-4255-b7bf-749b63eb6534&quot;]}], &quot;mendeley&quot;: {&quot;formattedCitation&quot;: &quot;(Arner et al., 2015)&quot;, &quot;previouslyFormattedCitation&quot;: &quot;(Arner et al., 2015)&quot;, &quot;plainTextFormattedCitation&quot;: &quot;(Arner et al., 2015)&quot;}, &quot;properties&quot;: {&quot;noteIndex&quot;: 0}, &quot;schema&quot;: &quot;https://github.com/citation-style-language/schema/raw/master/csl-citation.json&quot;} RNDHEvpwvGMye"/><text:span text:style-name="T46">(Arner et al., 2015)</text:span><text:reference-mark-end text:name="ADDIN CSL_CITATION {&quot;citationItems&quot;: [{&quot;id&quot;: &quot;ITEM-1&quot;, &quot;itemData&quot;: {&quot;issued&quot;: {&quot;date-parts&quot;: [[&quot;2015&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volume&quot;: &quot;347&quot;, &quot;type&quot;: &quot;article-journal&quot;, &quot;ISSN&quot;: &quot;1095-9203&quot;, &quot;author&quot;: [{&quot;given&quot;: &quot;Erik&quot;, &quot;parse-names&quot;: false, &quot;dropping-particle&quot;: &quot;&quot;, &quot;suffix&quot;: &quot;&quot;, &quot;non-dropping-particle&quot;: &quot;&quot;, &quot;family&quot;: &quot;Arner&quot;}, {&quot;given&quot;: &quot;Carsten O&quot;, &quot;parse-names&quot;: false, &quot;dropping-particle&quot;: &quot;&quot;, &quot;suffix&quot;: &quot;&quot;, &quot;non-dropping-particle&quot;: &quot;&quot;, &quot;family&quot;: &quot;Daub&quot;}, {&quot;given&quot;: &quot;Kristoffer&quot;, &quot;parse-names&quot;: false, &quot;dropping-particle&quot;: &quot;&quot;, &quot;suffix&quot;: &quot;&quot;, &quot;non-dropping-particle&quot;: &quot;&quot;, &quot;family&quot;: &quot;Vitting-Seerup&quot;}, {&quot;given&quot;: &quot;Robin&quot;, &quot;parse-names&quot;: false, &quot;dropping-particle&quot;: &quot;&quot;, &quot;suffix&quot;: &quot;&quot;, &quot;non-dropping-particle&quot;: &quot;&quot;, &quot;family&quot;: &quot;Andersson&quot;}, {&quot;given&quot;: &quot;Berit&quot;, &quot;parse-names&quot;: false, &quot;dropping-particle&quot;: &quot;&quot;, &quot;suffix&quot;: &quot;&quot;, &quot;non-dropping-particle&quot;: &quot;&quot;, &quot;family&quot;: &quot;Lilje&quot;}, {&quot;given&quot;: &quot;Finn&quot;, &quot;parse-names&quot;: false, &quot;dropping-particle&quot;: &quot;&quot;, &quot;suffix&quot;: &quot;&quot;, &quot;non-dropping-particle&quot;: &quot;&quot;, &quot;family&quot;: &quot;Drabl\u00f8s&quot;}, {&quot;given&quot;: &quot;Andreas&quot;, &quot;parse-names&quot;: false, &quot;dropping-particle&quot;: &quot;&quot;, &quot;suffix&quot;: &quot;&quot;, &quot;non-dropping-particle&quot;: &quot;&quot;, &quot;family&quot;: &quot;Lennartsson&quot;}, {&quot;given&quot;: &quot;Michelle&quot;, &quot;parse-names&quot;: false, &quot;dropping-particle&quot;: &quot;&quot;, &quot;suffix&quot;: &quot;&quot;, &quot;non-dropping-particle&quot;: &quot;&quot;, &quot;family&quot;: &quot;R\u00f6nnerblad&quot;}, {&quot;given&quot;: &quot;Olga&quot;, &quot;parse-names&quot;: false, &quot;dropping-particle&quot;: &quot;&quot;, &quot;suffix&quot;: &quot;&quot;, &quot;non-dropping-particle&quot;: &quot;&quot;, &quot;family&quot;: &quot;Hrydziuszko&quot;}, {&quot;given&quot;: &quot;Morana&quot;, &quot;parse-names&quot;: false, &quot;dropping-particle&quot;: &quot;&quot;, &quot;suffix&quot;: &quot;&quot;, &quot;non-dropping-particle&quot;: &quot;&quot;, &quot;family&quot;: &quot;Vitezic&quot;}, {&quot;given&quot;: &quot;Tom C&quot;, &quot;parse-names&quot;: false, &quot;dropping-particle&quot;: &quot;&quot;, &quot;suffix&quot;: &quot;&quot;, &quot;non-dropping-particle&quot;: &quot;&quot;, &quot;family&quot;: &quot;Freeman&quot;}, {&quot;given&quot;: &quot;Ahmad M N&quot;, &quot;parse-names&quot;: false, &quot;dropping-particle&quot;: &quot;&quot;, &quot;suffix&quot;: &quot;&quot;, &quot;non-dropping-particle&quot;: &quot;&quot;, &quot;family&quot;: &quot;Alhendi&quot;}, {&quot;given&quot;: &quot;Peter&quot;, &quot;parse-names&quot;: false, &quot;dropping-particle&quot;: &quot;&quot;, &quot;suffix&quot;: &quot;&quot;, &quot;non-dropping-particle&quot;: &quot;&quot;, &quot;family&quot;: &quot;Arner&quot;}, {&quot;given&quot;: &quot;Richard&quot;, &quot;parse-names&quot;: false, &quot;dropping-particle&quot;: &quot;&quot;, &quot;suffix&quot;: &quot;&quot;, &quot;non-dropping-particle&quot;: &quot;&quot;, &quot;family&quot;: &quot;Axton&quot;}, {&quot;given&quot;: &quot;J Kenneth&quot;, &quot;parse-names&quot;: false, &quot;dropping-particle&quot;: &quot;&quot;, &quot;suffix&quot;: &quot;&quot;, &quot;non-dropping-particle&quot;: &quot;&quot;, &quot;family&quot;: &quot;Baillie&quot;}, {&quot;given&quot;: &quot;Anthony&quot;, &quot;parse-names&quot;: false, &quot;dropping-particle&quot;: &quot;&quot;, &quot;suffix&quot;: &quot;&quot;, &quot;non-dropping-particle&quot;: &quot;&quot;, &quot;family&quot;: &quot;Beckhouse&quot;}, {&quot;given&quot;: &quot;Beatrice&quot;, &quot;parse-names&quot;: false, &quot;dropping-particle&quot;: &quot;&quot;, &quot;suffix&quot;: &quot;&quot;, &quot;non-dropping-particle&quot;: &quot;&quot;, &quot;family&quot;: &quot;Bodega&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Margaret&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nna&quot;, &quot;parse-names&quot;: false, &quot;dropping-particle&quot;: &quot;&quot;, &quot;suffix&quot;: &quot;&quot;, &quot;non-dropping-particle&quot;: &quot;&quot;, &quot;family&quot;: &quot;Ehrlund&quot;}, {&quot;given&quot;: &quot;Mitsuhiro&quot;, &quot;parse-names&quot;: false, &quot;dropping-particle&quot;: &quot;&quot;, &quot;suffix&quot;: &quot;&quot;, &quot;non-dropping-particle&quot;: &quot;&quot;, &quot;family&quot;: &quot;Endoh&quot;}, {&quot;given&quot;: &quot;Afsaneh&quot;, &quot;parse-names&quot;: false, &quot;dropping-particle&quot;: &quot;&quot;, &quot;suffix&quot;: &quot;&quot;, &quot;non-dropping-particle&quot;: &quot;&quot;, &quot;family&quot;: &quot;Eslami&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Geoffrey J&quot;, &quot;parse-names&quot;: false, &quot;dropping-particle&quot;: &quot;&quot;, &quot;suffix&quot;: &quot;&quot;, &quot;non-dropping-particle&quot;: &quot;&quot;, &quot;family&quot;: &quot;Faulkner&quot;}, {&quot;given&quot;: &quot;Carmelo&quot;, &quot;parse-names&quot;: false, &quot;dropping-particle&quot;: &quot;&quot;, &quot;suffix&quot;: &quot;&quot;, &quot;non-dropping-particle&quot;: &quot;&quot;, &quot;family&quot;: &quot;Ferrai&quot;}, {&quot;given&quot;: &quot;Malcolm E&quot;, &quot;parse-names&quot;: false, &quot;dropping-particle&quot;: &quot;&quot;, &quot;suffix&quot;: &quot;&quot;, &quot;non-dropping-particle&quot;: &quot;&quot;, &quot;family&quot;: &quot;Fisher&quot;}, {&quot;given&quot;: &quot;Lesley&quot;, &quot;parse-names&quot;: false, &quot;dropping-particle&quot;: &quot;&quot;, &quot;suffix&quot;: &quot;&quot;, &quot;non-dropping-particle&quot;: &quot;&quot;, &quot;family&quot;: &quot;Forrester&quot;}, {&quot;given&quot;: &quot;Daniel&quot;, &quot;parse-names&quot;: false, &quot;dropping-particle&quot;: &quot;&quot;, &quot;suffix&quot;: &quot;&quot;, &quot;non-dropping-particle&quot;: &quot;&quot;, &quot;family&quot;: &quot;Goldowitz&quot;}, {&quot;given&quot;: &quot;Reto&quot;, &quot;parse-names&quot;: false, &quot;dropping-particle&quot;: &quot;&quot;, &quot;suffix&quot;: &quot;&quot;, &quot;non-dropping-particle&quot;: &quot;&quot;, &quot;family&quot;: &quot;Guler&quot;}, {&quot;given&quot;: &quot;Thomas&quot;, &quot;parse-names&quot;: false, &quot;dropping-particle&quot;: &quot;&quot;, &quot;suffix&quot;: &quot;&quot;, &quot;non-dropping-particle&quot;: &quot;&quot;, &quot;family&quot;: &quot;Ha&quot;}, {&quot;given&quot;: &quot;Mitsuko&quot;, &quot;parse-names&quot;: false, &quot;dropping-particle&quot;: &quot;&quot;, &quot;suffix&quot;: &quot;&quot;, &quot;non-dropping-particle&quot;: &quot;&quot;, &quot;family&quot;: &quot;Hara&quot;}, {&quot;given&quot;: &quot;Meenhard&quot;, &quot;parse-names&quot;: false, &quot;dropping-particle&quot;: &quot;&quot;, &quot;suffix&quot;: &quot;&quot;, &quot;non-dropping-particle&quot;: &quot;&quot;, &quot;family&quot;: &quot;Herlyn&quot;}, {&quot;given&quot;: &quot;Tomokatsu&quot;, &quot;parse-names&quot;: false, &quot;dropping-particle&quot;: &quot;&quot;, &quot;suffix&quot;: &quot;&quot;, &quot;non-dropping-particle&quot;: &quot;&quot;, &quot;family&quot;: &quot;Ikawa&quot;}, {&quot;given&quot;: &quot;Chieko&quot;, &quot;parse-names&quot;: false, &quot;dropping-particle&quot;: &quot;&quot;, &quot;suffix&quot;: &quot;&quot;, &quot;non-dropping-particle&quot;: &quot;&quot;, &quot;family&quot;: &quot;Kai&quot;}, {&quot;given&quot;: &quot;Hiroshi&quot;, &quot;parse-names&quot;: false, &quot;dropping-particle&quot;: &quot;&quot;, &quot;suffix&quot;: &quot;&quot;, &quot;non-dropping-particle&quot;: &quot;&quot;, &quot;family&quot;: &quot;Kawamoto&quot;}, {&quot;given&quot;: &quot;Levon M&quot;, &quot;parse-names&quot;: false, &quot;dropping-particle&quot;: &quot;&quot;, &quot;suffix&quot;: &quot;&quot;, &quot;non-dropping-particle&quot;: &quot;&quot;, &quot;family&quot;: &quot;Khachigian&quot;}, {&quot;given&quot;: &quot;S Peter&quot;, &quot;parse-names&quot;: false, &quot;dropping-particle&quot;: &quot;&quot;, &quot;suffix&quot;: &quot;&quot;, &quot;non-dropping-particle&quot;: &quot;&quot;, &quot;family&quot;: &quot;Klinken&quot;}, {&quot;given&quot;: &quot;Soichi&quot;, &quot;parse-names&quot;: false, &quot;dropping-particle&quot;: &quot;&quot;, &quot;suffix&quot;: &quot;&quot;, &quot;non-dropping-particle&quot;: &quot;&quot;, &quot;family&quot;: &quot;Kojima&quot;}, {&quot;given&quot;: &quot;Haruhiko&quot;, &quot;parse-names&quot;: false, &quot;dropping-particle&quot;: &quot;&quot;, &quot;suffix&quot;: &quot;&quot;, &quot;non-dropping-particle&quot;: &quot;&quot;, &quot;family&quot;: &quot;Koseki&quot;}, {&quot;given&quot;: &quot;Sarah&quot;, &quot;parse-names&quot;: false, &quot;dropping-particle&quot;: &quot;&quot;, &quot;suffix&quot;: &quot;&quot;, &quot;non-dropping-particle&quot;: &quot;&quot;, &quot;family&quot;: &quot;Klein&quot;}, {&quot;given&quot;: &quot;Niklas&quot;, &quot;parse-names&quot;: false, &quot;dropping-particle&quot;: &quot;&quot;, &quot;suffix&quot;: &quot;&quot;, &quot;non-dropping-particle&quot;: &quot;&quot;, &quot;family&quot;: &quot;Mejhert&quot;}, {&quot;given&quot;: &quot;Ken&quot;, &quot;parse-names&quot;: false, &quot;dropping-particle&quot;: &quot;&quot;, &quot;suffix&quot;: &quot;&quot;, &quot;non-dropping-particle&quot;: &quot;&quot;, &quot;family&quot;: &quot;Miyaguchi&quot;}, {&quot;given&quot;: &quot;Yosuke&quot;, &quot;parse-names&quot;: false, &quot;dropping-particle&quot;: &quot;&quot;, &quot;suffix&quot;: &quot;&quot;, &quot;non-dropping-particle&quot;: &quot;&quot;, &quot;family&quot;: &quot;Mizuno&quot;}, {&quot;given&quot;: &quot;Mitsuru&quot;, &quot;parse-names&quot;: false, &quot;dropping-particle&quot;: &quot;&quot;, &quot;suffix&quot;: &quot;&quot;, &quot;non-dropping-particle&quot;: &quot;&quot;, &quot;family&quot;: &quot;Morimoto&quot;}, {&quot;given&quot;: &quot;Kelly J&quot;, &quot;parse-names&quot;: false, &quot;dropping-particle&quot;: &quot;&quot;, &quot;suffix&quot;: &quot;&quot;, &quot;non-dropping-particle&quot;: &quot;&quot;, &quot;family&quot;: &quot;Morris&quot;}, {&quot;given&quot;: &quot;Christine&quot;, &quot;parse-names&quot;: false, &quot;dropping-particle&quot;: &quot;&quot;, &quot;suffix&quot;: &quot;&quot;, &quot;non-dropping-particle&quot;: &quot;&quot;, &quot;family&quot;: &quot;Mummery&quot;}, {&quot;given&quot;: &quot;Yutaka&quot;, &quot;parse-names&quot;: false, &quot;dropping-particle&quot;: &quot;&quot;, &quot;suffix&quot;: &quot;&quot;, &quot;non-dropping-particle&quot;: &quot;&quot;, &quot;family&quot;: &quot;Nakachi&quot;}, {&quot;given&quot;: &quot;Soichi&quot;, &quot;parse-names&quot;: false, &quot;dropping-particle&quot;: &quot;&quot;, &quot;suffix&quot;: &quot;&quot;, &quot;non-dropping-particle&quot;: &quot;&quot;, &quot;family&quot;: &quot;Ogi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quot;, &quot;parse-names&quot;: false, &quot;dropping-particle&quot;: &quot;&quot;, &quot;suffix&quot;: &quot;&quot;, &quot;non-dropping-particle&quot;: &quot;&quot;, &quot;family&quot;: &quot;Ovchinnikov&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Ana&quot;, &quot;parse-names&quot;: false, &quot;dropping-particle&quot;: &quot;&quot;, &quot;suffix&quot;: &quot;&quot;, &quot;non-dropping-particle&quot;: &quot;&quot;, &quot;family&quot;: &quot;Pombo&quot;}, {&quot;given&quot;: &quot;Xian-Yang&quot;, &quot;parse-names&quot;: false, &quot;dropping-particle&quot;: &quot;&quot;, &quot;suffix&quot;: &quot;&quot;, &quot;non-dropping-particle&quot;: &quot;&quot;, &quot;family&quot;: &quot;Qin&quot;}, {&quot;given&quot;: &quot;Sugata&quot;, &quot;parse-names&quot;: false, &quot;dropping-particle&quot;: &quot;&quot;, &quot;suffix&quot;: &quot;&quot;, &quot;non-dropping-particle&quot;: &quot;&quot;, &quot;family&quot;: &quot;Roy&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Anita&quot;, &quot;parse-names&quot;: false, &quot;dropping-particle&quot;: &quot;&quot;, &quot;suffix&quot;: &quot;&quot;, &quot;non-dropping-particle&quot;: &quot;&quot;, &quot;family&quot;: &quot;Schwegmann&quot;}, {&quot;given&quot;: &quot;Daisuke&quot;, &quot;parse-names&quot;: false, &quot;dropping-particle&quot;: &quot;&quot;, &quot;suffix&quot;: &quot;&quot;, &quot;non-dropping-particle&quot;: &quot;&quot;, &quot;family&quot;: &quot;Sugiyama&quot;}, {&quot;given&quot;: &quot;Rolf&quot;, &quot;parse-names&quot;: false, &quot;dropping-particle&quot;: &quot;&quot;, &quot;suffix&quot;: &quot;&quot;, &quot;non-dropping-particle&quot;: &quot;&quot;, &quot;family&quot;: &quot;Swoboda&quot;}, {&quot;given&quot;: &quot;Hiroshi&quot;, &quot;parse-names&quot;: false, &quot;dropping-particle&quot;: &quot;&quot;, &quot;suffix&quot;: &quot;&quot;, &quot;non-dropping-particle&quot;: &quot;&quot;, &quot;family&quot;: &quot;Tanaka&quot;}, {&quot;given&quot;: &quot;Andru&quot;, &quot;parse-names&quot;: false, &quot;dropping-particle&quot;: &quot;&quot;, &quot;suffix&quot;: &quot;&quot;, &quot;non-dropping-particle&quot;: &quot;&quot;, &quot;family&quot;: &quot;Tomoiu&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Chiyo&quot;, &quot;parse-names&quot;: false, &quot;dropping-particle&quot;: &quot;&quot;, &quot;suffix&quot;: &quot;&quot;, &quot;non-dropping-particle&quot;: &quot;&quot;, &quot;family&quot;: &quot;Yanagi-Mizuochi&quot;}, {&quot;given&quot;: &quot;Misako&quot;, &quot;parse-names&quot;: false, &quot;dropping-particle&quot;: &quot;&quot;, &quot;suffix&quot;: &quot;&quot;, &quot;non-dropping-particle&quot;: &quot;&quot;, &quot;family&quot;: &quot;Yoneda&quot;}, {&quot;given&quot;: &quot;Susan&quot;, &quot;parse-names&quot;: false, &quot;dropping-particle&quot;: &quot;&quot;, &quot;suffix&quot;: &quot;&quot;, &quot;non-dropping-particle&quot;: &quot;&quot;, &quot;family&quot;: &quot;Zabierowski&quot;}, {&quot;given&quot;: &quot;Peter&quot;, &quot;parse-names&quot;: false, &quot;dropping-particle&quot;: &quot;&quot;, &quot;suffix&quot;: &quot;&quot;, &quot;non-dropping-particle&quot;: &quot;&quot;, &quot;family&quot;: &quot;Zhang&quot;}, {&quot;given&quot;: &quot;Imad&quot;, &quot;parse-names&quot;: false, &quot;dropping-particle&quot;: &quot;&quot;, &quot;suffix&quot;: &quot;&quot;, &quot;non-dropping-particle&quot;: &quot;&quot;, &quot;family&quot;: &quot;Abugessaisa&quot;}, {&quot;given&quot;: &quot;Nicolas&quot;, &quot;parse-names&quot;: false, &quot;dropping-particle&quot;: &quot;&quot;, &quot;suffix&quot;: &quot;&quot;, &quot;non-dropping-particle&quot;: &quot;&quot;, &quot;family&quot;: &quot;Bertin&quot;}, {&quot;given&quot;: &quot;Alexander D&quot;, &quot;parse-names&quot;: false, &quot;dropping-particle&quot;: &quot;&quot;, &quot;suffix&quot;: &quot;&quot;, &quot;non-dropping-particle&quot;: &quot;&quot;, &quot;family&quot;: &quot;Diehl&quot;}, {&quot;given&quot;: &quot;Shiro&quot;, &quot;parse-names&quot;: false, &quot;dropping-particle&quot;: &quot;&quot;, &quot;suffix&quot;: &quot;&quot;, &quot;non-dropping-particle&quot;: &quot;&quot;, &quot;family&quot;: &quot;Fukuda&quot;}, {&quot;given&quot;: &quot;Masaaki&quot;, &quot;parse-names&quot;: false, &quot;dropping-particle&quot;: &quot;&quot;, &quot;suffix&quot;: &quot;&quot;, &quot;non-dropping-particle&quot;: &quot;&quot;, &quot;family&quot;: &quot;Furuno&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Fumi&quot;, &quot;parse-names&quot;: false, &quot;dropping-particle&quot;: &quot;&quot;, &quot;suffix&quot;: &quot;&quot;, &quot;non-dropping-particle&quot;: &quot;&quot;, &quot;family&quot;: &quot;Hori&quot;}, {&quot;given&quot;: &quot;Sachi&quot;, &quot;parse-names&quot;: false, &quot;dropping-particle&quot;: &quot;&quot;, &quot;suffix&quot;: &quot;&quot;, &quot;non-dropping-particle&quot;: &quot;&quot;, &quot;family&quot;: &quot;Ishikawa-Kato&quot;}, {&quot;given&quot;: &quot;Yuri&quot;, &quot;parse-names&quot;: false, &quot;dropping-particle&quot;: &quot;&quot;, &quot;suffix&quot;: &quot;&quot;, &quot;non-dropping-particle&quot;: &quot;&quot;, &quot;family&quot;: &quot;Ishizu&quot;}, {&quot;given&quot;: &quot;Masayoshi&quot;, &quot;parse-names&quot;: false, &quot;dropping-particle&quot;: &quot;&quot;, &quot;suffix&quot;: &quot;&quot;, &quot;non-dropping-particle&quot;: &quot;&quot;, &quot;family&quot;: &quot;Itoh&quot;}, {&quot;given&quot;: &quot;Tsugumi&quot;, &quot;parse-names&quot;: false, &quot;dropping-particle&quot;: &quot;&quot;, &quot;suffix&quot;: &quot;&quot;, &quot;non-dropping-particle&quot;: &quot;&quot;, &quot;family&quot;: &quot;Kawashima&quot;}, {&quot;given&quot;: &quot;Mik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Marina&quot;, &quot;parse-names&quot;: false, &quot;dropping-particle&quot;: &quot;&quot;, &quot;suffix&quot;: &quot;&quot;, &quot;non-dropping-particle&quot;: &quot;&quot;, &quot;family&quot;: &quot;Lizio&quot;}, {&quot;given&quot;: &quot;Terrence F&quot;, &quot;parse-names&quot;: false, &quot;dropping-particle&quot;: &quot;&quot;, &quot;suffix&quot;: &quot;&quot;, &quot;non-dropping-particle&quot;: &quot;&quot;, &quot;family&quot;: &quot;Meehan&quot;}, {&quot;given&quot;: &quot;Christopher J&quot;, &quot;parse-names&quot;: false, &quot;dropping-particle&quot;: &quot;&quot;, &quot;suffix&quot;: &quot;&quot;, &quot;non-dropping-particle&quot;: &quot;&quot;, &quot;family&quot;: &quot;Mungall&quot;}, {&quot;given&quot;: &quot;Mitsuyoshi&quot;, &quot;parse-names&quot;: false, &quot;dropping-particle&quot;: &quot;&quot;, &quot;suffix&quot;: &quot;&quot;, &quot;non-dropping-particle&quot;: &quot;&quot;, &quot;family&quot;: &quot;Murata&quot;}, {&quot;given&quot;: &quot;Hiromi&quot;, &quot;parse-names&quot;: false, &quot;dropping-particle&quot;: &quot;&quot;, &quot;suffix&quot;: &quot;&quot;, &quot;non-dropping-particle&quot;: &quot;&quot;, &quot;family&quot;: &quot;Nishiyori-Sueki&quot;}, {&quot;given&quot;: &quot;Serkan&quot;, &quot;parse-names&quot;: false, &quot;dropping-particle&quot;: &quot;&quot;, &quot;suffix&quot;: &quot;&quot;, &quot;non-dropping-particle&quot;: &quot;&quot;, &quot;family&quot;: &quot;Sahin&quot;}, {&quot;given&quot;: &quot;Sayaka&quot;, &quot;parse-names&quot;: false, &quot;dropping-particle&quot;: &quot;&quot;, &quot;suffix&quot;: &quot;&quot;, &quot;non-dropping-particle&quot;: &quot;&quot;, &quot;family&quot;: &quot;Nagao-Sato&quot;}, {&quot;given&quot;: &quot;Jessica&quot;, &quot;parse-names&quot;: false, &quot;dropping-particle&quot;: &quot;&quot;, &quot;suffix&quot;: &quot;&quot;, &quot;non-dropping-particle&quot;: &quot;&quot;, &quot;family&quot;: &quot;Severin&quot;}, {&quot;given&quot;: &quot;Michiel J L&quot;, &quot;parse-names&quot;: false, &quot;dropping-particle&quot;: &quot;&quot;, &quot;suffix&quot;: &quot;&quot;, &quot;non-dropping-particle&quot;: &quot;de&quot;, &quot;family&quot;: &quot;Hoon&quot;}, {&quot;given&quot;: &quot;Jun&quot;, &quot;parse-names&quot;: false, &quot;dropping-particle&quot;: &quot;&quot;, &quot;suffix&quot;: &quot;&quot;, &quot;non-dropping-particle&quot;: &quot;&quot;, &quot;family&quot;: &quot;Kawai&quot;}, {&quot;given&quot;: &quot;Takeya&quot;, &quot;parse-names&quot;: false, &quot;dropping-particle&quot;: &quot;&quot;, &quot;suffix&quot;: &quot;&quot;, &quot;non-dropping-particle&quot;: &quot;&quot;, &quot;family&quot;: &quot;Kasukawa&quot;}, {&quot;given&quot;: &quot;Timo&quot;, &quot;parse-names&quot;: false, &quot;dropping-particle&quot;: &quot;&quot;, &quot;suffix&quot;: &quot;&quot;, &quot;non-dropping-particle&quot;: &quot;&quot;, &quot;family&quot;: &quot;Lassmann&quot;}, {&quot;given&quot;: &quot;Harukazu&quot;, &quot;parse-names&quot;: false, &quot;dropping-particle&quot;: &quot;&quot;, &quot;suffix&quot;: &quot;&quot;, &quot;non-dropping-particle&quot;: &quot;&quot;, &quot;family&quot;: &quot;Suzuki&quot;}, {&quot;given&quot;: &quot;Hideya&quot;, &quot;parse-names&quot;: false, &quot;dropping-particle&quot;: &quot;&quot;, &quot;suffix&quot;: &quot;&quot;, &quot;non-dropping-particle&quot;: &quot;&quot;, &quot;family&quot;: &quot;Kawaji&quot;}, {&quot;given&quot;: &quot;Kim M&quot;, &quot;parse-names&quot;: false, &quot;dropping-particle&quot;: &quot;&quot;, &quot;suffix&quot;: &quot;&quot;, &quot;non-dropping-particle&quot;: &quot;&quot;, &quot;family&quot;: &quot;Summers&quot;}, {&quot;given&quot;: &quot;Christine&quot;, &quot;parse-names&quot;: false, &quot;dropping-particle&quot;: &quot;&quot;, &quot;suffix&quot;: &quot;&quot;, &quot;non-dropping-particle&quot;: &quot;&quot;, &quot;family&quot;: &quot;Wells&quot;}, {&quot;given&quot;: &quot;&quot;, &quot;parse-names&quot;: false, &quot;dropping-particle&quot;: &quot;&quot;, &quot;suffix&quot;: &quot;&quot;, &quot;non-dropping-particle&quot;: &quot;&quot;, &quot;family&quot;: &quot;FANTOM Consortium&quot;}, {&quot;given&quot;: &quot;David A&quot;, &quot;parse-names&quot;: false, &quot;dropping-particle&quot;: &quot;&quot;, &quot;suffix&quot;: &quot;&quot;, &quot;non-dropping-particle&quot;: &quot;&quot;, &quot;family&quot;: &quot;Hume&quot;}, {&quot;given&quot;: &quot;Alistair R R&quot;, &quot;parse-names&quot;: false, &quot;dropping-particle&quot;: &quot;&quot;, &quot;suffix&quot;: &quot;&quot;, &quot;non-dropping-particle&quot;: &quot;&quot;, &quot;family&quot;: &quot;Forrest&quot;}, {&quot;given&quot;: &quot;Albin&quot;, &quot;parse-names&quot;: false, &quot;dropping-particle&quot;: &quot;&quot;, &quot;suffix&quot;: &quot;&quot;, &quot;non-dropping-particle&quot;: &quot;&quot;, &quot;family&quot;: &quot;Sandelin&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container-title&quot;: &quot;Science (New York, N.Y.)&quot;, &quot;ISBN&quot;: &quot;1095-9203 (Electronic)\\r0036-8075 (Linking)&quot;, &quot;title&quot;: &quot;Transcribed enhancers lead waves of coordinated transcription in transitioning mammalian cells.&quot;, &quot;id&quot;: &quot;ITEM-1&quot;, &quot;PMID&quot;: &quot;25678556&quot;, &quot;page&quot;: &quot;1010-4&quot;, &quot;DOI&quot;: &quot;10.1126/science.1259418&quot;}, &quot;uris&quot;: [&quot;http://www.mendeley.com/documents/?uuid=da7a263e-9f65-4255-b7bf-749b63eb6534&quot;]}], &quot;mendeley&quot;: {&quot;formattedCitation&quot;: &quot;(Arner et al., 2015)&quot;, &quot;previouslyFormattedCitation&quot;: &quot;(Arner et al., 2015)&quot;, &quot;plainTextFormattedCitation&quot;: &quot;(Arner et al., 2015)&quot;}, &quot;properties&quot;: {&quot;noteIndex&quot;: 0}, &quot;schema&quot;: &quot;https://github.com/citation-style-language/schema/raw/master/csl-citation.json&quot;} RNDHEvpwvGMye"/><text:span text:style-name="T47">⁠ an</text:span><text:span text:style-name="T48">d</text:span><text:span text:style-name="T47"> the resulting transcripts </text:span><text:span text:style-name="T49">are hypothesized to</text:span><text:span text:style-name="T47"> recruit transcription factors to increase transcriptional activity. </text:span></text:p>
      <text:p text:style-name="P60"><text:span text:style-name="T156">t is still uncertain whether this is achieved by the transcript itself, or the act of transcription, but experiments showed evidences for a trancript-dependent role of eRNAs in the formation of promoter-enhancer loops, as reducing their abundance reduced promoter-enhancer contacts </text:span><text:reference-mark-start text:name="ADDIN CSL_CITATION {&quot;citationItems&quot;: [{&quot;id&quot;: &quot;ITEM-1&quot;, &quot;itemData&quot;: {&quot;issued&quot;: {&quot;date-parts&quot;: [[&quot;2013&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quot;: &quot;7455&quot;, &quot;volume&quot;: &quot;498&quot;, &quot;type&quot;: &quot;article-journal&quot;, &quot;ISSN&quot;: &quot;1476-4687&quot;, &quot;author&quot;: [{&quot;given&quot;: &quot;Wenbo&quot;, &quot;parse-names&quot;: false, &quot;dropping-particle&quot;: &quot;&quot;, &quot;suffix&quot;: &quot;&quot;, &quot;non-dropping-particle&quot;: &quot;&quot;, &quot;family&quot;: &quot;Li&quot;}, {&quot;given&quot;: &quot;Dimple&quot;, &quot;parse-names&quot;: false, &quot;dropping-particle&quot;: &quot;&quot;, &quot;suffix&quot;: &quot;&quot;, &quot;non-dropping-particle&quot;: &quot;&quot;, &quot;family&quot;: &quot;Notani&quot;}, {&quot;given&quot;: &quot;Qi&quot;, &quot;parse-names&quot;: false, &quot;dropping-particle&quot;: &quot;&quot;, &quot;suffix&quot;: &quot;&quot;, &quot;non-dropping-particle&quot;: &quot;&quot;, &quot;family&quot;: &quot;Ma&quot;}, {&quot;given&quot;: &quot;Bogdan&quot;, &quot;parse-names&quot;: false, &quot;dropping-particle&quot;: &quot;&quot;, &quot;suffix&quot;: &quot;&quot;, &quot;non-dropping-particle&quot;: &quot;&quot;, &quot;family&quot;: &quot;Tanasa&quot;}, {&quot;given&quot;: &quot;Esperanza&quot;, &quot;parse-names&quot;: false, &quot;dropping-particle&quot;: &quot;&quot;, &quot;suffix&quot;: &quot;&quot;, &quot;non-dropping-particle&quot;: &quot;&quot;, &quot;family&quot;: &quot;Nunez&quot;}, {&quot;given&quot;: &quot;Aaron Yun&quot;, &quot;parse-names&quot;: false, &quot;dropping-particle&quot;: &quot;&quot;, &quot;suffix&quot;: &quot;&quot;, &quot;non-dropping-particle&quot;: &quot;&quot;, &quot;family&quot;: &quot;Chen&quot;}, {&quot;given&quot;: &quot;Daria&quot;, &quot;parse-names&quot;: false, &quot;dropping-particle&quot;: &quot;&quot;, &quot;suffix&quot;: &quot;&quot;, &quot;non-dropping-particle&quot;: &quot;&quot;, &quot;family&quot;: &quot;Merkurjev&quot;}, {&quot;given&quot;: &quot;Jie&quot;, &quot;parse-names&quot;: false, &quot;dropping-particle&quot;: &quot;&quot;, &quot;suffix&quot;: &quot;&quot;, &quot;non-dropping-particle&quot;: &quot;&quot;, &quot;family&quot;: &quot;Zhang&quot;}, {&quot;given&quot;: &quot;Kenneth&quot;, &quot;parse-names&quot;: false, &quot;dropping-particle&quot;: &quot;&quot;, &quot;suffix&quot;: &quot;&quot;, &quot;non-dropping-particle&quot;: &quot;&quot;, &quot;family&quot;: &quot;Ohgi&quot;}, {&quot;given&quot;: &quot;Xiaoyuan&quot;, &quot;parse-names&quot;: false, &quot;dropping-particle&quot;: &quot;&quot;, &quot;suffix&quot;: &quot;&quot;, &quot;non-dropping-particle&quot;: &quot;&quot;, &quot;family&quot;: &quot;Song&quot;}, {&quot;given&quot;: &quot;Soohwan&quot;, &quot;parse-names&quot;: false, &quot;dropping-particle&quot;: &quot;&quot;, &quot;suffix&quot;: &quot;&quot;, &quot;non-dropping-particle&quot;: &quot;&quot;, &quot;family&quot;: &quot;Oh&quot;}, {&quot;given&quot;: &quot;Hong-Sook&quot;, &quot;parse-names&quot;: false, &quot;dropping-particle&quot;: &quot;&quot;, &quot;suffix&quot;: &quot;&quot;, &quot;non-dropping-particle&quot;: &quot;&quot;, &quot;family&quot;: &quot;Kim&quot;}, {&quot;given&quot;: &quot;Christopher K&quot;, &quot;parse-names&quot;: false, &quot;dropping-particle&quot;: &quot;&quot;, &quot;suffix&quot;: &quot;&quot;, &quot;non-dropping-particle&quot;: &quot;&quot;, &quot;family&quot;: &quot;Glass&quot;}, {&quot;given&quot;: &quot;Michael G&quot;, &quot;parse-names&quot;: false, &quot;dropping-particle&quot;: &quot;&quot;, &quot;suffix&quot;: &quot;&quot;, &quot;non-dropping-particle&quot;: &quot;&quot;, &quot;family&quot;: &quot;Rosenfeld&quot;}], &quot;container-title&quot;: &quot;Nature&quot;, &quot;ISBN&quot;: &quot;1476-4687 (Electronic)\\n0028-0836 (Linking)&quot;, &quot;title&quot;: &quot;Functional roles of enhancer RNAs for oestrogen-dependent transcriptional activation.&quot;, &quot;id&quot;: &quot;ITEM-1&quot;, &quot;PMID&quot;: &quot;23728302&quot;, &quot;page&quot;: &quot;516-20&quot;, &quot;DOI&quot;: &quot;10.1038/nature12210&quot;}, &quot;uris&quot;: [&quot;http://www.mendeley.com/documents/?uuid=40aec50a-073b-4161-b1c1-daf10a759f3d&quot;, &quot;http://www.mendeley.com/documents/?uuid=15a1da97-c27c-40e7-a3a7-d800977c1bd1&quot;]}], &quot;mendeley&quot;: {&quot;formattedCitation&quot;: &quot;(Li et al., 2013)&quot;, &quot;previouslyFormattedCitation&quot;: &quot;(Li et al., 2013)&quot;, &quot;plainTextFormattedCitation&quot;: &quot;(Li et al., 2013)&quot;}, &quot;properties&quot;: {&quot;noteIndex&quot;: 0}, &quot;schema&quot;: &quot;https://github.com/citation-style-language/schema/raw/master/csl-citation.json&quot;} RNDdaA0Mkd3L2"/><text:span text:style-name="T65">(Li et al., 2013)</text:span><text:reference-mark-end text:name="ADDIN CSL_CITATION {&quot;citationItems&quot;: [{&quot;id&quot;: &quot;ITEM-1&quot;, &quot;itemData&quot;: {&quot;issued&quot;: {&quot;date-parts&quot;: [[&quot;2013&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quot;: &quot;7455&quot;, &quot;volume&quot;: &quot;498&quot;, &quot;type&quot;: &quot;article-journal&quot;, &quot;ISSN&quot;: &quot;1476-4687&quot;, &quot;author&quot;: [{&quot;given&quot;: &quot;Wenbo&quot;, &quot;parse-names&quot;: false, &quot;dropping-particle&quot;: &quot;&quot;, &quot;suffix&quot;: &quot;&quot;, &quot;non-dropping-particle&quot;: &quot;&quot;, &quot;family&quot;: &quot;Li&quot;}, {&quot;given&quot;: &quot;Dimple&quot;, &quot;parse-names&quot;: false, &quot;dropping-particle&quot;: &quot;&quot;, &quot;suffix&quot;: &quot;&quot;, &quot;non-dropping-particle&quot;: &quot;&quot;, &quot;family&quot;: &quot;Notani&quot;}, {&quot;given&quot;: &quot;Qi&quot;, &quot;parse-names&quot;: false, &quot;dropping-particle&quot;: &quot;&quot;, &quot;suffix&quot;: &quot;&quot;, &quot;non-dropping-particle&quot;: &quot;&quot;, &quot;family&quot;: &quot;Ma&quot;}, {&quot;given&quot;: &quot;Bogdan&quot;, &quot;parse-names&quot;: false, &quot;dropping-particle&quot;: &quot;&quot;, &quot;suffix&quot;: &quot;&quot;, &quot;non-dropping-particle&quot;: &quot;&quot;, &quot;family&quot;: &quot;Tanasa&quot;}, {&quot;given&quot;: &quot;Esperanza&quot;, &quot;parse-names&quot;: false, &quot;dropping-particle&quot;: &quot;&quot;, &quot;suffix&quot;: &quot;&quot;, &quot;non-dropping-particle&quot;: &quot;&quot;, &quot;family&quot;: &quot;Nunez&quot;}, {&quot;given&quot;: &quot;Aaron Yun&quot;, &quot;parse-names&quot;: false, &quot;dropping-particle&quot;: &quot;&quot;, &quot;suffix&quot;: &quot;&quot;, &quot;non-dropping-particle&quot;: &quot;&quot;, &quot;family&quot;: &quot;Chen&quot;}, {&quot;given&quot;: &quot;Daria&quot;, &quot;parse-names&quot;: false, &quot;dropping-particle&quot;: &quot;&quot;, &quot;suffix&quot;: &quot;&quot;, &quot;non-dropping-particle&quot;: &quot;&quot;, &quot;family&quot;: &quot;Merkurjev&quot;}, {&quot;given&quot;: &quot;Jie&quot;, &quot;parse-names&quot;: false, &quot;dropping-particle&quot;: &quot;&quot;, &quot;suffix&quot;: &quot;&quot;, &quot;non-dropping-particle&quot;: &quot;&quot;, &quot;family&quot;: &quot;Zhang&quot;}, {&quot;given&quot;: &quot;Kenneth&quot;, &quot;parse-names&quot;: false, &quot;dropping-particle&quot;: &quot;&quot;, &quot;suffix&quot;: &quot;&quot;, &quot;non-dropping-particle&quot;: &quot;&quot;, &quot;family&quot;: &quot;Ohgi&quot;}, {&quot;given&quot;: &quot;Xiaoyuan&quot;, &quot;parse-names&quot;: false, &quot;dropping-particle&quot;: &quot;&quot;, &quot;suffix&quot;: &quot;&quot;, &quot;non-dropping-particle&quot;: &quot;&quot;, &quot;family&quot;: &quot;Song&quot;}, {&quot;given&quot;: &quot;Soohwan&quot;, &quot;parse-names&quot;: false, &quot;dropping-particle&quot;: &quot;&quot;, &quot;suffix&quot;: &quot;&quot;, &quot;non-dropping-particle&quot;: &quot;&quot;, &quot;family&quot;: &quot;Oh&quot;}, {&quot;given&quot;: &quot;Hong-Sook&quot;, &quot;parse-names&quot;: false, &quot;dropping-particle&quot;: &quot;&quot;, &quot;suffix&quot;: &quot;&quot;, &quot;non-dropping-particle&quot;: &quot;&quot;, &quot;family&quot;: &quot;Kim&quot;}, {&quot;given&quot;: &quot;Christopher K&quot;, &quot;parse-names&quot;: false, &quot;dropping-particle&quot;: &quot;&quot;, &quot;suffix&quot;: &quot;&quot;, &quot;non-dropping-particle&quot;: &quot;&quot;, &quot;family&quot;: &quot;Glass&quot;}, {&quot;given&quot;: &quot;Michael G&quot;, &quot;parse-names&quot;: false, &quot;dropping-particle&quot;: &quot;&quot;, &quot;suffix&quot;: &quot;&quot;, &quot;non-dropping-particle&quot;: &quot;&quot;, &quot;family&quot;: &quot;Rosenfeld&quot;}], &quot;container-title&quot;: &quot;Nature&quot;, &quot;ISBN&quot;: &quot;1476-4687 (Electronic)\\n0028-0836 (Linking)&quot;, &quot;title&quot;: &quot;Functional roles of enhancer RNAs for oestrogen-dependent transcriptional activation.&quot;, &quot;id&quot;: &quot;ITEM-1&quot;, &quot;PMID&quot;: &quot;23728302&quot;, &quot;page&quot;: &quot;516-20&quot;, &quot;DOI&quot;: &quot;10.1038/nature12210&quot;}, &quot;uris&quot;: [&quot;http://www.mendeley.com/documents/?uuid=40aec50a-073b-4161-b1c1-daf10a759f3d&quot;, &quot;http://www.mendeley.com/documents/?uuid=15a1da97-c27c-40e7-a3a7-d800977c1bd1&quot;]}], &quot;mendeley&quot;: {&quot;formattedCitation&quot;: &quot;(Li et al., 2013)&quot;, &quot;previouslyFormattedCitation&quot;: &quot;(Li et al., 2013)&quot;, &quot;plainTextFormattedCitation&quot;: &quot;(Li et al., 2013)&quot;}, &quot;properties&quot;: {&quot;noteIndex&quot;: 0}, &quot;schema&quot;: &quot;https://github.com/citation-style-language/schema/raw/master/csl-citation.json&quot;} RNDdaA0Mkd3L2"/><text:span text:style-name="T156">⁠. </text:span></text:p>
      <text:p text:style-name="P63"/>
      <text:p text:style-name="P1"/>
      <text:p text:style-name="P19"><text:span text:style-name="T94">5</text:span>. Materials and methods:</text:p>
      <text:p text:style-name="P19"/>
      <text:p text:style-name="P5">Unless stated otherwise, all statistical tests were performed using R 3.3.1 <text:reference-mark-start text:name="ADDIN CSL_CITATION {&quot;citationItems&quot;: [{&quot;id&quot;: &quot;ITEM-1&quot;, &quot;itemData&quot;: {&quot;issued&quot;: {&quot;date-parts&quot;: [[&quot;2016&quot;]]}, &quot;publisher-place&quot;: &quot;Vienna, Austria&quot;, &quot;author&quot;: [{&quot;given&quot;: &quot;&quot;, &quot;parse-names&quot;: false, &quot;dropping-particle&quot;: &quot;&quot;, &quot;suffix&quot;: &quot;&quot;, &quot;non-dropping-particle&quot;: &quot;&quot;, &quot;family&quot;: &quot;R Core Team&quot;}], &quot;title&quot;: &quot;R: A Language and Environment for Statistical Computing&quot;, &quot;id&quot;: &quot;ITEM-1&quot;, &quot;type&quot;: &quot;article&quot;, &quot;genre&quot;: &quot;manual&quot;}, &quot;uris&quot;: [&quot;http://www.mendeley.com/documents/?uuid=b04053ad-9904-47e6-ba1a-38d2f601dbce&quot;, &quot;http://www.mendeley.com/documents/?uuid=2e3ec454-bbd1-4be1-96be-11c572735791&quot;]}], &quot;mendeley&quot;: {&quot;formattedCitation&quot;: &quot;(R Core Team, 2016)&quot;, &quot;previouslyFormattedCitation&quot;: &quot;(R Core Team, 2016)&quot;, &quot;plainTextFormattedCitation&quot;: &quot;(R Core Team, 2016)&quot;}, &quot;properties&quot;: {&quot;noteIndex&quot;: 0}, &quot;schema&quot;: &quot;https://github.com/citation-style-language/schema/raw/master/csl-citation.json&quot;} RNDCe2IHzpYtn"/><text:span text:style-name="T53">(R Core Team, 2016)</text:span><text:reference-mark-end text:name="ADDIN CSL_CITATION {&quot;citationItems&quot;: [{&quot;id&quot;: &quot;ITEM-1&quot;, &quot;itemData&quot;: {&quot;issued&quot;: {&quot;date-parts&quot;: [[&quot;2016&quot;]]}, &quot;publisher-place&quot;: &quot;Vienna, Austria&quot;, &quot;author&quot;: [{&quot;given&quot;: &quot;&quot;, &quot;parse-names&quot;: false, &quot;dropping-particle&quot;: &quot;&quot;, &quot;suffix&quot;: &quot;&quot;, &quot;non-dropping-particle&quot;: &quot;&quot;, &quot;family&quot;: &quot;R Core Team&quot;}], &quot;title&quot;: &quot;R: A Language and Environment for Statistical Computing&quot;, &quot;id&quot;: &quot;ITEM-1&quot;, &quot;type&quot;: &quot;article&quot;, &quot;genre&quot;: &quot;manual&quot;}, &quot;uris&quot;: [&quot;http://www.mendeley.com/documents/?uuid=b04053ad-9904-47e6-ba1a-38d2f601dbce&quot;, &quot;http://www.mendeley.com/documents/?uuid=2e3ec454-bbd1-4be1-96be-11c572735791&quot;]}], &quot;mendeley&quot;: {&quot;formattedCitation&quot;: &quot;(R Core Team, 2016)&quot;, &quot;previouslyFormattedCitation&quot;: &quot;(R Core Team, 2016)&quot;, &quot;plainTextFormattedCitation&quot;: &quot;(R Core Team, 2016)&quot;}, &quot;properties&quot;: {&quot;noteIndex&quot;: 0}, &quot;schema&quot;: &quot;https://github.com/citation-style-language/schema/raw/master/csl-citation.json&quot;} RNDCe2IHzpYtn"/>⁠. Overlapping of genomic elements were done using either bedtools 2.26 <text:reference-mark-start text:name="ADDIN CSL_CITATION {&quot;citationItems&quot;: [{&quot;id&quot;: &quot;ITEM-1&quot;, &quot;itemData&quot;: {&quot;issued&quot;: {&quot;date-parts&quot;: [[&quot;2010&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volume&quot;: &quot;26&quot;, &quot;type&quot;: &quot;article-journal&quot;, &quot;ISSN&quot;: &quot;13674803&quot;, &quot;author&quot;: [{&quot;given&quot;: &quot;Aaron R.&quot;, &quot;parse-names&quot;: false, &quot;dropping-particle&quot;: &quot;&quot;, &quot;suffix&quot;: &quot;&quot;, &quot;non-dropping-particle&quot;: &quot;&quot;, &quot;family&quot;: &quot;Quinlan&quot;}, {&quot;given&quot;: &quot;Ira M.&quot;, &quot;parse-names&quot;: false, &quot;dropping-particle&quot;: &quot;&quot;, &quot;suffix&quot;: &quot;&quot;, &quot;non-dropping-particle&quot;: &quot;&quot;, &quot;family&quot;: &quot;Hall&quot;}], &quot;container-title&quot;: &quot;Bioinformatics&quot;, &quot;ISBN&quot;: &quot;1367-4811 (Electronic)\\n1367-4803 (Linking)&quot;, &quot;title&quot;: &quot;BEDTools: A flexible suite of utilities for comparing genomic features&quot;, &quot;id&quot;: &quot;ITEM-1&quot;, &quot;PMID&quot;: &quot;20110278&quot;, &quot;page&quot;: &quot;841-842&quot;, &quot;DOI&quot;: &quot;10.1093/bioinformatics/btq033&quot;}, &quot;uris&quot;: [&quot;http://www.mendeley.com/documents/?uuid=57f370dc-977c-42f2-9f04-137c49255b64&quot;]}], &quot;mendeley&quot;: {&quot;formattedCitation&quot;: &quot;(Quinlan &amp; Hall, 2010)&quot;, &quot;previouslyFormattedCitation&quot;: &quot;(Quinlan &amp; Hall, 2010)&quot;, &quot;plainTextFormattedCitation&quot;: &quot;(Quinlan &amp; Hall, 2010)&quot;}, &quot;properties&quot;: {&quot;noteIndex&quot;: 0}, &quot;schema&quot;: &quot;https://github.com/citation-style-language/schema/raw/master/csl-citation.json&quot;} RNDn6d0ETleze"/><text:span text:style-name="T53">(Quinlan &amp; Hall, 2010)</text:span><text:reference-mark-end text:name="ADDIN CSL_CITATION {&quot;citationItems&quot;: [{&quot;id&quot;: &quot;ITEM-1&quot;, &quot;itemData&quot;: {&quot;issued&quot;: {&quot;date-parts&quot;: [[&quot;2010&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volume&quot;: &quot;26&quot;, &quot;type&quot;: &quot;article-journal&quot;, &quot;ISSN&quot;: &quot;13674803&quot;, &quot;author&quot;: [{&quot;given&quot;: &quot;Aaron R.&quot;, &quot;parse-names&quot;: false, &quot;dropping-particle&quot;: &quot;&quot;, &quot;suffix&quot;: &quot;&quot;, &quot;non-dropping-particle&quot;: &quot;&quot;, &quot;family&quot;: &quot;Quinlan&quot;}, {&quot;given&quot;: &quot;Ira M.&quot;, &quot;parse-names&quot;: false, &quot;dropping-particle&quot;: &quot;&quot;, &quot;suffix&quot;: &quot;&quot;, &quot;non-dropping-particle&quot;: &quot;&quot;, &quot;family&quot;: &quot;Hall&quot;}], &quot;container-title&quot;: &quot;Bioinformatics&quot;, &quot;ISBN&quot;: &quot;1367-4811 (Electronic)\\n1367-4803 (Linking)&quot;, &quot;title&quot;: &quot;BEDTools: A flexible suite of utilities for comparing genomic features&quot;, &quot;id&quot;: &quot;ITEM-1&quot;, &quot;PMID&quot;: &quot;20110278&quot;, &quot;page&quot;: &quot;841-842&quot;, &quot;DOI&quot;: &quot;10.1093/bioinformatics/btq033&quot;}, &quot;uris&quot;: [&quot;http://www.mendeley.com/documents/?uuid=57f370dc-977c-42f2-9f04-137c49255b64&quot;]}], &quot;mendeley&quot;: {&quot;formattedCitation&quot;: &quot;(Quinlan &amp; Hall, 2010)&quot;, &quot;previouslyFormattedCitation&quot;: &quot;(Quinlan &amp; Hall, 2010)&quot;, &quot;plainTextFormattedCitation&quot;: &quot;(Quinlan &amp; Hall, 2010)&quot;}, &quot;properties&quot;: {&quot;noteIndex&quot;: 0}, &quot;schema&quot;: &quot;https://github.com/citation-style-language/schema/raw/master/csl-citation.json&quot;} RNDn6d0ETleze"/>⁠or the “intervals” package <text:reference-mark-start text:name="ADDIN CSL_CITATION {&quot;citationItems&quot;: [{&quot;id&quot;: &quot;ITEM-1&quot;, &quot;itemData&quot;: {&quot;issued&quot;: {&quot;date-parts&quot;: [[&quot;2015&quot;]]}, &quot;author&quot;: [{&quot;given&quot;: &quot;Richard&quot;, &quot;parse-names&quot;: false, &quot;dropping-particle&quot;: &quot;&quot;, &quot;suffix&quot;: &quot;&quot;, &quot;non-dropping-particle&quot;: &quot;&quot;, &quot;family&quot;: &quot;Bourgon&quot;}], &quot;title&quot;: &quot;intervals: Tools for Working with Points and Intervals&quot;, &quot;id&quot;: &quot;ITEM-1&quot;, &quot;note&quot;: &quot;R package version 0.15.1&quot;, &quot;type&quot;: &quot;article&quot;, &quot;genre&quot;: &quot;manual&quot;}, &quot;uris&quot;: [&quot;http://www.mendeley.com/documents/?uuid=10355d19-7773-4ae8-938a-41f484afd097&quot;]}], &quot;mendeley&quot;: {&quot;formattedCitation&quot;: &quot;(Bourgon, 2015)&quot;, &quot;previouslyFormattedCitation&quot;: &quot;(Bourgon, 2015)&quot;, &quot;plainTextFormattedCitation&quot;: &quot;(Bourgon, 2015)&quot;}, &quot;properties&quot;: {&quot;noteIndex&quot;: 0}, &quot;schema&quot;: &quot;https://github.com/citation-style-language/schema/raw/master/csl-citation.json&quot;} RNDAnQafiAwdA"/><text:span text:style-name="T53">(Bourgon, 2015)</text:span><text:reference-mark-end text:name="ADDIN CSL_CITATION {&quot;citationItems&quot;: [{&quot;id&quot;: &quot;ITEM-1&quot;, &quot;itemData&quot;: {&quot;issued&quot;: {&quot;date-parts&quot;: [[&quot;2015&quot;]]}, &quot;author&quot;: [{&quot;given&quot;: &quot;Richard&quot;, &quot;parse-names&quot;: false, &quot;dropping-particle&quot;: &quot;&quot;, &quot;suffix&quot;: &quot;&quot;, &quot;non-dropping-particle&quot;: &quot;&quot;, &quot;family&quot;: &quot;Bourgon&quot;}], &quot;title&quot;: &quot;intervals: Tools for Working with Points and Intervals&quot;, &quot;id&quot;: &quot;ITEM-1&quot;, &quot;note&quot;: &quot;R package version 0.15.1&quot;, &quot;type&quot;: &quot;article&quot;, &quot;genre&quot;: &quot;manual&quot;}, &quot;uris&quot;: [&quot;http://www.mendeley.com/documents/?uuid=10355d19-7773-4ae8-938a-41f484afd097&quot;]}], &quot;mendeley&quot;: {&quot;formattedCitation&quot;: &quot;(Bourgon, 2015)&quot;, &quot;previouslyFormattedCitation&quot;: &quot;(Bourgon, 2015)&quot;, &quot;plainTextFormattedCitation&quot;: &quot;(Bourgon, 2015)&quot;}, &quot;properties&quot;: {&quot;noteIndex&quot;: 0}, &quot;schema&quot;: &quot;https://github.com/citation-style-language/schema/raw/master/csl-citation.json&quot;} RNDAnQafiAwdA"/>⁠ in R. Manipulations on Hi-C contact matri<text:span text:style-name="T80">c</text:span>es were performed using the “Matrix” package <text:reference-mark-start text:name="ADDIN CSL_CITATION {&quot;citationItems&quot;: [{&quot;id&quot;: &quot;ITEM-1&quot;, &quot;itemData&quot;: {&quot;issued&quot;: {&quot;date-parts&quot;: [[&quot;2016&quot;]]}, &quot;author&quot;: [{&quot;given&quot;: &quot;Douglas&quot;, &quot;parse-names&quot;: false, &quot;dropping-particle&quot;: &quot;&quot;, &quot;suffix&quot;: &quot;&quot;, &quot;non-dropping-particle&quot;: &quot;&quot;, &quot;family&quot;: &quot;Bates&quot;}, {&quot;given&quot;: &quot;Martin&quot;, &quot;parse-names&quot;: false, &quot;dropping-particle&quot;: &quot;&quot;, &quot;suffix&quot;: &quot;&quot;, &quot;non-dropping-particle&quot;: &quot;&quot;, &quot;family&quot;: &quot;Maechler&quot;}], &quot;title&quot;: &quot;Matrix: Sparse and Dense Matrix Classes and Methods&quot;, &quot;id&quot;: &quot;ITEM-1&quot;, &quot;note&quot;: &quot;R package version 1.2-7.1&quot;, &quot;type&quot;: &quot;article&quot;, &quot;genre&quot;: &quot;manual&quot;}, &quot;uris&quot;: [&quot;http://www.mendeley.com/documents/?uuid=8f55a4a4-36d1-401b-9bd5-07ee8f033e68&quot;]}], &quot;mendeley&quot;: {&quot;formattedCitation&quot;: &quot;(Bates &amp; Maechler, 2016)&quot;, &quot;previouslyFormattedCitation&quot;: &quot;(Bates &amp; Maechler, 2016)&quot;, &quot;plainTextFormattedCitation&quot;: &quot;(Bates &amp; Maechler, 2016)&quot;}, &quot;properties&quot;: {&quot;noteIndex&quot;: 0}, &quot;schema&quot;: &quot;https://github.com/citation-style-language/schema/raw/master/csl-citation.json&quot;} RNDNilBPxLo4P"/><text:span text:style-name="T53">(Bates &amp; Maechler, 2016)</text:span><text:reference-mark-end text:name="ADDIN CSL_CITATION {&quot;citationItems&quot;: [{&quot;id&quot;: &quot;ITEM-1&quot;, &quot;itemData&quot;: {&quot;issued&quot;: {&quot;date-parts&quot;: [[&quot;2016&quot;]]}, &quot;author&quot;: [{&quot;given&quot;: &quot;Douglas&quot;, &quot;parse-names&quot;: false, &quot;dropping-particle&quot;: &quot;&quot;, &quot;suffix&quot;: &quot;&quot;, &quot;non-dropping-particle&quot;: &quot;&quot;, &quot;family&quot;: &quot;Bates&quot;}, {&quot;given&quot;: &quot;Martin&quot;, &quot;parse-names&quot;: false, &quot;dropping-particle&quot;: &quot;&quot;, &quot;suffix&quot;: &quot;&quot;, &quot;non-dropping-particle&quot;: &quot;&quot;, &quot;family&quot;: &quot;Maechler&quot;}], &quot;title&quot;: &quot;Matrix: Sparse and Dense Matrix Classes and Methods&quot;, &quot;id&quot;: &quot;ITEM-1&quot;, &quot;note&quot;: &quot;R package version 1.2-7.1&quot;, &quot;type&quot;: &quot;article&quot;, &quot;genre&quot;: &quot;manual&quot;}, &quot;uris&quot;: [&quot;http://www.mendeley.com/documents/?uuid=8f55a4a4-36d1-401b-9bd5-07ee8f033e68&quot;]}], &quot;mendeley&quot;: {&quot;formattedCitation&quot;: &quot;(Bates &amp; Maechler, 2016)&quot;, &quot;previouslyFormattedCitation&quot;: &quot;(Bates &amp; Maechler, 2016)&quot;, &quot;plainTextFormattedCitation&quot;: &quot;(Bates &amp; Maechler, 2016)&quot;}, &quot;properties&quot;: {&quot;noteIndex&quot;: 0}, &quot;schema&quot;: &quot;https://github.com/citation-style-language/schema/raw/master/csl-citation.json&quot;} RNDNilBPxLo4P"/>⁠.</text:p>
      <text:p text:style-name="P5"/>
      <text:p text:style-name="P19"/>
      <text:p text:style-name="P29">Genes</text:p>
      <text:p text:style-name="P54"/>
      <text:p text:style-name="P54">LincRNAs and protein-coding genes used <text:span text:style-name="T81">were retrieved from</text:span> the ENCODE website. The list of genes used in all analyses corresponds to genes expressed in the GM12878 lymphoblastoid cell line. <text:span text:style-name="T101">Subcategories of genes were defined based on overlap between their promoter region, defined as the 1kb region upstream of the transcription start site and regulatory elements available on ENCODE </text:span><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EPnk61nA26"/><text:span text:style-name="T73">(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EPnk61nA26"/><text:span text:style-name="T101">⁠. These regulatory elements are predicted </text:span><text:soft-page-break/><text:span text:style-name="T101">computationally from Chip-seq data by a hidden Markov-model. Only predicted active promoters where considered when using promoters, and all enhancers when considering enhancers. The 2 categories of lincRNAs that are used throughout this report are elincRNAs, defined as overlapping enhancers but no promoters in their promoter region, and other lincRNAs defined as overlapping neither enhancer nor promoters in their promoter region.</text:span></text:p>
      <text:p text:style-name="P55"/>
      <text:p text:style-name="P29"/>
      <text:p text:style-name="P29">TAD definition</text:p>
      <text:p text:style-name="P72"/>
      <text:p text:style-name="P64">The list of TADs used in the computations is based on that from Rao et al <text:span text:style-name="T78">(</text:span>2014<text:span text:style-name="T78">)</text:span>. They called the TADs based on Hi-C data across different human cell lines normalized and processed with their own protocol. Here, all the large TADs that completely encompass smaller ones were removed <text:span text:style-name="T167">to </text:span>preserve the signal from the boundaries of the small TADs. <text:span text:style-name="T168">Boundaries from very large TADs would otherwise contain the signal from smaller TADs inside, generating noise.</text:span></text:p>
      <text:p text:style-name="P64"/>
      <text:p text:style-name="P65">Hi-C data and normalization</text:p>
      <text:p text:style-name="P61"/>
      <text:p text:style-name="P61">Contacts were calculated using Hi-C contact matrices from Rao et al (2014). All computations are performed on 5kb resolution matrices <text:span text:style-name="T176">constructed from all read pairs mapping to the genome with a</text:span> MAPQ score of at least 30<text:bookmark text:name="_GoBack"/>. The matrices were normalized using the KR normalization vector provided by the authors <text:span text:style-name="T177">whenever possible</text:span>. SQRTVC (square root vanilla coverage) was used for chromosome 9 of all cell lines, because the KR algorithm did not converge for chromosome 9 of K562 <text:span text:style-name="T178">probably as a result of the high sparsity of the matrix</text:span>. <text:span text:style-name="T177">I chose SQRTVC as a substition for KR as the authors reported this method <text:s/>to yield very close results to KR. </text:span></text:p>
      <text:p text:style-name="P62">The normalization procedure consists in dividing each entry in the contact matrix M by a corresponding value in the normalization vector V:</text:p>
      <text:p text:style-name="P62"/>
      <text:p text:style-name="P62">$M^*_{i,j}=\frac{M_{i,j}}{V_{KR}[\frac{i}{res}]*V_{KR}[\frac{j}{res}]}$</text:p>
      <text:p text:style-name="P62"/>
      <text:p text:style-name="P62">Where $M_{i,j}$ is an entry from the raw matrix and $M^*_{i,j}$ corresponding normalized entry.</text:p>
      <text:p text:style-name="P6"/>
      <text:p text:style-name="P29">TAD boundaries definition</text:p>
      <text:p text:style-name="P66"/>
      <text:p text:style-name="P67">Boundaries are extended from TAD borders towards the interior of TADs using a custom algorithm <text:span text:style-name="T169">(</text:span><text:span text:style-name="T43">Figure 10</text:span><text:span text:style-name="T169">)</text:span>. The method used to define boundaries relies on the assumption that boundaries are insulated regions. In other words, there are few <text:s/>interactions between elements before and after the boundaries. The insulation is measured by sliding a diamond <text:span text:style-name="T172">on every position along </text:span>the <text:span text:style-name="T172">matrix </text:span>diagonal and computing the sum in the diamond at each position. Lower values represent more insulated regions. The size of the diamond has been set to <text:span text:style-name="T170">an arbitrary threshold of </text:span>100kb, <text:span text:style-name="T171">considered reasonable as the median length of filtered TADs is 140kb</text:span>. </text:p>
      <text:p text:style-name="P68">More formally, the algorithm can be described as sliding a diamond of width w <text:s/>along the diagonal of a square matrix M of n dimensions on all positions d <text:soft-page-break/>between w and n-(w-1). <text:span text:style-name="T173">Those latter limits are set to prevent the diamond from getting out of the matrix. At each position, the sum of all values in the diamond is stored in a vector V. This can be rewritten as: </text:span></text:p>
      <text:p text:style-name="P69"/>
      <text:p text:style-name="P69">$\left\{\begin{matrix}1\leq w\leq \frac{n}{2}+1 \\ \forall d\in\left \{ w , ... , n-\left ( w-1 \right ) \right \}\end{matrix}\right. V_{d}=\sum_{i=d-(w-1)}^{d}\sum_{j=d}^{d+(w-1)}M_{i,j}$</text:p>
      <text:p text:style-name="P67"/>
      <text:p text:style-name="P70">The sums from the diamond are then used to compute boundaries. For all TADs, boundaries are extended inwards from the borders as long as the value of V does not exceed a threshold defined as the <text:span text:style-name="T174">starting </text:span>value <text:span text:style-name="T174">(</text:span>at the border<text:span text:style-name="T174">)</text:span> plus 10% of the maximum value in the TAD <text:span text:style-name="T174">(</text:span><text:span text:style-name="T50">Figure 11</text:span><text:span text:style-name="T174">)</text:span>.</text:p>
      <text:p text:style-name="P70"/>
      <text:p text:style-name="P64">TADs were split into 10 bins of 10% their length. This threshold was chosen based on previous findings showing an increase in transcriptional activity at ~10% from the TAD border <text:span text:style-name="T31">(Histogram from summary 3)</text:span>.</text:p>
      <text:p text:style-name="P5"/>
      <text:p text:style-name="P29">Conservation and tissue specificity</text:p>
      <text:p text:style-name="P5"/>
      <text:p text:style-name="P5">The sequence conservation was previously calculated <text:span text:style-name="T206">in exons </text:span>(Tan <text:span text:style-name="T183">et al, under revision</text:span>) <text:span text:style-name="T184">through mammalian and primate evolution </text:span>usin<text:span text:style-name="T180">g phastCons scores </text:span><text:reference-mark-start text:name="ADDIN CSL_CITATION {&quot;citationItems&quot;: [{&quot;id&quot;: &quot;ITEM-1&quot;, &quot;itemData&quot;: {&quot;issued&quot;: {&quot;date-parts&quot;: [[&quot;2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volume&quot;: &quot;15&quot;, &quot;type&quot;: &quot;article-journal&quot;, &quot;ISSN&quot;: &quot;10889051&quot;, &quot;author&quot;: [{&quot;given&quot;: &quot;Adam&quot;, &quot;parse-names&quot;: false, &quot;dropping-particle&quot;: &quot;&quot;, &quot;suffix&quot;: &quot;&quot;, &quot;non-dropping-particle&quot;: &quot;&quot;, &quot;family&quot;: &quot;Siepel&quot;}, {&quot;given&quot;: &quot;Gill&quot;, &quot;parse-names&quot;: false, &quot;dropping-particle&quot;: &quot;&quot;, &quot;suffix&quot;: &quot;&quot;, &quot;non-dropping-particle&quot;: &quot;&quot;, &quot;family&quot;: &quot;Bejerano&quot;}, {&quot;given&quot;: &quot;Jakob S.&quot;, &quot;parse-names&quot;: false, &quot;dropping-particle&quot;: &quot;&quot;, &quot;suffix&quot;: &quot;&quot;, &quot;non-dropping-particle&quot;: &quot;&quot;, &quot;family&quot;: &quot;Pedersen&quot;}, {&quot;given&quot;: &quot;Angie S.&quot;, &quot;parse-names&quot;: false, &quot;dropping-particle&quot;: &quot;&quot;, &quot;suffix&quot;: &quot;&quot;, &quot;non-dropping-particle&quot;: &quot;&quot;, &quot;family&quot;: &quot;Hinrichs&quot;}, {&quot;given&quot;: &quot;Minmei&quot;, &quot;parse-names&quot;: false, &quot;dropping-particle&quot;: &quot;&quot;, &quot;suffix&quot;: &quot;&quot;, &quot;non-dropping-particle&quot;: &quot;&quot;, &quot;family&quot;: &quot;Hou&quot;}, {&quot;given&quot;: &quot;Kate&quot;, &quot;parse-names&quot;: false, &quot;dropping-particle&quot;: &quot;&quot;, &quot;suffix&quot;: &quot;&quot;, &quot;non-dropping-particle&quot;: &quot;&quot;, &quot;family&quot;: &quot;Rosenbloom&quot;}, {&quot;given&quot;: &quot;Hiram&quot;, &quot;parse-names&quot;: false, &quot;dropping-particle&quot;: &quot;&quot;, &quot;suffix&quot;: &quot;&quot;, &quot;non-dropping-particle&quot;: &quot;&quot;, &quot;family&quot;: &quot;Clawson&quot;}, {&quot;given&quot;: &quot;John&quot;, &quot;parse-names&quot;: false, &quot;dropping-particle&quot;: &quot;&quot;, &quot;suffix&quot;: &quot;&quot;, &quot;non-dropping-particle&quot;: &quot;&quot;, &quot;family&quot;: &quot;Spieth&quot;}, {&quot;given&quot;: &quot;LaDeana W.&quot;, &quot;parse-names&quot;: false, &quot;dropping-particle&quot;: &quot;&quot;, &quot;suffix&quot;: &quot;&quot;, &quot;non-dropping-particle&quot;: &quot;&quot;, &quot;family&quot;: &quot;Hillier&quot;}, {&quot;given&quot;: &quot;Stephen&quot;, &quot;parse-names&quot;: false, &quot;dropping-particle&quot;: &quot;&quot;, &quot;suffix&quot;: &quot;&quot;, &quot;non-dropping-particle&quot;: &quot;&quot;, &quot;family&quot;: &quot;Richards&quot;}, {&quot;given&quot;: &quot;George M.&quot;, &quot;parse-names&quot;: false, &quot;dropping-particle&quot;: &quot;&quot;, &quot;suffix&quot;: &quot;&quot;, &quot;non-dropping-particle&quot;: &quot;&quot;, &quot;family&quot;: &quot;Weinstock&quot;}, {&quot;given&quot;: &quot;Richard K.&quot;, &quot;parse-names&quot;: false, &quot;dropping-particle&quot;: &quot;&quot;, &quot;suffix&quot;: &quot;&quot;, &quot;non-dropping-particle&quot;: &quot;&quot;, &quot;family&quot;: &quot;Wilson&quot;}, {&quot;given&quot;: &quot;Richard A.&quot;, &quot;parse-names&quot;: false, &quot;dropping-particle&quot;: &quot;&quot;, &quot;suffix&quot;: &quot;&quot;, &quot;non-dropping-particle&quot;: &quot;&quot;, &quot;family&quot;: &quot;Gibbs&quot;}, {&quot;given&quot;: &quot;W. James&quot;, &quot;parse-names&quot;: false, &quot;dropping-particle&quot;: &quot;&quot;, &quot;suffix&quot;: &quot;&quot;, &quot;non-dropping-particle&quot;: &quot;&quot;, &quot;family&quot;: &quot;Kent&quot;}, {&quot;given&quot;: &quot;Webb&quot;, &quot;parse-names&quot;: false, &quot;dropping-particle&quot;: &quot;&quot;, &quot;suffix&quot;: &quot;&quot;, &quot;non-dropping-particle&quot;: &quot;&quot;, &quot;family&quot;: &quot;Miller&quot;}, {&quot;given&quot;: &quot;David&quot;, &quot;parse-names&quot;: false, &quot;dropping-particle&quot;: &quot;&quot;, &quot;suffix&quot;: &quot;&quot;, &quot;non-dropping-particle&quot;: &quot;&quot;, &quot;family&quot;: &quot;Haussler&quot;}], &quot;container-title&quot;: &quot;Genome Research&quot;, &quot;ISBN&quot;: &quot;1088-9051 (Print)\\n1088-9051 (Linking)&quot;, &quot;title&quot;: &quot;Evolutionarily conserved elements in vertebrate, insect, worm, and yeast genomes&quot;, &quot;id&quot;: &quot;ITEM-1&quot;, &quot;PMID&quot;: &quot;16024819&quot;, &quot;page&quot;: &quot;1034-1050&quot;, &quot;DOI&quot;: &quot;10.1101/gr.3715005&quot;}, &quot;uris&quot;: [&quot;http://www.mendeley.com/documents/?uuid=5c2a3762-3c9e-40b2-8fb4-781c7ece658a&quot;, &quot;http://www.mendeley.com/documents/?uuid=aa962296-6975-4b86-af51-02fcc67411c5&quot;]}], &quot;mendeley&quot;: {&quot;formattedCitation&quot;: &quot;(Siepel et al., 2005)&quot;, &quot;previouslyFormattedCitation&quot;: &quot;(Siepel et al., 2005)&quot;, &quot;plainTextFormattedCitation&quot;: &quot;(Siepel et al., 2005)&quot;}, &quot;properties&quot;: {&quot;noteIndex&quot;: 0}, &quot;schema&quot;: &quot;https://github.com/citation-style-language/schema/raw/master/csl-citation.json&quot;} RND9bnCggy12S"/><text:span text:style-name="T179">(Siepel et al., 2005)</text:span><text:reference-mark-end text:name="ADDIN CSL_CITATION {&quot;citationItems&quot;: [{&quot;id&quot;: &quot;ITEM-1&quot;, &quot;itemData&quot;: {&quot;issued&quot;: {&quot;date-parts&quot;: [[&quot;2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volume&quot;: &quot;15&quot;, &quot;type&quot;: &quot;article-journal&quot;, &quot;ISSN&quot;: &quot;10889051&quot;, &quot;author&quot;: [{&quot;given&quot;: &quot;Adam&quot;, &quot;parse-names&quot;: false, &quot;dropping-particle&quot;: &quot;&quot;, &quot;suffix&quot;: &quot;&quot;, &quot;non-dropping-particle&quot;: &quot;&quot;, &quot;family&quot;: &quot;Siepel&quot;}, {&quot;given&quot;: &quot;Gill&quot;, &quot;parse-names&quot;: false, &quot;dropping-particle&quot;: &quot;&quot;, &quot;suffix&quot;: &quot;&quot;, &quot;non-dropping-particle&quot;: &quot;&quot;, &quot;family&quot;: &quot;Bejerano&quot;}, {&quot;given&quot;: &quot;Jakob S.&quot;, &quot;parse-names&quot;: false, &quot;dropping-particle&quot;: &quot;&quot;, &quot;suffix&quot;: &quot;&quot;, &quot;non-dropping-particle&quot;: &quot;&quot;, &quot;family&quot;: &quot;Pedersen&quot;}, {&quot;given&quot;: &quot;Angie S.&quot;, &quot;parse-names&quot;: false, &quot;dropping-particle&quot;: &quot;&quot;, &quot;suffix&quot;: &quot;&quot;, &quot;non-dropping-particle&quot;: &quot;&quot;, &quot;family&quot;: &quot;Hinrichs&quot;}, {&quot;given&quot;: &quot;Minmei&quot;, &quot;parse-names&quot;: false, &quot;dropping-particle&quot;: &quot;&quot;, &quot;suffix&quot;: &quot;&quot;, &quot;non-dropping-particle&quot;: &quot;&quot;, &quot;family&quot;: &quot;Hou&quot;}, {&quot;given&quot;: &quot;Kate&quot;, &quot;parse-names&quot;: false, &quot;dropping-particle&quot;: &quot;&quot;, &quot;suffix&quot;: &quot;&quot;, &quot;non-dropping-particle&quot;: &quot;&quot;, &quot;family&quot;: &quot;Rosenbloom&quot;}, {&quot;given&quot;: &quot;Hiram&quot;, &quot;parse-names&quot;: false, &quot;dropping-particle&quot;: &quot;&quot;, &quot;suffix&quot;: &quot;&quot;, &quot;non-dropping-particle&quot;: &quot;&quot;, &quot;family&quot;: &quot;Clawson&quot;}, {&quot;given&quot;: &quot;John&quot;, &quot;parse-names&quot;: false, &quot;dropping-particle&quot;: &quot;&quot;, &quot;suffix&quot;: &quot;&quot;, &quot;non-dropping-particle&quot;: &quot;&quot;, &quot;family&quot;: &quot;Spieth&quot;}, {&quot;given&quot;: &quot;LaDeana W.&quot;, &quot;parse-names&quot;: false, &quot;dropping-particle&quot;: &quot;&quot;, &quot;suffix&quot;: &quot;&quot;, &quot;non-dropping-particle&quot;: &quot;&quot;, &quot;family&quot;: &quot;Hillier&quot;}, {&quot;given&quot;: &quot;Stephen&quot;, &quot;parse-names&quot;: false, &quot;dropping-particle&quot;: &quot;&quot;, &quot;suffix&quot;: &quot;&quot;, &quot;non-dropping-particle&quot;: &quot;&quot;, &quot;family&quot;: &quot;Richards&quot;}, {&quot;given&quot;: &quot;George M.&quot;, &quot;parse-names&quot;: false, &quot;dropping-particle&quot;: &quot;&quot;, &quot;suffix&quot;: &quot;&quot;, &quot;non-dropping-particle&quot;: &quot;&quot;, &quot;family&quot;: &quot;Weinstock&quot;}, {&quot;given&quot;: &quot;Richard K.&quot;, &quot;parse-names&quot;: false, &quot;dropping-particle&quot;: &quot;&quot;, &quot;suffix&quot;: &quot;&quot;, &quot;non-dropping-particle&quot;: &quot;&quot;, &quot;family&quot;: &quot;Wilson&quot;}, {&quot;given&quot;: &quot;Richard A.&quot;, &quot;parse-names&quot;: false, &quot;dropping-particle&quot;: &quot;&quot;, &quot;suffix&quot;: &quot;&quot;, &quot;non-dropping-particle&quot;: &quot;&quot;, &quot;family&quot;: &quot;Gibbs&quot;}, {&quot;given&quot;: &quot;W. James&quot;, &quot;parse-names&quot;: false, &quot;dropping-particle&quot;: &quot;&quot;, &quot;suffix&quot;: &quot;&quot;, &quot;non-dropping-particle&quot;: &quot;&quot;, &quot;family&quot;: &quot;Kent&quot;}, {&quot;given&quot;: &quot;Webb&quot;, &quot;parse-names&quot;: false, &quot;dropping-particle&quot;: &quot;&quot;, &quot;suffix&quot;: &quot;&quot;, &quot;non-dropping-particle&quot;: &quot;&quot;, &quot;family&quot;: &quot;Miller&quot;}, {&quot;given&quot;: &quot;David&quot;, &quot;parse-names&quot;: false, &quot;dropping-particle&quot;: &quot;&quot;, &quot;suffix&quot;: &quot;&quot;, &quot;non-dropping-particle&quot;: &quot;&quot;, &quot;family&quot;: &quot;Haussler&quot;}], &quot;container-title&quot;: &quot;Genome Research&quot;, &quot;ISBN&quot;: &quot;1088-9051 (Print)\\n1088-9051 (Linking)&quot;, &quot;title&quot;: &quot;Evolutionarily conserved elements in vertebrate, insect, worm, and yeast genomes&quot;, &quot;id&quot;: &quot;ITEM-1&quot;, &quot;PMID&quot;: &quot;16024819&quot;, &quot;page&quot;: &quot;1034-1050&quot;, &quot;DOI&quot;: &quot;10.1101/gr.3715005&quot;}, &quot;uris&quot;: [&quot;http://www.mendeley.com/documents/?uuid=5c2a3762-3c9e-40b2-8fb4-781c7ece658a&quot;, &quot;http://www.mendeley.com/documents/?uuid=aa962296-6975-4b86-af51-02fcc67411c5&quot;]}], &quot;mendeley&quot;: {&quot;formattedCitation&quot;: &quot;(Siepel et al., 2005)&quot;, &quot;previouslyFormattedCitation&quot;: &quot;(Siepel et al., 2005)&quot;, &quot;plainTextFormattedCitation&quot;: &quot;(Siepel et al., 2005)&quot;}, &quot;properties&quot;: {&quot;noteIndex&quot;: 0}, &quot;schema&quot;: &quot;https://github.com/citation-style-language/schema/raw/master/csl-citation.json&quot;} RND9bnCggy12S"/>⁠ <text:span text:style-name="T184">and averaged phastCons score were used as a measure of exonic sequence conservation</text:span>. Tissue specificity index (Tau) was computed following the <text:span text:style-name="T82">described in </text:span><text:reference-mark-start text:name="ADDIN CSL_CITATION {&quot;citationItems&quot;: [{&quot;id&quot;: &quot;ITEM-1&quot;, &quot;itemData&quot;: {&quot;issued&quot;: {&quot;date-parts&quot;: [[&quot;201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type&quot;: &quot;article-journal&quot;, &quot;ISSN&quot;: &quot;1477-4054&quot;, &quot;author&quot;: [{&quot;given&quot;: &quot;Nadezda&quot;, &quot;parse-names&quot;: false, &quot;dropping-particle&quot;: &quot;&quot;, &quot;suffix&quot;: &quot;&quot;, &quot;non-dropping-particle&quot;: &quot;&quot;, &quot;family&quot;: &quot;Kryuchkova&quot;}, {&quot;given&quot;: &quot;Marc&quot;, &quot;parse-names&quot;: false, &quot;dropping-particle&quot;: &quot;&quot;, &quot;suffix&quot;: &quot;&quot;, &quot;non-dropping-particle&quot;: &quot;&quot;, &quot;family&quot;: &quot;Robinson-Rechavi&quot;}], &quot;container-title&quot;: &quot;bioRxiv&quot;, &quot;ISBN&quot;: &quot;10.1101/027755&quot;, &quot;title&quot;: &quot;A benchmark of gene expression tissue-specificity metrics&quot;, &quot;id&quot;: &quot;ITEM-1&quot;, &quot;PMID&quot;: &quot;26891983&quot;, &quot;page&quot;: &quot;027755&quot;, &quot;DOI&quot;: &quot;10.1093/bib/bbw008&quot;}, &quot;uris&quot;: [&quot;http://www.mendeley.com/documents/?uuid=5d1680db-73df-49fb-9a8a-8dacdf200219&quot;, &quot;http://www.mendeley.com/documents/?uuid=c845f9c1-bd78-4e7c-8428-3deca401b2f1&quot;]}], &quot;mendeley&quot;: {&quot;formattedCitation&quot;: &quot;(Kryuchkova &amp; Robinson-Rechavi, 2015)&quot;, &quot;previouslyFormattedCitation&quot;: &quot;(Kryuchkova &amp; Robinson-Rechavi, 2015)&quot;, &quot;manualFormatting&quot;: &quot;Kryuchkova &amp; Robinson-Rechavi (2015&quot;, &quot;plainTextFormattedCitation&quot;: &quot;(Kryuchkova &amp; Robinson-Rechavi, 2015)&quot;}, &quot;properties&quot;: {&quot;noteIndex&quot;: 0}, &quot;schema&quot;: &quot;https://github.com/citation-style-language/schema/raw/master/csl-citation.json&quot;} RNDxAKSPPK5qV"/><text:span text:style-name="T55">Kryuchkova &amp; Robinson-Rechavi (2015</text:span><text:reference-mark-end text:name="ADDIN CSL_CITATION {&quot;citationItems&quot;: [{&quot;id&quot;: &quot;ITEM-1&quot;, &quot;itemData&quot;: {&quot;issued&quot;: {&quot;date-parts&quot;: [[&quot;201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type&quot;: &quot;article-journal&quot;, &quot;ISSN&quot;: &quot;1477-4054&quot;, &quot;author&quot;: [{&quot;given&quot;: &quot;Nadezda&quot;, &quot;parse-names&quot;: false, &quot;dropping-particle&quot;: &quot;&quot;, &quot;suffix&quot;: &quot;&quot;, &quot;non-dropping-particle&quot;: &quot;&quot;, &quot;family&quot;: &quot;Kryuchkova&quot;}, {&quot;given&quot;: &quot;Marc&quot;, &quot;parse-names&quot;: false, &quot;dropping-particle&quot;: &quot;&quot;, &quot;suffix&quot;: &quot;&quot;, &quot;non-dropping-particle&quot;: &quot;&quot;, &quot;family&quot;: &quot;Robinson-Rechavi&quot;}], &quot;container-title&quot;: &quot;bioRxiv&quot;, &quot;ISBN&quot;: &quot;10.1101/027755&quot;, &quot;title&quot;: &quot;A benchmark of gene expression tissue-specificity metrics&quot;, &quot;id&quot;: &quot;ITEM-1&quot;, &quot;PMID&quot;: &quot;26891983&quot;, &quot;page&quot;: &quot;027755&quot;, &quot;DOI&quot;: &quot;10.1093/bib/bbw008&quot;}, &quot;uris&quot;: [&quot;http://www.mendeley.com/documents/?uuid=5d1680db-73df-49fb-9a8a-8dacdf200219&quot;, &quot;http://www.mendeley.com/documents/?uuid=c845f9c1-bd78-4e7c-8428-3deca401b2f1&quot;]}], &quot;mendeley&quot;: {&quot;formattedCitation&quot;: &quot;(Kryuchkova &amp; Robinson-Rechavi, 2015)&quot;, &quot;previouslyFormattedCitation&quot;: &quot;(Kryuchkova &amp; Robinson-Rechavi, 2015)&quot;, &quot;manualFormatting&quot;: &quot;Kryuchkova &amp; Robinson-Rechavi (2015&quot;, &quot;plainTextFormattedCitation&quot;: &quot;(Kryuchkova &amp; Robinson-Rechavi, 2015)&quot;}, &quot;properties&quot;: {&quot;noteIndex&quot;: 0}, &quot;schema&quot;: &quot;https://github.com/citation-style-language/schema/raw/master/csl-citation.json&quot;} RNDxAKSPPK5qV"/>⁠<text:span text:style-name="T79">), considering only genes with expression above a cutoff of 0.1</text:span><text:span text:style-name="T182"> </text:span><text:span text:style-name="T181">RPKM</text:span>.</text:p>
      <text:p text:style-name="P5"/>
      <text:p text:style-name="P29">Expression levels</text:p>
      <text:p text:style-name="P29"/>
      <text:p text:style-name="P5"><text:span text:style-name="T133">Processed median expression data for elincRNAs and protein-coding genes in 4 </text:span><text:span text:style-name="T132"><text:s/></text:span><text:span text:style-name="T133">different cell lines </text:span><text:span text:style-name="T134">were calculated by</text:span><text:span text:style-name="T133"> </text:span><text:span text:style-name="T132">Tan et al, under revision. </text:span><text:span text:style-name="T133">The original data comes from ENCODE </text:span><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KI7T9uIAk6"/><text:span text:style-name="T72">(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KI7T9uIAk6"/><text:span text:style-name="T133">⁠.</text:span></text:p>
      <text:p text:style-name="P5"/>
      <text:p text:style-name="P30">DNA-DNA contacts</text:p>
      <text:p text:style-name="P5"/>
      <text:p text:style-name="P5"><text:span text:style-name="T96">For each gene overlapping a TAD, the mean contact inside the respective TAD was used as a measure. For single genes that overlap several TADs, the contacts are computed for each TAD independently</text:span>. <text:span text:style-name="T96">The mean contact in a TAD is computed by taking the arithmetic mean of all values in a square submatrix spanning from the beginning to the end of the TAD in the intrachromosomal matrix (</text:span><text:span text:style-name="T45">Figure 10, left</text:span><text:span text:style-name="T96">).</text:span></text:p>
      <text:p text:style-name="P5"/>
      <text:p text:style-name="P30">Chip-seq</text:p>
      <text:p text:style-name="P30"/>
      <text:p text:style-name="P5">Chip-seq <text:span text:style-name="T187">peaks</text:span> for CTCF, RAD21 and SMC3 in GM12878 were retrieved from the ENCODE website <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CwbMEIZElX"/><text:span text:style-name="T53">(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CwbMEIZElX"/>⁠. <text:span text:style-name="T188">The CTCF and cohesin exclusive peaks were obtained by using the intersect and subtract tools from the bedtools suite.</text:span></text:p>
      <text:p text:style-name="P5"/>
      <text:p text:style-name="P5"/>
      <text:p text:style-name="P30"><text:soft-page-break/>Enrichment of genetic elements</text:p>
      <text:p text:style-name="P5"/>
      <text:p text:style-name="P5">All enrichment tests were performed using the genome association tester (GAT) <text:reference-mark-start text:name="ADDIN CSL_CITATION {&quot;citationItems&quot;: [{&quot;id&quot;: &quot;ITEM-1&quot;, &quot;itemData&quot;: {&quot;issued&quot;: {&quot;date-parts&quot;: [[&quot;201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volume&quot;: &quot;29&quot;, &quot;type&quot;: &quot;article-journal&quot;, &quot;ISSN&quot;: &quot;13674803&quot;, &quot;author&quot;: [{&quot;given&quot;: &quot;Andreas&quot;, &quot;parse-names&quot;: false, &quot;dropping-particle&quot;: &quot;&quot;, &quot;suffix&quot;: &quot;&quot;, &quot;non-dropping-particle&quot;: &quot;&quot;, &quot;family&quot;: &quot;Heger&quot;}, {&quot;given&quot;: &quot;Caleb&quot;, &quot;parse-names&quot;: false, &quot;dropping-particle&quot;: &quot;&quot;, &quot;suffix&quot;: &quot;&quot;, &quot;non-dropping-particle&quot;: &quot;&quot;, &quot;family&quot;: &quot;Webber&quot;}, {&quot;given&quot;: &quot;Martin&quot;, &quot;parse-names&quot;: false, &quot;dropping-particle&quot;: &quot;&quot;, &quot;suffix&quot;: &quot;&quot;, &quot;non-dropping-particle&quot;: &quot;&quot;, &quot;family&quot;: &quot;Goodson&quot;}, {&quot;given&quot;: &quot;Chris P.&quot;, &quot;parse-names&quot;: false, &quot;dropping-particle&quot;: &quot;&quot;, &quot;suffix&quot;: &quot;&quot;, &quot;non-dropping-particle&quot;: &quot;&quot;, &quot;family&quot;: &quot;Ponting&quot;}, {&quot;given&quot;: &quot;Gerton&quot;, &quot;parse-names&quot;: false, &quot;dropping-particle&quot;: &quot;&quot;, &quot;suffix&quot;: &quot;&quot;, &quot;non-dropping-particle&quot;: &quot;&quot;, &quot;family&quot;: &quot;Lunter&quot;}], &quot;container-title&quot;: &quot;Bioinformatics&quot;, &quot;title&quot;: &quot;GAT: A simulation framework for testing the association of genomic intervals&quot;, &quot;id&quot;: &quot;ITEM-1&quot;, &quot;PMID&quot;: &quot;23782611&quot;, &quot;page&quot;: &quot;2046-2048&quot;, &quot;DOI&quot;: &quot;10.1093/bioinformatics/btt343&quot;}, &quot;uris&quot;: [&quot;http://www.mendeley.com/documents/?uuid=d7dcca2a-59cf-4a21-b12b-bc0efaebf4c0&quot;]}], &quot;mendeley&quot;: {&quot;formattedCitation&quot;: &quot;(Heger, Webber, Goodson, Ponting, &amp; Lunter, 2013)&quot;, &quot;previouslyFormattedCitation&quot;: &quot;(Heger, Webber, Goodson, Ponting, &amp; Lunter, 2013)&quot;, &quot;manualFormatting&quot;: &quot;(Heger et al., 2013)&quot;, &quot;plainTextFormattedCitation&quot;: &quot;(Heger, Webber, Goodson, Ponting, &amp; Lunter, 2013)&quot;}, &quot;properties&quot;: {&quot;noteIndex&quot;: 0}, &quot;schema&quot;: &quot;https://github.com/citation-style-language/schema/raw/master/csl-citation.json&quot;} RNDc1s7rjJ23N"/><text:span text:style-name="T53">(Heger et al., 2013)</text:span><text:reference-mark-end text:name="ADDIN CSL_CITATION {&quot;citationItems&quot;: [{&quot;id&quot;: &quot;ITEM-1&quot;, &quot;itemData&quot;: {&quot;issued&quot;: {&quot;date-parts&quot;: [[&quot;201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volume&quot;: &quot;29&quot;, &quot;type&quot;: &quot;article-journal&quot;, &quot;ISSN&quot;: &quot;13674803&quot;, &quot;author&quot;: [{&quot;given&quot;: &quot;Andreas&quot;, &quot;parse-names&quot;: false, &quot;dropping-particle&quot;: &quot;&quot;, &quot;suffix&quot;: &quot;&quot;, &quot;non-dropping-particle&quot;: &quot;&quot;, &quot;family&quot;: &quot;Heger&quot;}, {&quot;given&quot;: &quot;Caleb&quot;, &quot;parse-names&quot;: false, &quot;dropping-particle&quot;: &quot;&quot;, &quot;suffix&quot;: &quot;&quot;, &quot;non-dropping-particle&quot;: &quot;&quot;, &quot;family&quot;: &quot;Webber&quot;}, {&quot;given&quot;: &quot;Martin&quot;, &quot;parse-names&quot;: false, &quot;dropping-particle&quot;: &quot;&quot;, &quot;suffix&quot;: &quot;&quot;, &quot;non-dropping-particle&quot;: &quot;&quot;, &quot;family&quot;: &quot;Goodson&quot;}, {&quot;given&quot;: &quot;Chris P.&quot;, &quot;parse-names&quot;: false, &quot;dropping-particle&quot;: &quot;&quot;, &quot;suffix&quot;: &quot;&quot;, &quot;non-dropping-particle&quot;: &quot;&quot;, &quot;family&quot;: &quot;Ponting&quot;}, {&quot;given&quot;: &quot;Gerton&quot;, &quot;parse-names&quot;: false, &quot;dropping-particle&quot;: &quot;&quot;, &quot;suffix&quot;: &quot;&quot;, &quot;non-dropping-particle&quot;: &quot;&quot;, &quot;family&quot;: &quot;Lunter&quot;}], &quot;container-title&quot;: &quot;Bioinformatics&quot;, &quot;title&quot;: &quot;GAT: A simulation framework for testing the association of genomic intervals&quot;, &quot;id&quot;: &quot;ITEM-1&quot;, &quot;PMID&quot;: &quot;23782611&quot;, &quot;page&quot;: &quot;2046-2048&quot;, &quot;DOI&quot;: &quot;10.1093/bioinformatics/btt343&quot;}, &quot;uris&quot;: [&quot;http://www.mendeley.com/documents/?uuid=d7dcca2a-59cf-4a21-b12b-bc0efaebf4c0&quot;]}], &quot;mendeley&quot;: {&quot;formattedCitation&quot;: &quot;(Heger, Webber, Goodson, Ponting, &amp; Lunter, 2013)&quot;, &quot;previouslyFormattedCitation&quot;: &quot;(Heger, Webber, Goodson, Ponting, &amp; Lunter, 2013)&quot;, &quot;manualFormatting&quot;: &quot;(Heger et al., 2013)&quot;, &quot;plainTextFormattedCitation&quot;: &quot;(Heger, Webber, Goodson, Ponting, &amp; Lunter, 2013)&quot;}, &quot;properties&quot;: {&quot;noteIndex&quot;: 0}, &quot;schema&quot;: &quot;https://github.com/citation-style-language/schema/raw/master/csl-citation.json&quot;} RNDc1s7rjJ23N"/>⁠ version 1.2. <text:span text:style-name="T185">This program allows to test if genomic segments of interest are found in a desired set of annotations more often than expected if they were distributed randomly in a workspace. </text:span>All tests <text:span text:style-name="T186">using lincRNAs as annotations or segments</text:span> were performed using the intergenic space of the genome as a workspace. <text:span text:style-name="T186">When testing for enrichment of anchors at boundaries, the whole genome was used as the workspace</text:span>. <text:span text:style-name="T85">For all tests, the number of samples was set to 10,000, the number of buckets was consequently adjusted to 270,000 and segments overlap was used as the measure.</text:span></text:p>
      <text:p text:style-name="P5"/>
      <text:p text:style-name="P78">For all enrichment tests, two values are reported in the results section: Fold enrichment and q-value. The fold enrichment corresponds to the ratio of observed/expected <text:span text:style-name="T205">number of segments in the given annotation</text:span>, <text:span text:style-name="T205">it is higher than 1 if the segment is enriched compared to random expectation, and lower than 1 if the segment is depleted. The q-value corresponds to the p-value once it has been corrected for multiple testing using false discovery rate calculated with the Benjamin-Hochberg procedure.</text:span></text:p>
      <text:p text:style-name="P78"/>
      <text:p text:style-name="P80">Acknowledgements</text:p>
      <text:p text:style-name="P79"/>
      <text:p text:style-name="P79">I wish to thank Jennifer Yihong Tan for her precious advices and help throughout the project. I also wish to thank Ana Claudia Marques for her help with the writing and general guidance. Finally, I want to thank Adam Alexander Thil Smith for <text:s/>his help with technical issues and Maria <text:span text:style-name="T209">[</text:span><text:span text:style-name="T32">XXXXXXXXX</text:span><text:span text:style-name="T209">] </text:span><text:span text:style-name="T144">for her suggestions.</text:span></text:p>
      <text:p text:style-name="P79">Computationally demanding analysis were performed at the Vital-IT Center for High Performance Computing of the Swiss Institute of Bioinformatics (www.vital-it.ch).</text:p>
      <text:p text:style-name="P56"/>
      <text:p text:style-name="Standard"/>
      <text:p text:style-name="P1"/>
      <text:p text:style-name="P1"/>
      <text:p text:style-name="P1"/>
      <text:p text:style-name="P1"/>
      <text:p text:style-name="P57"><text:span text:style-name="T94">6</text:span>. References:</text:p>
      <text:p text:style-name="P57"/>
      <text:p text:style-name="P57"/>
      <text:p text:style-name="P57"/>
      <text:section text:style-name="Sect1" text:name="ADDIN Mendeley Bibliography CSL_BIBLIOGRAPHY  RNDxGaINKlo65">
        <text:p text:style-name="P71">Arner, E., Daub, C. O., Vitting-Seerup, K., Andersson, R., Lilje, B., Drabløs, F., … Hayashizaki, Y. (2015). Transcribed enhancers lead waves of coordinated transcription in transitioning mammalian cells. <text:span text:style-name="T51">Science (New York, N.Y.)</text:span>, <text:span text:style-name="T51">347</text:span>(6225), 1010–4. http://doi.org/10.1126/science.1259418</text:p>
        <text:p text:style-name="P71">Bates, D., &amp; Maechler, M. (2016). Matrix: Sparse and Dense Matrix Classes and Methods. manual. Retrieved from https://cran.r-project.org/package=Matrix</text:p>
        <text:p text:style-name="P71"><text:soft-page-break/>Bourgon, R. (2015). intervals: Tools for Working with Points and Intervals. manual. Retrieved from https://cran.r-project.org/package=intervals</text:p>
        <text:p text:style-name="P71">Darrow, E. M., &amp; Chadwick, B. P. (2013). Boosting transcription by transcription: enhancer-associated transcripts. <text:span text:style-name="T51">Chromosome Research</text:span>, <text:span text:style-name="T51">21</text:span>(6), 713–724. article. http://doi.org/10.1007/s10577-013-9384-6</text:p>
        <text:p text:style-name="P71">Durand, N. C., Robinson, J. T., Shamim, M. S., Machol, I., Mesirov, J. P., Lander, E. S., &amp; Aiden, E. L. (2016). Juicebox Provides a Visualization System for Hi-C Contact Maps with Unlimited Zoom. <text:span text:style-name="T51">Cell Systems</text:span>, <text:span text:style-name="T51">3</text:span>(1), 99–101. http://doi.org/10.1016/j.cels.2015.07.012</text:p>
        <text:p text:style-name="P71">ENCODE Project, Bernstein, B. E., Birney, E., Dunham, I., Green, E. D., Gunter, C., &amp; Snyder, M. (2012). An integrated encyclopedia of DNA elements in the human genome. <text:span text:style-name="T51">Nature</text:span>, <text:span text:style-name="T51">489</text:span>(7414), 57–74. http://doi.org/nature11247 [pii]\n10.1038/nature11247</text:p>
        <text:p text:style-name="P71">Engreitz, J. M., Ollikainen, N., &amp; Guttman, M. (2016). Long non-coding RNAs: spatial amplifiers that control nuclear structure and gene expression. <text:span text:style-name="T51">Nature Reviews Molecular Cell Biology</text:span>, <text:span text:style-name="T51">17</text:span>(12), 756–770. http://doi.org/10.1038/nrm.2016.126</text:p>
        <text:p text:style-name="P71">Gorkin, D. U., Leung, D., &amp; Ren, B. (2014). The 3D genome in transcriptional regulation and pluripotency. <text:span text:style-name="T51">Cell Stem Cell</text:span>, <text:span text:style-name="T51">14</text:span>(6), 771–775. http://doi.org/10.1016/j.stem.2014.05.017</text:p>
        <text:p text:style-name="P71">Guil, S., &amp; Esteller, M. (2012). Cis-acting noncoding RNAs: friends and foes. <text:span text:style-name="T51">Nature Structural &amp; Molecular Biology</text:span>, <text:span text:style-name="T51">19</text:span>(11), 1068–1075. http://doi.org/10.1038/nsmb.2428</text:p>
        <text:p text:style-name="P71">Hadjur, S., Williams, L. M., Ryan, N. K., Cobb, B. S., Sexton, T., Fraser, P., … Merkenschlager, M. (2009). Cohesins form chromosomal cis-interactions at the developmentally regulated IFNG locus. <text:span text:style-name="T51">Nature</text:span>, <text:span text:style-name="T51">460</text:span>(7253), 410–413. http://doi.org/10.1038/nature08079</text:p>
        <text:p text:style-name="P71">Heger, A., Webber, C., Goodson, M., Ponting, C. P., &amp; Lunter, G. (2013). GAT: A simulation framework for testing the association of genomic intervals. <text:span text:style-name="T51">Bioinformatics</text:span>, <text:span text:style-name="T51">29</text:span>(16), 2046–2048. http://doi.org/10.1093/bioinformatics/btt343</text:p>
        <text:p text:style-name="P71">Iyer, M. K., Niknafs, Y. S., Malik, R., Singhal, U., Sahu, A., Hosono, Y., … Chinnnaiyan, A. M. (2015). The Landscape of Long Noncoding RNAs in the Human Transcriptome. <text:span text:style-name="T51">Nat Genet.</text:span>, <text:span text:style-name="T51">47</text:span>(3), 199–208. http://doi.org/10.1038/ng.3192.The</text:p>
        <text:p text:style-name="P71">Ji, X., Dadon, D. B., Powell, B. E., Fan, Z. P., Borges-Rivera, D., Shachar, S., … Young, R. A. (2016). 3D Chromosome Regulatory Landscape of Human Pluripotent <text:soft-page-break/>Cells. <text:span text:style-name="T51">Cell Stem Cell</text:span>, <text:span text:style-name="T51">18</text:span>(2), 262–275. http://doi.org/10.1016/j.stem.2015.11.007</text:p>
        <text:p text:style-name="P71">Kornienko, A. E., Guenzl, P. M., Barlow, D. P., &amp; Pauler, F. M. (2013). Gene regulation by the act of long non-coding RNA transcription. <text:span text:style-name="T51">BMC Biology</text:span>, <text:span text:style-name="T51">11</text:span>(1), 59. http://doi.org/10.1186/1741-7007-11-59</text:p>
        <text:p text:style-name="P71">Kryuchkova, N., &amp; Robinson-Rechavi, M. (2015). A benchmark of gene expression tissue-specificity metrics. <text:span text:style-name="T51">bioRxiv</text:span>, (January), 27755. http://doi.org/10.1093/bib/bbw008</text:p>
        <text:p text:style-name="P71">Lam, M. T. Y., Li, W., Rosenfeld, M. G., &amp; Glass, C. K. (2014). Enhancer RNAs and regulated transcriptional programs. <text:span text:style-name="T51">Trends in Biochemical Sciences</text:span>, <text:span text:style-name="T51">39</text:span>(4), 170–182. http://doi.org/10.1016/j.tibs.2014.02.007</text:p>
        <text:p text:style-name="P71">Li, W., Notani, D., Ma, Q., Tanasa, B., Nunez, E., Chen, A. Y., … Rosenfeld, M. G. (2013). Functional roles of enhancer RNAs for oestrogen-dependent transcriptional activation. <text:span text:style-name="T51">Nature</text:span>, <text:span text:style-name="T51">498</text:span>(7455), 516–20. http://doi.org/10.1038/nature12210</text:p>
        <text:p text:style-name="P71">Lupiáñez, D. G., Spielmann, M., &amp; Mundlos, S. (2016). Breaking TADs: How Alterations of Chromatin Domains Result in Disease. <text:span text:style-name="T51">Trends in Genetics</text:span>, <text:span text:style-name="T51">32</text:span>(4), 225–237. http://doi.org/10.1016/j.tig.2016.01.003</text:p>
        <text:p text:style-name="P71">Marques, A. C., Hughes, J., Graham, B., Kowalczyk, M. S., Higgs, D. R., &amp; Ponting, C. P. (2013). Chromatin signatures at transcriptional start sites separate two equally populated yet distinct classes of intergenic long noncoding RNAs. <text:span text:style-name="T51">Genome Biology</text:span>, <text:span text:style-name="T51">14</text:span>(11), R131. http://doi.org/10.1186/gb-2013-14-11-r131</text:p>
        <text:p text:style-name="P71">Ong, C., &amp; Corces, V. G. (2014). CTCF : an architectural protein bridging genome topology and function. <text:span text:style-name="T51">Nature Publishing Group</text:span>, <text:span text:style-name="T51">15</text:span>(4), 234–246. http://doi.org/10.1038/nrg3663</text:p>
        <text:p text:style-name="P71">Passarge, E. (1979). Emil Heitz and the concept of heterochromatin: longitudinal chromosome differentiation was recognized fifty years ago. <text:span text:style-name="T51">American Journal of Human Genetics</text:span>, <text:span text:style-name="T51">31</text:span>(2), 106–15. Retrieved from http://www.pubmedcentral.nih.gov/articlerender.fcgi?artid=1685768&amp;tool=pmcentrez&amp;rendertype=abstract</text:p>
        <text:p text:style-name="P71">Pope, B. D., Ryba, T., Dileep, V., Yue, F., Wu, W., Denas, O., … Gilbert, D. M. (2014). Topologically associating domains are stable units of replication-timing regulation. <text:span text:style-name="T51">Nature</text:span>, <text:span text:style-name="T51">515</text:span>(7527), 402–405. http://doi.org/10.1038/nature13986</text:p>
        <text:p text:style-name="P71">Quinlan, A. R., &amp; Hall, I. M. (2010). BEDTools: A flexible suite of utilities for comparing genomic features. <text:span text:style-name="T51">Bioinformatics</text:span>, <text:span text:style-name="T51">26</text:span>(6), 841–842. http://doi.org/10.1093/bioinformatics/btq033</text:p>
        <text:p text:style-name="P71"><text:soft-page-break/>R Core Team. (2016). R: A Language and Environment for Statistical Computing. manual, Vienna, Austria. Retrieved from https://www.r-project.org/</text:p>
        <text:p text:style-name="P71">Rao, S. S. P., Huntley, M. H., Durand, N. C., Stamenova, E. K., Bochkov, I. D., Robinson, J. T., … Aiden, E. L. (2014). A 3D map of the human genome at kilobase resolution reveals principles of chromatin looping. <text:span text:style-name="T51">Cell</text:span>, <text:span text:style-name="T51">159</text:span>(7), 1665–1680. http://doi.org/10.1016/j.cell.2014.11.021</text:p>
        <text:p text:style-name="P71">Rinn, J. L., &amp; Chang, H. Y. (2012). Genome regulation by long noncoding RNAs. <text:span text:style-name="T51">Annual Review of Biochemistry</text:span>, <text:span text:style-name="T51">81</text:span>, 145–166. http://doi.org/10.1146/annurev-biochem-051410-092902</text:p>
        <text:p text:style-name="P71">Siepel, A., Bejerano, G., Pedersen, J. S., Hinrichs, A. S., Hou, M., Rosenbloom, K., … Haussler, D. (2005). Evolutionarily conserved elements in vertebrate, insect, worm, and yeast genomes. <text:span text:style-name="T51">Genome Research</text:span>, <text:span text:style-name="T51">15</text:span>(8), 1034–1050. http://doi.org/10.1101/gr.3715005</text:p>
        <text:p text:style-name="P71">Tamaru, H. (2010). Confining euchromatin/heterochromatin territory: Jumonji crosses the line. <text:span text:style-name="T51">Genes and Development</text:span>, <text:span text:style-name="T51">24</text:span>(14), 1465–1478. http://doi.org/10.1101/gad.1941010</text:p>
        <text:p text:style-name="P71">Wang, K. C., Yang, Y. W., Liu, B., Sanyal, A., Corces-Zimmerman, R., Chen, Y., … Chang, H. Y. (2011). A long noncoding RNA maintains active chromatin to coordinate homeotic gene expression. <text:span text:style-name="T51">Nature</text:span>, <text:span text:style-name="T51">472</text:span>(7341), 120–4. http://doi.org/10.1038/nature09819</text:p>
        <text:p text:style-name="P58">Yin, Y., Yan, P., Lu, J., Song, G., Zhu, Y., Li, Z., … Shen, X. (2015). Opposing roles for the lncRNA haunt and its genomic locus in regulating HOXA gene activation during embryonic stem cell differentiation. <text:span text:style-name="T51">Cell Stem Cell</text:span>, <text:span text:style-name="T51">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4T19:16:20.063104948</dc:date>
    <meta:editing-cycles>759</meta:editing-cycles>
    <meta:editing-duration>P3DT10H45M24S</meta:editing-duration>
    <meta:generator>LibreOffice/5.1.4.2$Linux_X86_64 LibreOffice_project/10m0$Build-2</meta:generator>
    <meta:document-statistic meta:table-count="0" meta:image-count="0" meta:object-count="0" meta:page-count="13" meta:paragraph-count="106" meta:word-count="4837" meta:character-count="32812" meta:non-whitespace-character-count="280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